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2000002A0000480900004F603B955615.wmf"/>
  <manifest:file-entry manifest:media-type="" manifest:full-path="Pictures/2000001D000047EF00004F604E33635D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solid" svg:stroke-width="0.051cm" svg:stroke-color="#000000" draw:stroke-linejoin="miter" draw:fill="none" draw:fill-color="#ffffff" draw:textarea-horizontal-align="center" draw:textarea-vertical-align="middle" draw:auto-grow-height="true" fo:padding-top="0cm" fo:padding-bottom="0cm" fo:padding-left="0cm" fo:padding-right="0cm" fo:wrap-option="no-wrap" draw:shadow="hidden"/>
    </style:style>
    <style:style style:name="gr3" style:family="graphic" style:parent-style-name="standard">
      <style:graphic-properties draw:stroke="solid" svg:stroke-width="0.035cm" svg:stroke-color="#808080" draw:stroke-linejoin="round" draw:fill="solid" draw:fill-color="#ddddd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35cm" svg:stroke-color="#808080" draw:stroke-linejoin="round" draw:fill="solid" draw:fill-color="#bdbdb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508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d9d9d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middle" draw:auto-grow-height="true" fo:padding-top="0.128cm" fo:padding-bottom="0.128cm" fo:padding-left="0.256cm" fo:padding-right="0.256cm" fo:wrap-option="no-wrap" draw:shadow="hidden"/>
    </style:style>
    <style:style style:name="gr8" style:family="graphic" style:parent-style-name="standard">
      <style:graphic-properties draw:stroke="solid" svg:stroke-width="0.05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1" style:family="graphic" style:parent-style-name="standard">
      <style:graphic-properties draw:stroke="solid" svg:stroke-width="0.051cm" svg:stroke-color="#000000" draw:marker-start="msArrowDiamondEnd_20_9" draw:marker-start-width="0.35cm" draw:marker-start-center="true" draw:marker-end="msArrowOpenEnd_20_9" draw:marker-end-width="0.4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13" style:family="graphic" style:parent-style-name="standard">
      <style:graphic-properties draw:stroke="solid" svg:stroke-width="0.051cm" svg:stroke-color="#000000" draw:marker-end="msArrowOpenEnd_20_9" draw:marker-end-width="0.4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4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solid" svg:stroke-width="0.05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051cm" svg:stroke-color="#000000" draw:marker-start="msArrowDiamondEnd_20_9" draw:marker-start-width="0.35cm" draw:marker-start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51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true" draw:auto-grow-width="false" fo:min-height="2.80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8.553cm" draw:shadow="hidden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0.6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24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middle" draw:auto-grow-height="true" draw:auto-grow-width="false" fo:min-height="8.29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8.553cm" draw:shadow="hidden"/>
    </style:style>
    <style:style style:name="pr8" style:family="presentation" style:parent-style-name="Default-notes">
      <style:graphic-properties draw:fill-color="#ffffff" fo:min-height="8.55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176cm" fo:margin-bottom="0cm" text:enable-numbering="true" fo:text-indent="-0.952cm"/>
    </style:style>
    <style:style style:name="P6" style:family="paragraph">
      <style:paragraph-properties fo:margin-left="2.063cm" fo:margin-right="0cm" fo:margin-top="0.158cm" fo:margin-bottom="0cm" text:enable-numbering="true" fo:text-indent="-0.793cm"/>
    </style:style>
    <style:style style:name="P7" style:family="paragraph">
      <style:paragraph-properties fo:margin-left="0.952cm" fo:margin-right="0cm" fo:margin-top="0.176cm" fo:margin-bottom="0cm" text:enable-numbering="false" fo:text-indent="-0.952cm"/>
    </style:style>
    <style:style style:name="P8" style:family="paragraph">
      <style:paragraph-properties fo:margin-left="2.063cm" fo:margin-right="0cm" fo:margin-top="0.158cm" fo:margin-bottom="0cm" text:enable-numbering="false" fo:text-indent="-0.793cm"/>
    </style:style>
    <style:style style:name="P9" style:family="paragraph">
      <style:paragraph-properties fo:margin-left="0cm" fo:margin-right="0cm" fo:margin-top="0.158cm" fo:margin-bottom="0cm" text:enable-numbering="false" fo:text-indent="0cm"/>
    </style:style>
    <style:style style:name="P10" style:family="paragraph">
      <style:paragraph-properties fo:margin-left="0cm" fo:margin-right="0cm" fo:line-height="89%" fo:text-align="center" text:enable-numbering="false" fo:text-indent="0cm" style:punctuation-wrap="hanging" style:line-break="strict"/>
    </style:style>
    <style:style style:name="P11" style:family="paragraph">
      <style:paragraph-properties fo:margin-left="0cm" fo:margin-right="0cm" fo:line-height="89%" text:enable-numbering="false" fo:text-indent="0cm" style:punctuation-wrap="hanging" style:line-break="strict"/>
    </style:style>
    <style:style style:name="P12" style:family="paragraph">
      <style:paragraph-properties fo:margin-left="0cm" fo:margin-right="0cm" fo:line-height="94%" text:enable-numbering="false" fo:text-indent="0cm" style:punctuation-wrap="hanging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15" style:family="paragraph">
      <style:paragraph-properties fo:margin-left="0.952cm" fo:margin-right="0cm" fo:margin-top="0.176cm" fo:margin-bottom="0cm" fo:line-height="90%" text:enable-numbering="false" fo:text-indent="-0.952cm"/>
    </style:style>
    <style:style style:name="P16" style:family="paragraph">
      <style:paragraph-properties fo:margin-left="0cm" fo:margin-right="0cm" fo:line-height="89%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4d4d4d" fo:font-size="32pt" style:font-size-asian="32pt" style:font-size-complex="32pt"/>
    </style:style>
    <style:style style:name="T2" style:family="text">
      <style:text-properties fo:language="en" fo:country="GB"/>
    </style:style>
    <style:style style:name="T3" style:family="text">
      <style:text-properties fo:language="da" fo:country="DK"/>
    </style:style>
    <style:style style:name="T4" style:family="text">
      <style:text-properties fo:language="en" fo:country="US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16pt" fo:language="en" fo:country="GB" style:font-size-asian="16pt" style:font-size-complex="16pt"/>
    </style:style>
    <style:style style:name="T7" style:family="text">
      <style:text-properties fo:color="#000000" fo:font-family="'Courier New'" style:font-family-generic="modern" style:font-pitch="fixed" fo:font-size="16pt" fo:language="en" fo:country="GB" style:font-size-asian="16pt" style:font-size-complex="16pt"/>
    </style:style>
    <style:style style:name="T8" style:family="text">
      <style:text-properties fo:font-family="'Courier New'" style:font-family-generic="modern" style:font-pitch="fixed" fo:font-size="16pt" fo:language="en" fo:country="GB" fo:font-weight="bold" style:font-size-asian="16pt" style:font-size-complex="16pt"/>
    </style:style>
    <style:style style:name="T9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style:style style:name="T10" style:family="text">
      <style:text-properties fo:color="#000000" fo:font-family="'Courier New'" style:font-family-generic="modern" style:font-pitch="fixed" fo:font-size="14pt" fo:language="en" fo:country="GB" fo:font-weight="bold" style:font-size-asian="14pt" style:font-size-complex="14pt"/>
    </style:style>
    <style:style style:name="T11" style:family="text">
      <style:text-properties fo:color="#000000" fo:font-family="'Courier New'" style:font-family-generic="modern" style:font-pitch="fixed" fo:font-size="14pt" style:font-size-asian="14pt" style:font-size-complex="14pt"/>
    </style:style>
    <style:style style:name="T12" style:family="text">
      <style:text-properties fo:font-family="'Courier New'" style:font-family-generic="modern" style:font-pitch="fixed" fo:font-size="14pt" fo:font-weight="bold" style:font-size-asian="14pt" style:font-size-complex="14pt"/>
    </style:style>
    <style:style style:name="T13" style:family="text">
      <style:text-properties fo:color="#333399" fo:font-family="'Courier New'" style:font-family-generic="modern" style:font-pitch="fixed" fo:font-size="14pt" fo:font-weight="bold" style:font-size-asian="14pt" style:font-size-complex="14pt"/>
    </style:style>
    <style:style style:name="T14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15" style:family="text">
      <style:text-properties fo:font-family="'Courier New'" style:font-family-generic="modern" style:font-pitch="fixed" fo:font-size="16pt" fo:font-weight="bold" style:font-size-asian="16pt" style:font-size-complex="16pt"/>
    </style:style>
    <style:style style:name="T16" style:family="text">
      <style:text-properties fo:font-family="'Courier New'" style:font-family-generic="modern" style:font-pitch="fixed" fo:font-size="16pt" style:font-size-asian="16pt" style:font-size-complex="16pt"/>
    </style:style>
    <style:style style:name="T17" style:family="text">
      <style:text-properties fo:font-family="'Courier New'" style:font-family-generic="modern" style:font-pitch="fixed" fo:font-size="14pt" fo:language="en" fo:country="GB" fo:font-weight="bold" style:font-size-asian="14pt" style:font-size-complex="14pt"/>
    </style:style>
    <style:style style:name="T18" style:family="text">
      <style:text-properties fo:color="#333399" fo:font-family="'Courier New'" style:font-family-generic="modern" style:font-pitch="fixed" fo:font-size="14pt" fo:language="en" fo:country="GB" fo:font-weight="bold" style:font-size-asian="14pt" style:font-size-complex="14pt"/>
    </style:style>
    <style:style style:name="T19" style:family="text">
      <style:text-properties fo:font-family="'Courier New'" style:font-family-generic="modern" style:font-pitch="fixed" fo:font-size="14pt" style:font-size-asian="14pt" style:font-size-complex="14pt"/>
    </style:style>
    <style:style style:name="T20" style:family="text">
      <style:text-properties fo:font-family="'Courier New'" style:font-family-generic="modern" style:font-pitch="fixed" fo:font-size="18pt" fo:language="en" fo:country="GB" fo:font-weight="bold" style:font-size-asian="18pt" style:font-size-complex="18pt"/>
    </style:style>
    <style:style style:name="T21" style:family="text">
      <style:text-properties fo:font-family="'Courier New'" style:font-family-generic="modern" style:font-pitch="fixed" fo:font-size="15pt" style:font-size-asian="15pt" style:font-size-complex="15pt"/>
    </style:style>
    <style:style style:name="T22" style:family="text">
      <style:text-properties fo:font-family="'Courier New'" style:font-family-generic="modern" style:font-pitch="fixed" fo:font-size="14pt" fo:language="en" fo:country="GB" style:font-size-asian="14pt" style:font-size-complex="14pt"/>
    </style:style>
    <style:style style:name="T23" style:family="text">
      <style:text-properties fo:color="#333399" fo:font-family="'Courier New'" style:font-family-generic="modern" style:font-pitch="fixed" fo:font-size="14pt" fo:language="en" fo:country="GB" style:font-size-asian="14pt" style:font-size-complex="14pt"/>
    </style:style>
    <style:style style:name="T24" style:family="text">
      <style:text-properties fo:color="#000000" fo:font-family="'Courier New'" style:font-family-generic="modern" style:font-pitch="fixed" fo:font-size="14pt" fo:font-weight="bold" style:font-size-asian="14pt" style:font-size-complex="14pt"/>
    </style:style>
    <style:style style:name="T25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26" style:family="text">
      <style:text-properties fo:color="#000000" fo:font-family="'Courier New'" style:font-family-generic="modern" style:font-pitch="fixed" fo:font-size="14pt" fo:language="en" fo:country="US" style:font-size-asian="14pt" style:font-size-complex="14pt"/>
    </style:style>
    <style:style style:name="T27" style:family="text">
      <style:text-properties fo:color="#000000" fo:font-family="'Courier New'" style:font-family-generic="modern" style:font-pitch="fixed" fo:font-size="14pt" fo:language="en" fo:country="US" fo:font-weight="bold" style:font-size-asian="14pt" style:font-size-complex="14pt"/>
    </style:style>
    <style:style style:name="T28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29" style:family="text">
      <style:text-properties fo:font-family="'Courier New'" style:font-family-generic="modern" style:font-pitch="fixed" fo:font-size="18pt" fo:language="en" fo:country="GB" fo:font-style="italic" style:font-size-asian="18pt" style:font-size-complex="18pt"/>
    </style:style>
    <style:style style:name="T30" style:family="text">
      <style:text-properties fo:color="#000000" fo:font-family="'Courier New'" style:font-family-generic="modern" style:font-pitch="fixed" fo:font-size="15pt" fo:language="en" fo:country="GB" style:font-size-asian="15pt" style:font-size-complex="15pt"/>
    </style:style>
    <style:style style:name="T31" style:family="text">
      <style:text-properties fo:color="#000000" fo:font-family="'Courier New'" style:font-family-generic="modern" style:font-pitch="fixed" fo:font-size="15pt" fo:language="en" fo:country="GB" fo:font-weight="bold" style:font-size-asian="15pt" style:font-size-complex="15pt"/>
    </style:style>
    <text:list-style style:name="L1">
      <text:list-level-style-bullet text:level="1" text:bullet-char="•">
        <style:text-properties fo:font-family="Arial" style:font-family-generic="swiss" style:font-pitch="variable" fo:color="#4d4d4d" fo:font-size="100%"/>
      </text:list-level-style-bullet>
    </text:list-style>
    <text:list-style style:name="L2">
      <text:list-level-style-bullet text:level="1" text:bullet-char="">
        <style:text-properties fo:font-family="Wingdings" style:font-pitch="variable" style:font-charset="x-symbol" fo:color="#4d4d4d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">
        <style:list-level-properties text:min-label-width="0.952cm"/>
        <style:text-properties fo:font-family="Wingdings" style:font-pitch="variable" style:font-charset="x-symbol" fo:color="#1d488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Associations and Collection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801cm" svg:height="2.805cm" svg:x="0.846cm" svg:y="7.197cm" presentation:class="title" presentation:user-transformed="true">
          <draw:text-box>
            <text:p text:style-name="P1"><text:span text:style-name="T1">Associations and Collections</text:span></text:p>
          </draw:text-box>
        </draw:frame>
        <draw:frame presentation:style-name="pr2" draw:text-style-name="P2" draw:layer="layout" svg:width="21.801cm" svg:height="1.271cm" svg:x="0.846cm" svg:y="9.948cm" presentation:class="subtitle" presentation:user-transformed="true">
          <draw:text-box>
            <text:p text:style-name="P3">Collections of value-types and complex entity associations</text:p>
          </draw:text-box>
        </draw:frame>
        <presentation:notes draw:style-name="dp2">
          <draw:page-thumbnail draw:layer="layout" svg:width="10.116cm" svg:height="7.585cm" svg:x="1.676cm" svg:y="0cm" draw:page-number="1"/>
          <draw:frame presentation:style-name="pr3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Collections overview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Collections overview</text:p>
          </draw:text-box>
        </draw:frame>
        <draw:frame presentation:style-name="pr5" draw:text-style-name="P2" draw:layer="layout" svg:width="23.283cm" svg:height="15.266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Common collections in Jav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primitive arrays and entity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Collection: Set, Li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Map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Collections in Hibernate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&lt;array&gt; and &lt;primitive-array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&lt;set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&lt;list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&lt;map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&lt;bag&gt; &amp; &lt;idbag&gt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Bags allow duplicates but do not guarantee element order</text:span></text:p>
              </text:list-item>
            </text:list>
            <text:list text:style-name="L3">
              <text:list-item>
                <text:p text:style-name="P5"><text:span text:style-name="T2">Collection is the closest thing to a bag</text:span></text:p>
              </text:list-item>
            </text:list>
            <text:list text:style-name="L3">
              <text:list-item>
                <text:p text:style-name="P5"><text:span text:style-name="T2">Arrays need bytecode instrumentation for lazy loading</text:span></text:p>
              </text:list-item>
            </text:list>
            <text:list text:style-name="L3">
              <text:list-item>
                <text:p text:style-name="P5"><text:span text:style-name="T2">Custom collection semantics need own UserCollectionType</text:span></text:p>
              </text:list-item>
            </text:list>
          </draw:text-box>
        </draw:frame>
        <presentation:notes draw:style-name="dp2">
          <draw:page-thumbnail draw:layer="layout" svg:width="10.112cm" svg:height="7.585cm" svg:x="1.68cm" svg:y="0cm" draw:page-number="2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3">Bag advantage</text:span><text:span text:style-name="T4">: do not need to be initialized when adding elements to it.</text:span></text:p>
              <text:p text:style-name="P9"><text:span text:style-name="T4"/></text:p>
            </draw:text-box>
          </draw:frame>
        </presentation:notes>
      </draw:page>
      <draw:page draw:name="Collections of value typed instance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Collections of value typed instance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Collections hold references to</text:p>
              </text:list-item>
            </text:list>
            <text:list text:style-name="L3">
              <text:list-item>
                <text:list>
                  <text:list-item>
                    <text:p text:style-name="P6">associated enti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bjects of value types</text:p>
                  </text:list-item>
                </text:list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Let's add a collection of images to our items:</text:p>
              </text:list-item>
            </text:list>
          </draw:text-box>
        </draw:frame>
        <draw:custom-shape draw:style-name="gr1" draw:text-style-name="P2" draw:layer="layout" svg:width="10.513cm" svg:height="1.178cm" svg:x="7.069cm" svg:y="10.583cm">
          <text:p text:style-name="P10"><text:span text:style-name="T5">Item</text:span></text:p>
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513cm" svg:height="2.509cm" svg:x="7.069cm" svg:y="11.798cm">
          <text:p text:style-name="P11"><text:span text:style-name="T6">name : String</text:span></text:p>
          <text:p text:style-name="P12"><text:span text:style-name="T6">description : String</text:span></text:p>
          <text:p text:style-name="P12"><text:span text:style-name="T6">initialPrice : </text:span><text:span text:style-name="T7">MonetaryAmount</text:span></text:p>
          <text:p text:style-name="P12"><text:span text:style-name="T8">images : Collection</text:span></text:p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0.116cm" svg:height="7.585cm" svg:x="1.676cm" svg:y="0cm" draw:page-number="3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Using a Set of String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Using a Set of String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The collection can be filename string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The filenames are stored in the ITEM_IMAGE table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g>
            <draw:custom-shape draw:style-name="gr3" draw:text-style-name="P2" draw:layer="layout" svg:width="13.767cm" svg:height="3.166cm" svg:x="4.824cm" svg:y="4.057cm">
              <text:p text:style-name="P4"/>
              <draw:enhanced-geometry svg:viewBox="0 0 13771 6045" draw:type="non-primitive" draw:enhanced-path="M 13770 6044  L 0 6044  L 0 385  L 889 0  L 13770 0  L 13770 6044  N"/>
            </draw:custom-shape>
            <draw:custom-shape draw:style-name="gr4" draw:text-style-name="P2" draw:layer="layout" svg:width="0.89cm" svg:height="0.196cm" svg:x="4.824cm" svg:y="4.057cm">
              <text:p text:style-name="P4"/>
              <draw:enhanced-geometry svg:viewBox="0 0 890 373" draw:type="non-primitive" draw:enhanced-path="M 889 0 A L 655 372 A C 433 322 443 349 0 372 A L 889 0 A N"/>
            </draw:custom-shape>
          </draw:g>
          <draw:custom-shape draw:style-name="gr5" draw:text-style-name="P2" draw:layer="layout" svg:width="13.159cm" svg:height="2.833cm" svg:x="5.146cm" svg:y="4.232cm">
            <text:p text:style-name="P11"><text:span text:style-name="T9">private </text:span><text:span text:style-name="T10">Set</text:span><text:span text:style-name="T9"> images = </text:span><text:span text:style-name="T10">new HashSet()</text:span><text:span text:style-name="T9">;</text:span></text:p>
            <text:p text:style-name="P12"><text:span text:style-name="T9">...</text:span></text:p>
            <text:p text:style-name="P12"><text:span text:style-name="T9">public Set getImages() ...</text:span></text:p>
            <text:p text:style-name="P12"><text:span text:style-name="T9">public void setImages(Set images) ...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20.077cm" svg:height="3.148cm" svg:x="2.174cm" svg:y="8.916cm">
              <text:p text:style-name="P4"/>
              <draw:enhanced-geometry svg:viewBox="0 0 20081 3153" draw:type="non-primitive" draw:enhanced-path="M 20080 3152  L 0 3152  L 0 201  L 1297 0  L 20080 0  L 20080 3152  N"/>
            </draw:custom-shape>
            <draw:custom-shape draw:style-name="gr4" draw:text-style-name="P2" draw:layer="layout" svg:width="1.295cm" svg:height="0.193cm" svg:x="2.174cm" svg:y="8.916cm">
              <text:p text:style-name="P4"/>
              <draw:enhanced-geometry svg:viewBox="0 0 1298 195" draw:type="non-primitive" draw:enhanced-path="M 1297 0 A L 955 194 A C 632 168 646 182 0 194 A L 1297 0 A N"/>
            </draw:custom-shape>
          </draw:g>
          <draw:custom-shape draw:style-name="gr5" draw:text-style-name="P2" draw:layer="layout" svg:width="19.187cm" svg:height="2.833cm" svg:x="2.641cm" svg:y="9.092cm">
            <text:p text:style-name="P11"><text:span text:style-name="T11">&lt;set name="images" table="</text:span><text:span text:style-name="T12">ITEM_IMAGE</text:span><text:span text:style-name="T11">"&gt;</text:span></text:p>
            <text:p text:style-name="P12"><text:span text:style-name="T11"><text:s text:c="4"/></text:span><text:span text:style-name="T11">&lt;key column="</text:span><text:span text:style-name="T13">ITEM_ID</text:span><text:span text:style-name="T11">"/&gt;</text:span></text:p>
            <text:p text:style-name="P12"><text:span text:style-name="T11"><text:s text:c="4"/></text:span><text:span text:style-name="T11">&lt;element type="string" column="</text:span><text:span text:style-name="T13">FILENAME</text:span><text:span text:style-name="T11">" not-null="true"/&gt;</text:span></text:p>
            <text:p text:style-name="P12"><text:span text:style-name="T11">&lt;/set&gt;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977cm" svg:height="0.993cm" svg:x="8.224cm" svg:y="13.48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77cm" svg:height="0.935cm" svg:x="8.224cm" svg:y="13.518cm">
            <text:p text:style-name="P11"><text:span text:style-name="T5">PRIC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416cm" svg:height="0.993cm" svg:x="5.808cm" svg:y="13.48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416cm" svg:height="0.935cm" svg:x="5.808cm" svg:y="13.518cm">
            <text:p text:style-name="P11"><text:span text:style-name="T5">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3cm" svg:x="2.328cm" svg:y="13.48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2.328cm" svg:y="13.518cm">
            <text:p text:style-name="P11"><text:span text:style-name="T5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2.328cm" svg:y1="14.486cm" svg:x2="11.223cm" svg:y2="14.49cm">
          <text:p text:style-name="P4"/>
        </draw:line>
        <draw:line draw:style-name="gr8" draw:text-style-name="P13" draw:layer="layout" svg:x1="2.328cm" svg:y1="15.386cm" svg:x2="11.223cm" svg:y2="15.39cm">
          <text:p text:style-name="P4"/>
        </draw:line>
        <draw:line draw:style-name="gr8" draw:text-style-name="P13" draw:layer="layout" svg:x1="2.328cm" svg:y1="16.342cm" svg:x2="11.223cm" svg:y2="16.347cm">
          <text:p text:style-name="P4"/>
        </draw:line>
        <draw:line draw:style-name="gr8" draw:text-style-name="P13" draw:layer="layout" svg:x1="5.808cm" svg:y1="13.489cm" svg:x2="5.812cm" svg:y2="17.268cm">
          <text:p text:style-name="P4"/>
        </draw:line>
        <draw:line draw:style-name="gr8" draw:text-style-name="P13" draw:layer="layout" svg:x1="8.224cm" svg:y1="13.489cm" svg:x2="8.229cm" svg:y2="17.268cm">
          <text:p text:style-name="P4"/>
        </draw:line>
        <draw:line draw:style-name="gr8" draw:text-style-name="P13" draw:layer="layout" svg:x1="2.328cm" svg:y1="13.489cm" svg:x2="11.223cm" svg:y2="13.494cm">
          <text:p text:style-name="P4"/>
        </draw:line>
        <draw:line draw:style-name="gr8" draw:text-style-name="P13" draw:layer="layout" svg:x1="2.328cm" svg:y1="13.489cm" svg:x2="2.333cm" svg:y2="17.268cm">
          <text:p text:style-name="P4"/>
        </draw:line>
        <draw:line draw:style-name="gr8" draw:text-style-name="P13" draw:layer="layout" svg:x1="11.223cm" svg:y1="13.489cm" svg:x2="11.227cm" svg:y2="17.268cm">
          <text:p text:style-name="P4"/>
        </draw:line>
        <draw:line draw:style-name="gr8" draw:text-style-name="P13" draw:layer="layout" svg:x1="2.328cm" svg:y1="17.273cm" svg:x2="11.223cm" svg:y2="17.277cm">
          <text:p text:style-name="P4"/>
        </draw:line>
        <draw:g>
          <draw:custom-shape draw:style-name="gr9" draw:text-style-name="P2" draw:layer="layout" svg:width="3.479cm" svg:height="0.996cm" svg:x="2.328cm" svg:y="14.4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328cm" svg:y="14.521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2.328cm" svg:y="15.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328cm" svg:y="15.421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2.328cm" svg:y="16.2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2" draw:layer="layout" svg:width="3.479cm" svg:height="0.935cm" svg:x="2.328cm" svg:y="16.32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5.83cm" svg:y="15.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83cm" svg:y="15.421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83cm" svg:y="14.4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83cm" svg:y="14.521cm">
            <text:p text:style-name="P11"><text:span text:style-name="T14">Foo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83cm" svg:y="16.2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83cm" svg:y="16.32cm">
            <text:p text:style-name="P11"><text:span text:style-name="T14">Baz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628cm" svg:height="0.996cm" svg:x="8.595cm" svg:y="14.4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628cm" svg:height="0.935cm" svg:x="8.595cm" svg:y="14.521cm">
            <text:p text:style-name="P11"><text:span text:style-name="T14">2.0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007cm" svg:height="0.997cm" svg:x="8.215cm" svg:y="15.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007cm" svg:height="0.935cm" svg:x="8.215cm" svg:y="15.421cm">
            <text:p text:style-name="P11"><text:span text:style-name="T14">50.0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645cm" svg:height="0.996cm" svg:x="8.595cm" svg:y="16.2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645cm" svg:height="0.935cm" svg:x="8.595cm" svg:y="16.32cm">
            <text:p text:style-name="P11"><text:span text:style-name="T14">1.0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01cm" svg:height="0.996cm" svg:x="2.364cm" svg:y="12.49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01cm" svg:height="0.858cm" svg:x="2.364cm" svg:y="12.554cm">
            <text:p text:style-name="P11"><text:span text:style-name="T15">ITEM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6.097cm" svg:height="0.997cm" svg:x="16.206cm" svg:y="13.49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97cm" svg:height="0.858cm" svg:x="16.206cm" svg:y="13.565cm">
            <text:p text:style-name="P11"><text:span text:style-name="T16">FILE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985cm" svg:height="0.997cm" svg:x="13.22cm" svg:y="13.49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858cm" svg:x="13.22cm" svg:y="13.565cm">
            <text:p text:style-name="P11"><text:span text:style-name="T16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3.185cm" svg:y1="14.495cm" svg:x2="22.309cm" svg:y2="14.499cm">
          <text:p text:style-name="P4"/>
        </draw:line>
        <draw:line draw:style-name="gr8" draw:text-style-name="P13" draw:layer="layout" svg:x1="13.185cm" svg:y1="15.394cm" svg:x2="22.304cm" svg:y2="15.399cm">
          <text:p text:style-name="P4"/>
        </draw:line>
        <draw:line draw:style-name="gr8" draw:text-style-name="P13" draw:layer="layout" svg:x1="13.185cm" svg:y1="16.351cm" svg:x2="22.304cm" svg:y2="16.356cm">
          <text:p text:style-name="P4"/>
        </draw:line>
        <draw:line draw:style-name="gr8" draw:text-style-name="P13" draw:layer="layout" svg:x1="16.209cm" svg:y1="13.507cm" svg:x2="16.2cm" svg:y2="17.264cm">
          <text:p text:style-name="P4"/>
        </draw:line>
        <draw:line draw:style-name="gr8" draw:text-style-name="P13" draw:layer="layout" svg:x1="13.185cm" svg:y1="13.498cm" svg:x2="22.309cm" svg:y2="13.503cm">
          <text:p text:style-name="P4"/>
        </draw:line>
        <draw:line draw:style-name="gr8" draw:text-style-name="P13" draw:layer="layout" svg:x1="13.185cm" svg:y1="13.498cm" svg:x2="13.189cm" svg:y2="17.277cm">
          <text:p text:style-name="P4"/>
        </draw:line>
        <draw:line draw:style-name="gr8" draw:text-style-name="P13" draw:layer="layout" svg:x1="22.304cm" svg:y1="13.498cm" svg:x2="22.309cm" svg:y2="17.277cm">
          <text:p text:style-name="P4"/>
        </draw:line>
        <draw:line draw:style-name="gr8" draw:text-style-name="P13" draw:layer="layout" svg:x1="13.185cm" svg:y1="17.282cm" svg:x2="22.309cm" svg:y2="17.264cm">
          <text:p text:style-name="P4"/>
        </draw:line>
        <draw:g>
          <draw:custom-shape draw:style-name="gr9" draw:text-style-name="P2" draw:layer="layout" svg:width="2.985cm" svg:height="0.997cm" svg:x="13.22cm" svg:y="14.49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13.22cm" svg:y="14.5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13.22cm" svg:y="15.39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13.22cm" svg:y="15.429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13.22cm" svg:y="16.29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" draw:layer="layout" svg:width="2.985cm" svg:height="0.935cm" svg:x="13.22cm" svg:y="16.328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7cm" svg:x="16.166cm" svg:y="14.49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166cm" svg:y="14.53cm">
            <text:p text:style-name="P11"><text:span text:style-name="T14">fooimage1.jpg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14.712cm" svg:y1="17.263cm" svg:x2="4.067cm" svg:y2="17.255cm" draw:start-shape="id1" draw:start-glue-point="2" draw:end-shape="id2" draw:end-glue-point="2">
          <text:p text:style-name="P4"/>
        </draw:connector>
        <draw:g>
          <draw:custom-shape draw:style-name="gr9" draw:text-style-name="P2" draw:layer="layout" svg:width="4.791cm" svg:height="0.997cm" svg:x="12.775cm" svg:y="12.48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791cm" svg:height="0.858cm" svg:x="12.775cm" svg:y="12.551cm">
            <text:p text:style-name="P11"><text:span text:style-name="T15">ITEM_IMAG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7cm" svg:x="16.166cm" svg:y="15.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166cm" svg:y="15.421cm">
            <text:p text:style-name="P11"><text:span text:style-name="T14">barimage1.jpg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7cm" svg:x="16.166cm" svg:y="16.26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166cm" svg:y="16.298cm">
            <text:p text:style-name="P11"><text:span text:style-name="T14">fooimage2.jpg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4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Compsite key of item_image (item_id, filename)….avoids duplicate set. Correct for set</text:span></text:p>
            </draw:text-box>
          </draw:frame>
        </presentation:notes>
      </draw:page>
      <draw:page draw:name="Allowing duplicate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Allowing duplicate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14">In Java the List and Collection interfaces allow duplicates:</text:p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4">The ITEM_IMAGE table needs a surrogate primary key column:</text:p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p text:style-name="P14">Using Collection in Java might be the better option, Hibernate does not maintain a persistent order of elements.</text:p>
              </text:list-item>
            </text:list>
          </draw:text-box>
        </draw:frame>
        <draw:g>
          <draw:g>
            <draw:custom-shape draw:style-name="gr3" draw:text-style-name="P2" draw:layer="layout" svg:width="19.215cm" svg:height="3.733cm" svg:x="2.796cm" svg:y="4.057cm">
              <text:p text:style-name="P4"/>
              <draw:enhanced-geometry svg:viewBox="0 0 19026 3519" draw:type="non-primitive" draw:enhanced-path="M 19025 3518  L 0 3518  L 0 224  L 1228 0  L 19025 0  L 19025 3518  N"/>
            </draw:custom-shape>
            <draw:custom-shape draw:style-name="gr4" draw:text-style-name="P2" draw:layer="layout" svg:width="1.242cm" svg:height="0.229cm" svg:x="2.796cm" svg:y="4.057cm">
              <text:p text:style-name="P4"/>
              <draw:enhanced-geometry svg:viewBox="0 0 1229 218" draw:type="non-primitive" draw:enhanced-path="M 1228 0 A L 905 217 A C 598 188 612 203 0 217 A L 1228 0 A N"/>
            </draw:custom-shape>
          </draw:g>
          <draw:custom-shape draw:style-name="gr5" draw:text-style-name="P2" draw:layer="layout" svg:width="18.366cm" svg:height="3.359cm" svg:x="3.241cm" svg:y="4.267cm">
            <text:p text:style-name="P11"><text:span text:style-name="T9">private List images = new ArrayList();</text:span></text:p>
            <text:p text:style-name="P11"><text:span text:style-name="T9">// private Collection images = new ArrayList();</text:span></text:p>
            <text:p text:style-name="P12"><text:span text:style-name="T9">...</text:span></text:p>
            <text:p text:style-name="P12"><text:span text:style-name="T9">public List getImages() { return this.images; }</text:span></text:p>
            <text:p text:style-name="P12"><text:span text:style-name="T9">public void setImages(List images) { this.images = images; }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20.077cm" svg:height="5.226cm" svg:x="2.139cm" svg:y="10.014cm">
              <text:p text:style-name="P4"/>
              <draw:enhanced-geometry svg:viewBox="0 0 20081 5229" draw:type="non-primitive" draw:enhanced-path="M 20080 5228  L 0 5228  L 0 333  L 1297 0  L 20080 0  L 20080 5228  N"/>
            </draw:custom-shape>
            <draw:custom-shape draw:style-name="gr4" draw:text-style-name="P2" draw:layer="layout" svg:width="1.295cm" svg:height="0.321cm" svg:x="2.139cm" svg:y="10.014cm">
              <text:p text:style-name="P4"/>
              <draw:enhanced-geometry svg:viewBox="0 0 1298 323" draw:type="non-primitive" draw:enhanced-path="M 1297 0 A L 955 322 A C 632 279 646 302 0 322 A L 1297 0 A N"/>
            </draw:custom-shape>
          </draw:g>
          <draw:custom-shape draw:style-name="gr5" draw:text-style-name="P2" draw:layer="layout" svg:width="19.187cm" svg:height="4.501cm" svg:x="2.606cm" svg:y="10.186cm">
            <text:p text:style-name="P11"><text:span text:style-name="T9">&lt;idbag name="images" table="</text:span><text:span text:style-name="T17">ITEM_IMAGE</text:span><text:span text:style-name="T9">"&gt;</text:span></text:p>
            <text:p text:style-name="P12"><text:span text:style-name="T10"><text:s text:c="4"/></text:span><text:span text:style-name="T10">&lt;collection-id type="long" column="</text:span><text:span text:style-name="T18">ITEM_IMAGE_ID</text:span><text:span text:style-name="T10">"&gt;</text:span></text:p>
            <text:p text:style-name="P12"><text:span text:style-name="T10"><text:s text:c="8"/></text:span><text:span text:style-name="T10">&lt;generator class="sequence"/&gt;</text:span></text:p>
            <text:p text:style-name="P12"><text:span text:style-name="T10"><text:s text:c="4"/></text:span><text:span text:style-name="T10">&lt;/collection-id&gt;</text:span></text:p>
            <text:p text:style-name="P12"><text:span text:style-name="T10"><text:s/></text:span><text:span text:style-name="T9"><text:s text:c="3"/></text:span><text:span text:style-name="T9">&lt;key column="</text:span><text:span text:style-name="T17">ITEM_ID</text:span><text:span text:style-name="T9">"/&gt;</text:span></text:p>
            <text:p text:style-name="P12"><text:span text:style-name="T9"><text:s text:c="4"/></text:span><text:span text:style-name="T9">&lt;element type="string" column="</text:span><text:span text:style-name="T17">FILENAME</text:span><text:span text:style-name="T9">"/&gt;</text:span></text:p>
            <text:p text:style-name="P12"><text:span text:style-name="T9">&lt;/idbag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5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Collection-id as a id column to the item_image – makes it possible to have unique ids.</text:span></text:p>
            </draw:text-box>
          </draw:frame>
        </presentation:notes>
      </draw:page>
      <draw:page draw:name="Preserving the order of elements" draw:style-name="dp1" draw:master-page-name="Default" presentation:presentation-page-layout-name="AL2T1">
        <draw:g>
          <draw:custom-shape draw:style-name="gr6" draw:text-style-name="P2" draw:layer="layout" svg:width="3.774cm" svg:height="0.975cm" svg:x="12.316cm" svg:y="12.02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74cm" svg:height="0.858cm" svg:x="12.316cm" svg:y="12.078cm">
            <text:p text:style-name="P11"><text:span text:style-name="T16">POSITION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Preserving the order of element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 real List preserves the order of the elements.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need an additional column to keep the index of the list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g>
            <draw:custom-shape draw:style-name="gr3" draw:text-style-name="P2" draw:layer="layout" svg:width="20.078cm" svg:height="3.85cm" svg:x="2.209cm" svg:y="6.478cm">
              <text:p text:style-name="P4"/>
              <draw:enhanced-geometry svg:viewBox="0 0 20081 3852" draw:type="non-primitive" draw:enhanced-path="M 20080 3851  L 0 3851  L 0 245  L 1297 0  L 20080 0  L 20080 3851  N"/>
            </draw:custom-shape>
            <draw:custom-shape draw:style-name="gr4" draw:text-style-name="P2" draw:layer="layout" svg:width="1.296cm" svg:height="0.237cm" svg:x="2.209cm" svg:y="6.478cm">
              <text:p text:style-name="P4"/>
              <draw:enhanced-geometry svg:viewBox="0 0 1298 238" draw:type="non-primitive" draw:enhanced-path="M 1297 0 A L 955 237 A C 632 206 646 222 0 237 A L 1297 0 A N"/>
            </draw:custom-shape>
          </draw:g>
          <draw:custom-shape draw:style-name="gr5" draw:text-style-name="P2" draw:layer="layout" svg:width="19.186cm" svg:height="3.389cm" svg:x="2.677cm" svg:y="6.61cm">
            <text:p text:style-name="P11"><text:span text:style-name="T19">&lt;list name="images" table="</text:span><text:span text:style-name="T12">ITEM_IMAGE</text:span><text:span text:style-name="T19">"&gt;</text:span></text:p>
            <text:p text:style-name="P12"><text:span text:style-name="T19"><text:s text:c="4"/></text:span><text:span text:style-name="T19">&lt;key column="</text:span><text:span text:style-name="T13">ITEM_ID</text:span><text:span text:style-name="T19">"/&gt;</text:span></text:p>
            <text:p text:style-name="P12"><text:span text:style-name="T19"><text:s text:c="4"/></text:span><text:span text:style-name="T19">&lt;list-index column="</text:span><text:span text:style-name="T13">POSITION</text:span><text:span text:style-name="T19">"/&gt;</text:span></text:p>
            <text:p text:style-name="P12"><text:span text:style-name="T19"><text:s text:c="4"/></text:span><text:span text:style-name="T19">&lt;element type="string" column="</text:span><text:span text:style-name="T12">FILENAME</text:span><text:span text:style-name="T19">"/&gt;</text:span></text:p>
            <text:p text:style-name="P12"><text:span text:style-name="T19">&lt;/list&gt;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534cm" svg:height="0.992cm" svg:x="5.508cm" svg:y="12.0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534cm" svg:height="0.935cm" svg:x="5.508cm" svg:y="12.036cm">
            <text:p text:style-name="P11"><text:span text:style-name="T5">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2cm" svg:x="2.033cm" svg:y="12.0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2.033cm" svg:y="12.036cm">
            <text:p text:style-name="P11"><text:span text:style-name="T5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2.033cm" svg:y1="13.004cm" svg:x2="8.039cm" svg:y2="13.009cm">
          <text:p text:style-name="P4"/>
        </draw:line>
        <draw:line draw:style-name="gr8" draw:text-style-name="P13" draw:layer="layout" svg:x1="2.033cm" svg:y1="13.904cm" svg:x2="8.048cm" svg:y2="13.908cm">
          <text:p text:style-name="P4"/>
        </draw:line>
        <draw:line draw:style-name="gr8" draw:text-style-name="P13" draw:layer="layout" svg:x1="2.033cm" svg:y1="14.861cm" svg:x2="8.048cm" svg:y2="14.865cm">
          <text:p text:style-name="P4"/>
        </draw:line>
        <draw:line draw:style-name="gr8" draw:text-style-name="P13" draw:layer="layout" svg:x1="5.512cm" svg:y1="12.008cm" svg:x2="5.517cm" svg:y2="15.787cm">
          <text:p text:style-name="P4"/>
        </draw:line>
        <draw:line draw:style-name="gr8" draw:text-style-name="P13" draw:layer="layout" svg:x1="2.033cm" svg:y1="12.008cm" svg:x2="8.048cm" svg:y2="12.012cm">
          <text:p text:style-name="P4"/>
        </draw:line>
        <draw:line draw:style-name="gr8" draw:text-style-name="P13" draw:layer="layout" svg:x1="2.033cm" svg:y1="12.008cm" svg:x2="2.037cm" svg:y2="15.787cm">
          <text:p text:style-name="P4"/>
        </draw:line>
        <draw:line draw:style-name="gr8" draw:text-style-name="P13" draw:layer="layout" svg:x1="8.039cm" svg:y1="12.008cm" svg:x2="8.043cm" svg:y2="15.787cm">
          <text:p text:style-name="P4"/>
        </draw:line>
        <draw:line draw:style-name="gr8" draw:text-style-name="P13" draw:layer="layout" svg:x1="2.033cm" svg:y1="15.791cm" svg:x2="8.039cm" svg:y2="15.796cm">
          <text:p text:style-name="P4"/>
        </draw:line>
        <draw:g>
          <draw:custom-shape draw:style-name="gr9" draw:text-style-name="P2" draw:layer="layout" svg:width="3.479cm" svg:height="0.996cm" svg:x="2.033cm" svg:y="13.00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033cm" svg:y="13.04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2.033cm" svg:y="13.9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033cm" svg:y="13.939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2.033cm" svg:y="14.8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4" draw:layer="layout" svg:width="3.479cm" svg:height="0.935cm" svg:x="2.033cm" svg:y="14.838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5.534cm" svg:y="13.9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3.939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534cm" svg:y="13.00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3.04cm">
            <text:p text:style-name="P11"><text:span text:style-name="T14">Foo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534cm" svg:y="14.8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4.838cm">
            <text:p text:style-name="P11"><text:span text:style-name="T14">Baz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011cm" svg:height="0.997cm" svg:x="2.068cm" svg:y="11.01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011cm" svg:height="0.858cm" svg:x="2.068cm" svg:y="11.074cm">
            <text:p text:style-name="P11"><text:span text:style-name="T15">ITEM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6.098cm" svg:height="0.997cm" svg:x="16.122cm" svg:y="12.01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98cm" svg:height="0.858cm" svg:x="16.122cm" svg:y="12.083cm">
            <text:p text:style-name="P11"><text:span text:style-name="T16">FILE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985cm" svg:height="0.997cm" svg:x="9.335cm" svg:y="12.01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858cm" svg:x="9.335cm" svg:y="12.083cm">
            <text:p text:style-name="P11"><text:span text:style-name="T16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9.3cm" svg:y1="13.013cm" svg:x2="22.221cm" svg:y2="13.018cm">
          <text:p text:style-name="P4"/>
        </draw:line>
        <draw:line draw:style-name="gr8" draw:text-style-name="P13" draw:layer="layout" svg:x1="9.3cm" svg:y1="13.913cm" svg:x2="22.221cm" svg:y2="13.917cm">
          <text:p text:style-name="P4"/>
        </draw:line>
        <draw:line draw:style-name="gr8" draw:text-style-name="P13" draw:layer="layout" svg:x1="9.3cm" svg:y1="14.87cm" svg:x2="22.221cm" svg:y2="14.874cm">
          <text:p text:style-name="P4"/>
        </draw:line>
        <draw:line draw:style-name="gr8" draw:text-style-name="P13" draw:layer="layout" svg:x1="16.126cm" svg:y1="12.025cm" svg:x2="16.118cm" svg:y2="15.782cm">
          <text:p text:style-name="P4"/>
        </draw:line>
        <draw:line draw:style-name="gr8" draw:text-style-name="P13" draw:layer="layout" svg:x1="9.3cm" svg:y1="12.016cm" svg:x2="22.225cm" svg:y2="12.021cm">
          <text:p text:style-name="P4"/>
        </draw:line>
        <draw:line draw:style-name="gr8" draw:text-style-name="P13" draw:layer="layout" svg:x1="9.3cm" svg:y1="12.016cm" svg:x2="9.305cm" svg:y2="15.796cm">
          <text:p text:style-name="P4"/>
        </draw:line>
        <draw:line draw:style-name="gr8" draw:text-style-name="P13" draw:layer="layout" svg:x1="22.221cm" svg:y1="12.016cm" svg:x2="22.225cm" svg:y2="15.796cm">
          <text:p text:style-name="P4"/>
        </draw:line>
        <draw:line draw:style-name="gr8" draw:text-style-name="P13" draw:layer="layout" svg:x1="9.3cm" svg:y1="15.8cm" svg:x2="22.221cm" svg:y2="15.774cm">
          <text:p text:style-name="P4"/>
        </draw:line>
        <draw:g>
          <draw:custom-shape draw:style-name="gr9" draw:text-style-name="P2" draw:layer="layout" svg:width="2.985cm" svg:height="0.996cm" svg:x="9.335cm" svg:y="13.01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9.335cm" svg:y="13.048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7cm" svg:x="9.335cm" svg:y="13.91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9.335cm" svg:y="13.948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9.335cm" svg:y="14.81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3" draw:layer="layout" svg:width="2.985cm" svg:height="0.935cm" svg:x="9.335cm" svg:y="14.847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6cm" svg:x="16.082cm" svg:y="13.01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3.048cm">
            <text:p text:style-name="P11"><text:span text:style-name="T14">fooimage1.jpg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10.827cm" svg:y1="15.782cm" svg:x2="3.772cm" svg:y2="15.773cm" draw:start-shape="id3" draw:start-glue-point="2" draw:end-shape="id4" draw:end-glue-point="2">
          <text:p text:style-name="P4"/>
        </draw:connector>
        <draw:g>
          <draw:custom-shape draw:style-name="gr9" draw:text-style-name="P2" draw:layer="layout" svg:width="4.791cm" svg:height="0.996cm" svg:x="8.89cm" svg:y="11.00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791cm" svg:height="0.858cm" svg:x="8.89cm" svg:y="11.068cm">
            <text:p text:style-name="P11"><text:span text:style-name="T15">ITEM_IMAG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7cm" svg:x="16.082cm" svg:y="13.90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3.939cm">
            <text:p text:style-name="P11"><text:span text:style-name="T14">barimage1.jpg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6cm" svg:x="16.082cm" svg:y="14.78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4.816cm">
            <text:p text:style-name="P11"><text:span text:style-name="T14">fooimage2.jpg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2.308cm" svg:y1="12.025cm" svg:x2="12.308cm" svg:y2="15.774cm">
          <text:p text:style-name="P4"/>
        </draw:line>
        <draw:g>
          <draw:custom-shape draw:style-name="gr9" draw:text-style-name="P2" draw:layer="layout" svg:width="3.76cm" svg:height="0.996cm" svg:x="12.321cm" svg:y="12.98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cm" svg:height="0.935cm" svg:x="12.321cm" svg:y="13.017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761cm" svg:height="0.996cm" svg:x="12.316cm" svg:y="13.90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1cm" svg:height="0.935cm" svg:x="12.316cm" svg:y="13.934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76cm" svg:height="0.997cm" svg:x="12.365cm" svg:y="14.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cm" svg:height="0.935cm" svg:x="12.365cm" svg:y="14.931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6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Primary key is item_id AND index since they are unique</text:span></text:p>
            </draw:text-box>
          </draw:frame>
        </presentation:notes>
      </draw:page>
      <draw:page draw:name="Map of key/value pair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p of key/value pair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We use a Map to keep a user-defined image named and the filename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g>
            <draw:custom-shape draw:style-name="gr3" draw:text-style-name="P2" draw:layer="layout" svg:width="20.077cm" svg:height="3.85cm" svg:x="2.064cm" svg:y="4.158cm">
              <text:p text:style-name="P4"/>
              <draw:enhanced-geometry svg:viewBox="0 0 20081 3852" draw:type="non-primitive" draw:enhanced-path="M 20080 3851  L 0 3851  L 0 245  L 1297 0  L 20080 0  L 20080 3851  N"/>
            </draw:custom-shape>
            <draw:custom-shape draw:style-name="gr4" draw:text-style-name="P2" draw:layer="layout" svg:width="1.295cm" svg:height="0.237cm" svg:x="2.064cm" svg:y="4.158cm">
              <text:p text:style-name="P4"/>
              <draw:enhanced-geometry svg:viewBox="0 0 1298 238" draw:type="non-primitive" draw:enhanced-path="M 1297 0 A L 955 237 A C 632 206 646 222 0 237 A L 1297 0 A N"/>
            </draw:custom-shape>
          </draw:g>
          <draw:custom-shape draw:style-name="gr5" draw:text-style-name="P2" draw:layer="layout" svg:width="19.187cm" svg:height="3.389cm" svg:x="2.531cm" svg:y="4.291cm">
            <text:p text:style-name="P11"><text:span text:style-name="T19">&lt;map name="images" table="</text:span><text:span text:style-name="T12">ITEM_IMAGE</text:span><text:span text:style-name="T19">"&gt;</text:span></text:p>
            <text:p text:style-name="P12"><text:span text:style-name="T19"><text:s text:c="4"/></text:span><text:span text:style-name="T19">&lt;key column="</text:span><text:span text:style-name="T13">ITEM_ID</text:span><text:span text:style-name="T19">"/&gt;</text:span></text:p>
            <text:p text:style-name="P12"><text:span text:style-name="T19"><text:s text:c="4"/></text:span><text:span text:style-name="T19">&lt;map-key column="</text:span><text:span text:style-name="T13">IMAGENAME</text:span><text:span text:style-name="T19">" type="string"/&gt;</text:span></text:p>
            <text:p text:style-name="P12"><text:span text:style-name="T19"><text:s text:c="4"/></text:span><text:span text:style-name="T19">&lt;element type="string" column="</text:span><text:span text:style-name="T12">FILENAME</text:span><text:span text:style-name="T19">"/&gt;</text:span></text:p>
            <text:p text:style-name="P12"><text:span text:style-name="T19">&lt;/map&gt;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774cm" svg:height="0.975cm" svg:x="12.316cm" svg:y="11.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74cm" svg:height="0.858cm" svg:x="12.316cm" svg:y="11.443cm">
            <text:p text:style-name="P11"><text:span text:style-name="T16">IMAGE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534cm" svg:height="0.992cm" svg:x="5.508cm" svg:y="11.3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534cm" svg:height="0.935cm" svg:x="5.508cm" svg:y="11.401cm">
            <text:p text:style-name="P11"><text:span text:style-name="T5">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2cm" svg:x="2.033cm" svg:y="11.3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2.033cm" svg:y="11.401cm">
            <text:p text:style-name="P11"><text:span text:style-name="T5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2.033cm" svg:y1="12.369cm" svg:x2="8.039cm" svg:y2="12.374cm">
          <text:p text:style-name="P4"/>
        </draw:line>
        <draw:line draw:style-name="gr8" draw:text-style-name="P13" draw:layer="layout" svg:x1="2.033cm" svg:y1="13.269cm" svg:x2="8.048cm" svg:y2="13.273cm">
          <text:p text:style-name="P4"/>
        </draw:line>
        <draw:line draw:style-name="gr8" draw:text-style-name="P13" draw:layer="layout" svg:x1="2.033cm" svg:y1="14.226cm" svg:x2="8.048cm" svg:y2="14.23cm">
          <text:p text:style-name="P4"/>
        </draw:line>
        <draw:line draw:style-name="gr8" draw:text-style-name="P13" draw:layer="layout" svg:x1="5.512cm" svg:y1="11.373cm" svg:x2="5.517cm" svg:y2="15.152cm">
          <text:p text:style-name="P4"/>
        </draw:line>
        <draw:line draw:style-name="gr8" draw:text-style-name="P13" draw:layer="layout" svg:x1="2.033cm" svg:y1="11.373cm" svg:x2="8.048cm" svg:y2="11.377cm">
          <text:p text:style-name="P4"/>
        </draw:line>
        <draw:line draw:style-name="gr8" draw:text-style-name="P13" draw:layer="layout" svg:x1="2.033cm" svg:y1="11.373cm" svg:x2="2.037cm" svg:y2="15.152cm">
          <text:p text:style-name="P4"/>
        </draw:line>
        <draw:line draw:style-name="gr8" draw:text-style-name="P13" draw:layer="layout" svg:x1="8.039cm" svg:y1="11.373cm" svg:x2="8.043cm" svg:y2="15.152cm">
          <text:p text:style-name="P4"/>
        </draw:line>
        <draw:line draw:style-name="gr8" draw:text-style-name="P13" draw:layer="layout" svg:x1="2.033cm" svg:y1="15.156cm" svg:x2="8.039cm" svg:y2="15.161cm">
          <text:p text:style-name="P4"/>
        </draw:line>
        <draw:g>
          <draw:custom-shape draw:style-name="gr9" draw:text-style-name="P2" draw:layer="layout" svg:width="3.479cm" svg:height="0.996cm" svg:x="2.033cm" svg:y="12.37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033cm" svg:y="12.405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2.033cm" svg:y="13.2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2.033cm" svg:y="13.304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2.033cm" svg:y="14.1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6" draw:layer="layout" svg:width="3.479cm" svg:height="0.935cm" svg:x="2.033cm" svg:y="14.203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5.534cm" svg:y="13.2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3.304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534cm" svg:y="12.37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2.405cm">
            <text:p text:style-name="P11"><text:span text:style-name="T14">Foo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534cm" svg:y="14.1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534cm" svg:y="14.203cm">
            <text:p text:style-name="P11"><text:span text:style-name="T14">Baz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011cm" svg:height="0.997cm" svg:x="2.068cm" svg:y="10.37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011cm" svg:height="0.858cm" svg:x="2.068cm" svg:y="10.439cm">
            <text:p text:style-name="P11"><text:span text:style-name="T15">ITEM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6.098cm" svg:height="0.997cm" svg:x="16.122cm" svg:y="11.38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98cm" svg:height="0.858cm" svg:x="16.122cm" svg:y="11.448cm">
            <text:p text:style-name="P11"><text:span text:style-name="T16">FILE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985cm" svg:height="0.997cm" svg:x="9.335cm" svg:y="11.38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858cm" svg:x="9.335cm" svg:y="11.448cm">
            <text:p text:style-name="P11"><text:span text:style-name="T16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9.3cm" svg:y1="12.378cm" svg:x2="22.221cm" svg:y2="12.383cm">
          <text:p text:style-name="P4"/>
        </draw:line>
        <draw:line draw:style-name="gr8" draw:text-style-name="P13" draw:layer="layout" svg:x1="9.3cm" svg:y1="13.278cm" svg:x2="22.221cm" svg:y2="13.282cm">
          <text:p text:style-name="P4"/>
        </draw:line>
        <draw:line draw:style-name="gr8" draw:text-style-name="P13" draw:layer="layout" svg:x1="9.3cm" svg:y1="14.235cm" svg:x2="22.221cm" svg:y2="14.239cm">
          <text:p text:style-name="P4"/>
        </draw:line>
        <draw:line draw:style-name="gr8" draw:text-style-name="P13" draw:layer="layout" svg:x1="16.126cm" svg:y1="11.39cm" svg:x2="16.118cm" svg:y2="15.147cm">
          <text:p text:style-name="P4"/>
        </draw:line>
        <draw:line draw:style-name="gr8" draw:text-style-name="P13" draw:layer="layout" svg:x1="9.3cm" svg:y1="11.381cm" svg:x2="22.225cm" svg:y2="11.386cm">
          <text:p text:style-name="P4"/>
        </draw:line>
        <draw:line draw:style-name="gr8" draw:text-style-name="P13" draw:layer="layout" svg:x1="9.3cm" svg:y1="11.381cm" svg:x2="9.305cm" svg:y2="15.161cm">
          <text:p text:style-name="P4"/>
        </draw:line>
        <draw:line draw:style-name="gr8" draw:text-style-name="P13" draw:layer="layout" svg:x1="22.221cm" svg:y1="11.381cm" svg:x2="22.225cm" svg:y2="15.161cm">
          <text:p text:style-name="P4"/>
        </draw:line>
        <draw:line draw:style-name="gr8" draw:text-style-name="P13" draw:layer="layout" svg:x1="9.3cm" svg:y1="15.165cm" svg:x2="22.221cm" svg:y2="15.139cm">
          <text:p text:style-name="P4"/>
        </draw:line>
        <draw:g>
          <draw:custom-shape draw:style-name="gr9" draw:text-style-name="P2" draw:layer="layout" svg:width="2.985cm" svg:height="0.996cm" svg:x="9.335cm" svg:y="12.38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9.335cm" svg:y="12.41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7cm" svg:x="9.335cm" svg:y="13.28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9.335cm" svg:y="13.31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9.335cm" svg:y="14.18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5" draw:layer="layout" svg:width="2.985cm" svg:height="0.935cm" svg:x="9.335cm" svg:y="14.212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6cm" svg:x="16.082cm" svg:y="12.38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2.413cm">
            <text:p text:style-name="P11"><text:span text:style-name="T14">fooimage1.jpg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10.827cm" svg:y1="15.147cm" svg:x2="3.772cm" svg:y2="15.138cm" draw:start-shape="id5" draw:start-glue-point="2" draw:end-shape="id6" draw:end-glue-point="2">
          <text:p text:style-name="P4"/>
        </draw:connector>
        <draw:g>
          <draw:custom-shape draw:style-name="gr9" draw:text-style-name="P2" draw:layer="layout" svg:width="4.791cm" svg:height="0.996cm" svg:x="8.89cm" svg:y="10.37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791cm" svg:height="0.858cm" svg:x="8.89cm" svg:y="10.433cm">
            <text:p text:style-name="P11"><text:span text:style-name="T15">ITEM_IMAG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7cm" svg:x="16.082cm" svg:y="13.2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3.304cm">
            <text:p text:style-name="P11"><text:span text:style-name="T14">barimage1.jpg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067cm" svg:height="0.996cm" svg:x="16.082cm" svg:y="14.15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67cm" svg:height="0.935cm" svg:x="16.082cm" svg:y="14.181cm">
            <text:p text:style-name="P11"><text:span text:style-name="T14">fooimage2.jpg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2.308cm" svg:y1="11.39cm" svg:x2="12.308cm" svg:y2="15.139cm">
          <text:p text:style-name="P4"/>
        </draw:line>
        <draw:g>
          <draw:custom-shape draw:style-name="gr9" draw:text-style-name="P2" draw:layer="layout" svg:width="3.76cm" svg:height="0.996cm" svg:x="12.321cm" svg:y="12.35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cm" svg:height="0.935cm" svg:x="12.321cm" svg:y="12.382cm">
            <text:p text:style-name="P11"><text:span text:style-name="T20">foo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761cm" svg:height="0.996cm" svg:x="12.316cm" svg:y="13.26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1cm" svg:height="0.935cm" svg:x="12.316cm" svg:y="13.299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76cm" svg:height="0.997cm" svg:x="12.365cm" svg:y="14.26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76cm" svg:height="0.935cm" svg:x="12.365cm" svg:y="14.296cm">
            <text:p text:style-name="P11"><text:span text:style-name="T20">baz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7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Item_id and imagename is unique again. </text:span></text:p>
            </draw:text-box>
          </draw:frame>
        </presentation:notes>
      </draw:page>
      <draw:page draw:name="Sorting collection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Sorting collection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A sorted collections uses in-memory sorting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We can specify our own Comparator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In Java, use sort sets (SortedSet) and maps (SortedMap).</text:span></text:p>
              </text:list-item>
            </text:list>
          </draw:text-box>
        </draw:frame>
        <draw:g>
          <draw:g>
            <draw:custom-shape draw:style-name="gr3" draw:text-style-name="P2" draw:layer="layout" svg:width="20.871cm" svg:height="4.388cm" svg:x="1.27cm" svg:y="3.867cm">
              <text:p text:style-name="P4"/>
              <draw:enhanced-geometry svg:viewBox="0 0 20877 5663" draw:type="non-primitive" draw:enhanced-path="M 20876 5662  L 0 5662  L 0 360  L 1349 0  L 20876 0  L 20876 5662  N"/>
            </draw:custom-shape>
            <draw:custom-shape draw:style-name="gr4" draw:text-style-name="P2" draw:layer="layout" svg:width="1.348cm" svg:height="0.27cm" svg:x="1.27cm" svg:y="3.867cm">
              <text:p text:style-name="P4"/>
              <draw:enhanced-geometry svg:viewBox="0 0 1350 349" draw:type="non-primitive" draw:enhanced-path="M 1349 0 A L 993 348 A C 657 303 671 326 0 348 A L 1349 0 A N"/>
            </draw:custom-shape>
          </draw:g>
          <draw:custom-shape draw:style-name="gr5" draw:text-style-name="P2" draw:layer="layout" svg:width="19.945cm" svg:height="3.945cm" svg:x="1.755cm" svg:y="3.963cm">
            <text:p text:style-name="P11"><text:span text:style-name="T11">&lt;map name="images" table="ITEM_IMAGE" </text:span></text:p>
            <text:p text:style-name="P12"><text:span text:style-name="T11"><text:s text:c="8"/></text:span><text:span text:style-name="T12">sort="natural"&gt;</text:span></text:p>
            <text:p text:style-name="P12"><text:span text:style-name="T11"><text:s text:c="4"/></text:span><text:span text:style-name="T11">&lt;key column="ITEM_ID"/&gt;</text:span></text:p>
            <text:p text:style-name="P12"><text:span text:style-name="T11"><text:s text:c="4"/></text:span><text:span text:style-name="T11">&lt;map-key column="IMAGENAME" type="string"/&gt;</text:span></text:p>
            <text:p text:style-name="P12"><text:span text:style-name="T11"><text:s text:c="4"/></text:span><text:span text:style-name="T11">&lt;element type="string" column="FILENAME"/&gt;</text:span></text:p>
            <text:p text:style-name="P12"><text:span text:style-name="T11">&lt;/map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20.946cm" svg:height="4.604cm" svg:x="1.27cm" svg:y="10.213cm">
              <text:p text:style-name="P4"/>
              <draw:enhanced-geometry svg:viewBox="0 0 20950 5663" draw:type="non-primitive" draw:enhanced-path="M 20949 5662  L 0 5662  L 0 360  L 1353 0  L 20949 0  L 20949 5662  N"/>
            </draw:custom-shape>
            <draw:custom-shape draw:style-name="gr4" draw:text-style-name="P2" draw:layer="layout" svg:width="1.353cm" svg:height="0.282cm" svg:x="1.27cm" svg:y="10.213cm">
              <text:p text:style-name="P4"/>
              <draw:enhanced-geometry svg:viewBox="0 0 1354 349" draw:type="non-primitive" draw:enhanced-path="M 1353 0 A L 996 348 A C 659 303 674 326 0 348 A L 1353 0 A N"/>
            </draw:custom-shape>
          </draw:g>
          <draw:custom-shape draw:style-name="gr5" draw:text-style-name="P2" draw:layer="layout" svg:width="20.016cm" svg:height="3.945cm" svg:x="1.755cm" svg:y="10.316cm">
            <text:p text:style-name="P11"><text:span text:style-name="T9">&lt;map name="images" table="ITEM_IMAGE" </text:span></text:p>
            <text:p text:style-name="P12"><text:span text:style-name="T9"><text:s text:c="8"/></text:span><text:span text:style-name="T17">sort="auction.util.ReverseStringComparator"</text:span><text:span text:style-name="T9">&gt;</text:span></text:p>
            <text:p text:style-name="P12"><text:span text:style-name="T9"><text:s text:c="4"/></text:span><text:span text:style-name="T9">&lt;key column="ITEM_ID"/&gt;</text:span></text:p>
            <text:p text:style-name="P12"><text:span text:style-name="T9"><text:s text:c="4"/></text:span><text:span text:style-name="T9">&lt;index column="IMAGENAME" type="string"/&gt;</text:span></text:p>
            <text:p text:style-name="P12"><text:span text:style-name="T9"><text:s text:c="4"/></text:span><text:span text:style-name="T9">&lt;element type="string" column="FILENAME"/&gt;</text:span></text:p>
            <text:p text:style-name="P12"><text:span text:style-name="T9">&lt;/map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8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Ordering collection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Ordering collection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n ordered collection uses a database expression and order by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can use SQL functions: order-by="lower(FILENAME)"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can order sets, maps, and bags. This only works on JDK 1.4!</text:p>
              </text:list-item>
            </text:list>
          </draw:text-box>
        </draw:frame>
        <draw:g>
          <draw:g>
            <draw:custom-shape draw:style-name="gr3" draw:text-style-name="P2" draw:layer="layout" svg:width="20.871cm" svg:height="4.626cm" svg:x="1.27cm" svg:y="4.158cm">
              <text:p text:style-name="P4"/>
              <draw:enhanced-geometry svg:viewBox="0 0 20877 5663" draw:type="non-primitive" draw:enhanced-path="M 20876 5662  L 0 5662  L 0 360  L 1349 0  L 20876 0  L 20876 5662  N"/>
            </draw:custom-shape>
            <draw:custom-shape draw:style-name="gr4" draw:text-style-name="P2" draw:layer="layout" svg:width="1.348cm" svg:height="0.285cm" svg:x="1.27cm" svg:y="4.158cm">
              <text:p text:style-name="P4"/>
              <draw:enhanced-geometry svg:viewBox="0 0 1350 349" draw:type="non-primitive" draw:enhanced-path="M 1349 0 A L 993 348 A C 657 303 671 326 0 348 A L 1349 0 A N"/>
            </draw:custom-shape>
          </draw:g>
          <draw:custom-shape draw:style-name="gr5" draw:text-style-name="P2" draw:layer="layout" svg:width="19.945cm" svg:height="3.945cm" svg:x="1.755cm" svg:y="4.27cm">
            <text:p text:style-name="P11"><text:span text:style-name="T9">&lt;map name="images" table="ITEM_IMAGE" </text:span></text:p>
            <text:p text:style-name="P12"><text:span text:style-name="T9"><text:s text:c="8"/></text:span><text:span text:style-name="T17">order-by="IMAGENAME asc"</text:span><text:span text:style-name="T9">&gt;</text:span></text:p>
            <text:p text:style-name="P12"><text:span text:style-name="T9"><text:s text:c="4"/></text:span><text:span text:style-name="T9">&lt;key column="ITEM_ID"/&gt;</text:span></text:p>
            <text:p text:style-name="P12"><text:span text:style-name="T9"><text:s text:c="4"/></text:span><text:span text:style-name="T9">&lt;index column="IMAGENAME" type="string"/&gt;</text:span></text:p>
            <text:p text:style-name="P12"><text:span text:style-name="T9"><text:s text:c="4"/></text:span><text:span text:style-name="T9">&lt;element type="string" column="FILENAME" not-null="true"/&gt;</text:span></text:p>
            <text:p text:style-name="P12"><text:span text:style-name="T9">&lt;/map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9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Only works on jdk 1.4, because of LinkedHashMap/Set</text:span></text:p>
            </draw:text-box>
          </draw:frame>
        </presentation:notes>
      </draw:page>
      <draw:page draw:name="Collections of Component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Collections of Component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Modelling additional attributes as a dependent component.</text:p>
              </text:list-item>
            </text:list>
          </draw:text-box>
        </draw:frame>
        <draw:custom-shape draw:style-name="gr1" draw:text-style-name="P2" draw:layer="layout" svg:width="10.513cm" svg:height="1.084cm" svg:x="1.42cm" svg:y="4.388cm">
          <text:p text:style-name="P10"><text:span text:style-name="T5">Item</text:span></text:p>
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7" draw:layer="layout" svg:width="10.513cm" svg:height="2.509cm" svg:x="1.42cm" svg:y="5.51cm">
          <text:p text:style-name="P11"><text:span text:style-name="T6">name : String</text:span></text:p>
          <text:p text:style-name="P12"><text:span text:style-name="T6">description : String</text:span></text:p>
          <text:p text:style-name="P12"><text:span text:style-name="T6">initialPrice : </text:span><text:span text:style-name="T7">MonetaryAmount</text:span></text:p>
          <text:p text:style-name="P12"><text:span text:style-name="T8">images : Collection</text:span></text:p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994cm" svg:height="1.084cm" svg:x="15.266cm" svg:y="4.388cm">
          <text:p text:style-name="P10"><text:span text:style-name="T5">Image</text:span></text:p>
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8" draw:layer="layout" svg:width="6.994cm" svg:height="2.509cm" svg:x="15.266cm" svg:y="5.51cm">
          <text:p text:style-name="P11"><text:span text:style-name="T6">name : String</text:span></text:p>
          <text:p text:style-name="P12"><text:span text:style-name="T6">filename : String</text:span></text:p>
          <text:p text:style-name="P12"><text:span text:style-name="T6">sizeX : </text:span><text:span text:style-name="T7">int</text:span></text:p>
          <text:p text:style-name="P12"><text:span text:style-name="T7">sizeY : int</text:span></text:p>
          <draw:enhanced-geometry svg:viewBox="0 0 21600 21600" draw:path-stretchpoint-x="10800" draw:path-stretchpoint-y="10800" draw:text-areas="?f3 ?f4 ?f5 ?f6" draw:type="round-rectangle" draw:modifiers="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3" draw:layer="layout" svg:x1="11.933cm" svg:y1="6.764cm" svg:x2="15.266cm" svg:y2="6.764cm" draw:start-shape="id7" draw:start-glue-point="1" draw:end-shape="id8" draw:end-glue-point="3">
          <text:p text:style-name="P4"/>
        </draw:connector>
        <draw:custom-shape draw:style-name="gr12" draw:text-style-name="P2" draw:layer="layout" svg:width="1.272cm" svg:height="0.565cm" svg:x="13.82cm" svg:y="5.997cm">
          <text:p text:style-name="P11"><text:span text:style-name="T21">0..*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3" draw:text-style-name="P2" draw:layer="layout" svg:width="22.408cm" svg:height="6.182cm" svg:x="0.873cm" svg:y="10.116cm">
              <text:p text:style-name="P4"/>
              <draw:enhanced-geometry svg:viewBox="0 0 22146 7910" draw:type="non-primitive" draw:enhanced-path="M 22145 7909  L 0 7909  L 0 503  L 1431 0  L 22145 0  L 22145 7909  N"/>
            </draw:custom-shape>
            <draw:custom-shape draw:style-name="gr4" draw:text-style-name="P2" draw:layer="layout" svg:width="1.45cm" svg:height="0.379cm" svg:x="0.873cm" svg:y="10.116cm">
              <text:p text:style-name="P4"/>
              <draw:enhanced-geometry svg:viewBox="0 0 1432 487" draw:type="non-primitive" draw:enhanced-path="M 1431 0 A L 1053 486 A C 697 423 712 455 0 486 A L 1431 0 A N"/>
            </draw:custom-shape>
          </draw:g>
          <draw:custom-shape draw:style-name="gr5" draw:text-style-name="P2" draw:layer="layout" svg:width="21.415cm" svg:height="5.613cm" svg:x="1.391cm" svg:y="10.216cm">
            <text:p text:style-name="P11"><text:span text:style-name="T9">&lt;set name="images" table="</text:span><text:span text:style-name="T10">ITEM_IMAGE</text:span><text:span text:style-name="T9">" order-by="IMAGENAME"&gt;</text:span></text:p>
            <text:p text:style-name="P12"><text:span text:style-name="T9"><text:s text:c="4"/></text:span><text:span text:style-name="T9">&lt;key column="</text:span><text:span text:style-name="T18">ITEM_ID</text:span><text:span text:style-name="T9">"/&gt;</text:span></text:p>
            <text:p text:style-name="P12"><text:span text:style-name="T9"><text:s text:c="4"/></text:span><text:span text:style-name="T22">&lt;composite-element class="Image"&gt; </text:span><text:span text:style-name="T17">&lt;!-- equals() and hashCode() --&gt;</text:span></text:p>
            <text:p text:style-name="P12"><text:span text:style-name="T9"><text:s text:c="8"/></text:span><text:span text:style-name="T9">&lt;property name="name" column="</text:span><text:span text:style-name="T18">IMAGENAME</text:span><text:span text:style-name="T9">" </text:span><text:span text:style-name="T23">not-null="true"</text:span><text:span text:style-name="T9">/&gt;</text:span></text:p>
            <text:p text:style-name="P12"><text:span text:style-name="T9"><text:s text:c="8"/></text:span><text:span text:style-name="T9">&lt;property name="filename" column="</text:span><text:span text:style-name="T18">FILENAME</text:span><text:span text:style-name="T9">" </text:span><text:span text:style-name="T23">not-null="true"</text:span><text:span text:style-name="T9">/&gt;</text:span></text:p>
            <text:p text:style-name="P12"><text:span text:style-name="T9"><text:s text:c="8"/></text:span><text:span text:style-name="T9">&lt;property name="sizeX" column="</text:span><text:span text:style-name="T18">SIZEX</text:span><text:span text:style-name="T9">" </text:span><text:span text:style-name="T23">not-null="true"</text:span><text:span text:style-name="T9">/&gt;</text:span></text:p>
            <text:p text:style-name="P12"><text:span text:style-name="T9"><text:s text:c="8"/></text:span><text:span text:style-name="T9">&lt;property name="sizeY" column="</text:span><text:span text:style-name="T18">SIZEY</text:span><text:span text:style-name="T9">" </text:span><text:span text:style-name="T23">not-null="true"</text:span><text:span text:style-name="T9">/&gt;</text:span></text:p>
            <text:p text:style-name="P12"><text:span text:style-name="T9"><text:s text:c="4"/></text:span><text:span text:style-name="T9">&lt;/composite-element&gt;</text:span></text:p>
            <text:p text:style-name="P12"><text:span text:style-name="T9">&lt;/set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0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Bidirectional component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Bidirectional component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A component class can have a reference to its parent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We still have the problem of non-nullable columns...</text:span></text:p>
              </text:list-item>
            </text:list>
          </draw:text-box>
        </draw:frame>
        <draw:g>
          <draw:g>
            <draw:custom-shape draw:style-name="gr3" draw:text-style-name="P2" draw:layer="layout" svg:width="21.985cm" svg:height="6.985cm" svg:x="0.847cm" svg:y="4.022cm">
              <text:p text:style-name="P4"/>
              <draw:enhanced-geometry svg:viewBox="0 0 21747 8633" draw:type="non-primitive" draw:enhanced-path="M 21746 8632  L 0 8632  L 0 549  L 1405 0  L 21746 0  L 21746 8632  N"/>
            </draw:custom-shape>
            <draw:custom-shape draw:style-name="gr4" draw:text-style-name="P2" draw:layer="layout" svg:width="1.422cm" svg:height="0.428cm" svg:x="0.847cm" svg:y="4.022cm">
              <text:p text:style-name="P4"/>
              <draw:enhanced-geometry svg:viewBox="0 0 1406 531" draw:type="non-primitive" draw:enhanced-path="M 1405 0 A L 1034 530 A C 684 462 699 497 0 530 A L 1405 0 A N"/>
            </draw:custom-shape>
          </draw:g>
          <draw:custom-shape draw:style-name="gr5" draw:text-style-name="P2" draw:layer="layout" svg:width="21.01cm" svg:height="6.169cm" svg:x="1.355cm" svg:y="4.136cm">
            <text:p text:style-name="P11"><text:span text:style-name="T9">&lt;set name="images" table="ITEM_IMAGE" order-by="IMAGENAME"&gt;</text:span></text:p>
            <text:p text:style-name="P12"><text:span text:style-name="T9"><text:s text:c="4"/></text:span><text:span text:style-name="T9">&lt;key column="ITEM_ID"/&gt;</text:span></text:p>
            <text:p text:style-name="P12"><text:span text:style-name="T9"><text:s text:c="4"/></text:span><text:span text:style-name="T9">&lt;composite-element class="Image"&gt;</text:span></text:p>
            <text:p text:style-name="P12"><text:span text:style-name="T9"><text:s text:c="8"/></text:span><text:span text:style-name="T17">&lt;parent name="item"/&gt;</text:span></text:p>
            <text:p text:style-name="P12"><text:span text:style-name="T9"><text:s text:c="8"/></text:span><text:span text:style-name="T9">&lt;property name="name" column="IMAGENAME" not-null="true"/&gt;</text:span></text:p>
            <text:p text:style-name="P12"><text:span text:style-name="T9"><text:s text:c="8"/></text:span><text:span text:style-name="T9">&lt;property name="filename" column="FILENAME" not-null="true"/&gt;</text:span></text:p>
            <text:p text:style-name="P12"><text:span text:style-name="T9"><text:s text:c="8"/></text:span><text:span text:style-name="T9">&lt;property name="sizeX" column="SIZEX" not-null="true"/&gt;</text:span></text:p>
            <text:p text:style-name="P12"><text:span text:style-name="T9"><text:s text:c="8"/></text:span><text:span text:style-name="T9">&lt;property name="sizeY" column="SIZEY" not-null="true"/&gt;</text:span></text:p>
            <text:p text:style-name="P12"><text:span text:style-name="T9"><text:s text:c="4"/></text:span><text:span text:style-name="T9">&lt;/composite-element&gt;</text:span></text:p>
            <text:p text:style-name="P12"><text:span text:style-name="T9">&lt;/set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1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…</text:span><text:span text:style-name="T4">because it get to be a composite-key</text:span></text:p>
            </draw:text-box>
          </draw:frame>
        </presentation:notes>
      </draw:page>
      <draw:page draw:name="Using a Bag of component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Using a Bag of component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n identifier bag allows us to use a surrogate primary key column)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The composite element mappings may also be nested!</text:p>
              </text:list-item>
            </text:list>
          </draw:text-box>
        </draw:frame>
        <draw:g>
          <draw:g>
            <draw:custom-shape draw:style-name="gr3" draw:text-style-name="P2" draw:layer="layout" svg:width="21.985cm" svg:height="9.86cm" svg:x="0.847cm" svg:y="4.233cm">
              <text:p text:style-name="P4"/>
              <draw:enhanced-geometry svg:viewBox="0 0 21747 9866" draw:type="non-primitive" draw:enhanced-path="M 21746 9865  L 0 9865  L 0 627  L 1405 0  L 21746 0  L 21746 9865  N"/>
            </draw:custom-shape>
            <draw:custom-shape draw:style-name="gr4" draw:text-style-name="P2" draw:layer="layout" svg:width="1.422cm" svg:height="0.608cm" svg:x="0.847cm" svg:y="4.233cm">
              <text:p text:style-name="P4"/>
              <draw:enhanced-geometry svg:viewBox="0 0 1406 607" draw:type="non-primitive" draw:enhanced-path="M 1405 0 A L 1034 606 A C 684 528 699 568 0 606 A L 1405 0 A N"/>
            </draw:custom-shape>
          </draw:g>
          <draw:custom-shape draw:style-name="gr5" draw:text-style-name="P2" draw:layer="layout" svg:width="21.01cm" svg:height="8.393cm" svg:x="1.355cm" svg:y="4.374cm">
            <text:p text:style-name="P11"><text:span text:style-name="T9">&lt;idbag name="images" </text:span></text:p>
            <text:p text:style-name="P12"><text:span text:style-name="T9"><text:s text:c="8"/></text:span><text:span text:style-name="T9">table="</text:span><text:span text:style-name="T10">ITEM_IMAGE</text:span><text:span text:style-name="T9">"</text:span></text:p>
            <text:p text:style-name="P12"><text:span text:style-name="T9"><text:s text:c="8"/></text:span><text:span text:style-name="T9">order-by="IMAGENAME"&gt;</text:span></text:p>
            <text:p text:style-name="P12"><text:span text:style-name="T17"><text:s text:c="4"/></text:span><text:span text:style-name="T22">&lt;collection-id type="long" column="</text:span><text:span text:style-name="T18">ITEM_IMAGE_ID</text:span><text:span text:style-name="T22">"&gt;</text:span></text:p>
            <text:p text:style-name="P12"><text:span text:style-name="T22"><text:s text:c="8"/></text:span><text:span text:style-name="T22">&lt;generator class="sequence"/&gt;</text:span></text:p>
            <text:p text:style-name="P12"><text:span text:style-name="T22"><text:s text:c="4"/></text:span><text:span text:style-name="T22">&lt;/collection-id&gt;</text:span></text:p>
            <text:p text:style-name="P12"><text:span text:style-name="T9"><text:s text:c="4"/></text:span><text:span text:style-name="T9">&lt;key column="</text:span><text:span text:style-name="T10">ITEM_ID</text:span><text:span text:style-name="T9">"/&gt;</text:span></text:p>
            <text:p text:style-name="P12"><text:span text:style-name="T9"><text:s text:c="4"/></text:span><text:span text:style-name="T9">&lt;composite-element class="Image"&gt;</text:span></text:p>
            <text:p text:style-name="P12"><text:span text:style-name="T9"><text:s text:c="8"/></text:span><text:span text:style-name="T9">&lt;property name="name" column="</text:span><text:span text:style-name="T10">IMAGENAME</text:span><text:span text:style-name="T9">"/&gt;</text:span></text:p>
            <text:p text:style-name="P12"><text:span text:style-name="T9"><text:s text:c="8"/></text:span><text:span text:style-name="T9">&lt;property name="filename" column="</text:span><text:span text:style-name="T10">FILENAME</text:span><text:span text:style-name="T9">" not-null="true"/&gt;</text:span></text:p>
            <text:p text:style-name="P12"><text:span text:style-name="T9"><text:s text:c="8"/></text:span><text:span text:style-name="T9">&lt;property name="sizeX" column="</text:span><text:span text:style-name="T10">SIZEX</text:span><text:span text:style-name="T9">"/&gt;</text:span></text:p>
            <text:p text:style-name="P12"><text:span text:style-name="T9"><text:s text:c="8"/></text:span><text:span text:style-name="T9">&lt;property name="sizeY" column="</text:span><text:span text:style-name="T10">SIZEY</text:span><text:span text:style-name="T9">"/&gt;</text:span></text:p>
            <text:p text:style-name="P12"><text:span text:style-name="T9"><text:s text:c="4"/></text:span><text:span text:style-name="T9">&lt;/composite-element&gt;</text:span></text:p>
            <text:p text:style-name="P12"><text:span text:style-name="T9">&lt;/idbag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2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Entity associations: many-to-one and one-to-many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Entity associations: many-to-one and one-to-many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Entity instances support shared reference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First, the Address entity class is mapped to its own table: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custom-shape draw:style-name="gr2" draw:text-style-name="P2" draw:id="id9" draw:layer="layout" svg:width="5.027cm" svg:height="0.679cm" svg:x="1.905cm" svg:y="4.449cm">
          <text:p text:style-name="P11"><text:span text:style-name="T5">User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0" draw:layer="layout" svg:width="5.028cm" svg:height="0.679cm" svg:x="8.819cm" svg:y="4.454cm">
          <text:p text:style-name="P11"><text:span text:style-name="T5">Address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svg:x1="6.932cm" svg:y1="4.788cm" svg:x2="8.819cm" svg:y2="4.793cm" draw:start-shape="id9" draw:start-glue-point="1" draw:end-shape="id10" draw:end-glue-point="3">
          <text:p text:style-name="P4"/>
        </draw:connector>
        <draw:g>
          <draw:g>
            <draw:custom-shape draw:style-name="gr3" draw:text-style-name="P2" draw:layer="layout" svg:width="12.245cm" svg:height="5.803cm" svg:x="5.764cm" svg:y="10.041cm">
              <text:p text:style-name="P4"/>
              <draw:enhanced-geometry svg:viewBox="0 0 12252 5806" draw:type="non-primitive" draw:enhanced-path="M 12251 5805  L 0 5805  L 0 369  L 791 0  L 12251 0  L 12251 5805  N"/>
            </draw:custom-shape>
            <draw:custom-shape draw:style-name="gr4" draw:text-style-name="P2" draw:layer="layout" svg:width="0.792cm" svg:height="0.356cm" svg:x="5.764cm" svg:y="10.041cm">
              <text:p text:style-name="P4"/>
              <draw:enhanced-geometry svg:viewBox="0 0 792 358" draw:type="non-primitive" draw:enhanced-path="M 791 0 A L 582 357 A C 385 311 393 334 0 357 A L 791 0 A N"/>
            </draw:custom-shape>
          </draw:g>
          <draw:custom-shape draw:style-name="gr5" draw:text-style-name="P2" draw:layer="layout" svg:width="12.087cm" svg:height="5.057cm" svg:x="6.059cm" svg:y="10.138cm">
            <text:p text:style-name="P11"><text:span text:style-name="T9">&lt;class name="Address" table="</text:span><text:span text:style-name="T22">ADDRESS</text:span><text:span text:style-name="T9">"&gt;</text:span></text:p>
            <text:p text:style-name="P12"><text:span text:style-name="T17"><text:s text:c="4"/></text:span><text:span text:style-name="T17">&lt;id name="id" column="ADDRESS_ID"&gt;</text:span></text:p>
            <text:p text:style-name="P12"><text:span text:style-name="T17"><text:s text:c="8"/></text:span><text:span text:style-name="T17">&lt;generator class="native"/&gt;</text:span></text:p>
            <text:p text:style-name="P12"><text:span text:style-name="T17"><text:s text:c="4"/></text:span><text:span text:style-name="T17">&lt;/id&gt;</text:span></text:p>
            <text:p text:style-name="P12"><text:span text:style-name="T9"><text:s text:c="4"/></text:span><text:span text:style-name="T9">&lt;property name="street"/&gt;</text:span></text:p>
            <text:p text:style-name="P12"><text:span text:style-name="T9"><text:s text:c="4"/></text:span><text:span text:style-name="T9">&lt;property name="city"/&gt;</text:span></text:p>
            <text:p text:style-name="P12"><text:span text:style-name="T9"><text:s text:c="4"/></text:span><text:span text:style-name="T9">&lt;property name="zipcode"/&gt;</text:span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draw:custom-shape draw:style-name="gr2" draw:text-style-name="P2" draw:id="id11" draw:layer="layout" svg:width="5.027cm" svg:height="0.679cm" svg:x="15.505cm" svg:y="4.454cm">
          <text:p text:style-name="P11"><text:span text:style-name="T5">Shipment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svg:x1="15.505cm" svg:y1="4.793cm" svg:x2="13.847cm" svg:y2="4.793cm" draw:start-shape="id11" draw:start-glue-point="3" draw:end-shape="id10" draw:end-glue-point="1">
          <text:p text:style-name="P4"/>
        </draw:connector>
        <presentation:notes draw:style-name="dp2">
          <draw:page-thumbnail draw:layer="layout" svg:width="10.116cm" svg:height="7.585cm" svg:x="1.676cm" svg:y="0cm" draw:page-number="13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pping it unidirectional" draw:style-name="dp1" draw:master-page-name="Default" presentation:presentation-page-layout-name="AL2T1">
        <draw:g>
          <draw:custom-shape draw:style-name="gr9" draw:text-style-name="P2" draw:layer="layout" svg:width="4.545cm" svg:height="0.996cm" svg:x="17.886cm" svg:y="12.4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545cm" svg:height="0.935cm" svg:x="17.886cm" svg:y="12.475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558cm" svg:height="0.996cm" svg:x="17.873cm" svg:y="13.3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558cm" svg:height="0.935cm" svg:x="17.873cm" svg:y="13.374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pping it unidirectional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dding a foreign key to the SHIPMENTS table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g>
            <draw:custom-shape draw:style-name="gr3" draw:text-style-name="P2" draw:layer="layout" svg:width="14.023cm" svg:height="4.035cm" svg:x="4.233cm" svg:y="4.445cm">
              <text:p text:style-name="P4"/>
              <draw:enhanced-geometry svg:viewBox="0 0 12252 5806" draw:type="non-primitive" draw:enhanced-path="M 12251 5805  L 0 5805  L 0 369  L 791 0  L 12251 0  L 12251 5805  N"/>
            </draw:custom-shape>
            <draw:custom-shape draw:style-name="gr4" draw:text-style-name="P2" draw:layer="layout" svg:width="0.907cm" svg:height="0.248cm" svg:x="4.233cm" svg:y="4.445cm">
              <text:p text:style-name="P4"/>
              <draw:enhanced-geometry svg:viewBox="0 0 792 358" draw:type="non-primitive" draw:enhanced-path="M 791 0 A L 582 357 A C 385 311 393 334 0 357 A L 791 0 A N"/>
            </draw:custom-shape>
          </draw:g>
          <draw:custom-shape draw:style-name="gr5" draw:text-style-name="P2" draw:layer="layout" svg:width="13.843cm" svg:height="3.389cm" svg:x="4.57cm" svg:y="4.512cm">
            <text:p text:style-name="P11"><text:span text:style-name="T9">&lt;class name="Shipment" table="</text:span><text:span text:style-name="T22">SHIPMENTS</text:span><text:span text:style-name="T9">"&gt;</text:span></text:p>
            <text:p text:style-name="P12"><text:span text:style-name="T17"><text:s text:c="4"/></text:span><text:span text:style-name="T17">&lt;many-to-one name="deliveryAddress"</text:span></text:p>
            <text:p text:style-name="P12"><text:span text:style-name="T17"><text:s text:c="17"/></text:span><text:span text:style-name="T17">column="ADDRESS_ID"</text:span></text:p>
            <text:p text:style-name="P12"><text:span text:style-name="T17"><text:s text:c="17"/></text:span><text:span text:style-name="T17">not-null="true"/&gt;</text:span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4.55cm" svg:height="0.996cm" svg:x="17.881cm" svg:y="11.4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55cm" svg:height="0.935cm" svg:x="17.881cm" svg:y="11.474cm">
            <text:p text:style-name="P11"><text:span text:style-name="T5">ADDRESS_I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2.416cm" svg:height="0.992cm" svg:x="15.465cm" svg:y="11.4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416cm" svg:height="1.613cm" svg:x="15.465cm" svg:y="11.132cm">
            <text:p text:style-name="P11"><text:span text:style-name="T5">STAT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4cm" svg:height="0.992cm" svg:x="11.986cm" svg:y="11.4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4cm" svg:height="0.935cm" svg:x="11.986cm" svg:y="11.471cm">
            <text:p text:style-name="P11"><text:span text:style-name="T5">SHIP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1.986cm" svg:y1="12.44cm" svg:x2="22.432cm" svg:y2="12.444cm">
          <text:p text:style-name="P4"/>
        </draw:line>
        <draw:line draw:style-name="gr8" draw:text-style-name="P13" draw:layer="layout" svg:x1="11.986cm" svg:y1="13.339cm" svg:x2="22.432cm" svg:y2="13.344cm">
          <text:p text:style-name="P4"/>
        </draw:line>
        <draw:line draw:style-name="gr8" draw:text-style-name="P13" draw:layer="layout" svg:x1="11.986cm" svg:y1="14.296cm" svg:x2="22.432cm" svg:y2="14.301cm">
          <text:p text:style-name="P4"/>
        </draw:line>
        <draw:line draw:style-name="gr8" draw:text-style-name="P13" draw:layer="layout" svg:x1="15.465cm" svg:y1="11.443cm" svg:x2="15.469cm" svg:y2="15.222cm">
          <text:p text:style-name="P4"/>
        </draw:line>
        <draw:line draw:style-name="gr8" draw:text-style-name="P13" draw:layer="layout" svg:x1="17.881cm" svg:y1="11.443cm" svg:x2="17.886cm" svg:y2="15.222cm">
          <text:p text:style-name="P4"/>
        </draw:line>
        <draw:line draw:style-name="gr8" draw:text-style-name="P13" draw:layer="layout" svg:x1="11.986cm" svg:y1="11.443cm" svg:x2="22.432cm" svg:y2="11.439cm">
          <text:p text:style-name="P4"/>
        </draw:line>
        <draw:line draw:style-name="gr8" draw:text-style-name="P13" draw:layer="layout" svg:x1="11.986cm" svg:y1="11.443cm" svg:x2="11.99cm" svg:y2="15.222cm">
          <text:p text:style-name="P4"/>
        </draw:line>
        <draw:line draw:style-name="gr8" draw:text-style-name="P13" draw:layer="layout" svg:x1="22.432cm" svg:y1="11.443cm" svg:x2="22.437cm" svg:y2="15.222cm">
          <text:p text:style-name="P4"/>
        </draw:line>
        <draw:custom-shape draw:style-name="gr14" draw:text-style-name="P2" draw:layer="layout" svg:width="10.446cm" svg:height="0.004cm" svg:x="11.986cm" svg:y="15.227cm">
          <text:p text:style-name="P4"/>
          <draw:enhanced-geometry svg:viewBox="0 0 2369 1" draw:type="non-primitive" draw:enhanced-path="M 0 0  L 1836 0  L 2369 1  N"/>
        </draw:custom-shape>
        <draw:g>
          <draw:custom-shape draw:style-name="gr9" draw:text-style-name="P2" draw:layer="layout" svg:width="3.479cm" svg:height="0.996cm" svg:x="11.986cm" svg:y="12.4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1.986cm" svg:y="12.475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11.986cm" svg:y="13.3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1.986cm" svg:y="13.374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11.986cm" svg:y="14.2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1.986cm" svg:y="14.274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15.487cm" svg:y="13.3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15.487cm" svg:y="13.374cm">
            <text:p text:style-name="P11"><text:span text:style-name="T14">DEL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15.487cm" svg:y="12.4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15.487cm" svg:y="12.475cm">
            <text:p text:style-name="P11"><text:span text:style-name="T14">AG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15.487cm" svg:y="14.2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15.487cm" svg:y="14.274cm">
            <text:p text:style-name="P11"><text:span text:style-name="T14">PA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87cm" svg:height="0.996cm" svg:x="11.986cm" svg:y="10.44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87cm" svg:height="0.858cm" svg:x="11.986cm" svg:y="10.508cm">
            <text:p text:style-name="P11"><text:span text:style-name="T15">SHIPMENT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6.098cm" svg:height="0.997cm" svg:x="4.489cm" svg:y="12.0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98cm" svg:height="0.858cm" svg:x="4.489cm" svg:y="12.11cm">
            <text:p text:style-name="P11"><text:span text:style-name="T16">STREE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4.135cm" svg:height="0.997cm" svg:x="1.504cm" svg:y="12.0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135cm" svg:height="0.858cm" svg:x="1.504cm" svg:y="12.11cm">
            <text:p text:style-name="P11"><text:span text:style-name="T16">ADDRESS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.468cm" svg:y1="13.04cm" svg:x2="10.592cm" svg:y2="13.044cm">
          <text:p text:style-name="P4"/>
        </draw:line>
        <draw:line draw:style-name="gr8" draw:text-style-name="P13" draw:layer="layout" svg:x1="1.468cm" svg:y1="13.939cm" svg:x2="10.588cm" svg:y2="13.944cm">
          <text:p text:style-name="P4"/>
        </draw:line>
        <draw:line draw:style-name="gr8" draw:text-style-name="P13" draw:layer="layout" svg:x1="1.468cm" svg:y1="14.896cm" svg:x2="10.588cm" svg:y2="14.9cm">
          <text:p text:style-name="P4"/>
        </draw:line>
        <draw:line draw:style-name="gr8" draw:text-style-name="P13" draw:layer="layout" svg:x1="5.436cm" svg:y1="12.083cm" svg:x2="5.427cm" svg:y2="14.931cm">
          <text:p text:style-name="P4"/>
        </draw:line>
        <draw:line draw:style-name="gr8" draw:text-style-name="P13" draw:layer="layout" svg:x1="1.468cm" svg:y1="12.043cm" svg:x2="10.592cm" svg:y2="12.047cm">
          <text:p text:style-name="P4"/>
        </draw:line>
        <draw:line draw:style-name="gr8" draw:text-style-name="P13" draw:layer="layout" svg:x1="1.468cm" svg:y1="12.043cm" svg:x2="1.473cm" svg:y2="14.931cm">
          <text:p text:style-name="P4"/>
        </draw:line>
        <draw:line draw:style-name="gr8" draw:text-style-name="P13" draw:layer="layout" svg:x1="10.588cm" svg:y1="12.043cm" svg:x2="10.592cm" svg:y2="14.865cm">
          <text:p text:style-name="P4"/>
        </draw:line>
        <draw:g>
          <draw:custom-shape draw:style-name="gr9" draw:text-style-name="P2" draw:layer="layout" svg:width="2.985cm" svg:height="0.997cm" svg:x="1.504cm" svg:y="13.0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1.504cm" svg:y="13.075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1.504cm" svg:y="14.03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3" draw:layer="layout" svg:width="2.985cm" svg:height="0.935cm" svg:x="1.504cm" svg:y="14.062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5.088cm" svg:height="0.997cm" svg:x="5.428cm" svg:y="13.04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5.088cm" svg:height="0.935cm" svg:x="5.428cm" svg:y="13.075cm">
            <text:p text:style-name="P11"><text:span text:style-name="T20">Foo Str.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792cm" svg:height="0.997cm" svg:x="1.058cm" svg:y="11.03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792cm" svg:height="0.858cm" svg:x="1.058cm" svg:y="11.096cm">
            <text:p text:style-name="P11"><text:span text:style-name="T15">ADDRES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5.088cm" svg:height="0.996cm" svg:x="5.428cm" svg:y="14.00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5.088cm" svg:height="0.935cm" svg:x="5.428cm" svg:y="14.031cm">
            <text:p text:style-name="P11"><text:span text:style-name="T20">Bar Str.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20.158cm" svg:y1="15.209cm" svg:x2="2.996cm" svg:y2="14.997cm" draw:start-shape="id12" draw:start-glue-point="2" draw:end-shape="id13" draw:end-glue-point="2">
          <text:p text:style-name="P4"/>
        </draw:connector>
        <draw:g>
          <draw:custom-shape draw:style-name="gr9" draw:text-style-name="P2" draw:layer="layout" svg:width="4.545cm" svg:height="0.997cm" svg:x="17.886cm" svg:y="14.24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2" draw:layer="layout" svg:width="4.545cm" svg:height="0.935cm" svg:x="17.886cm" svg:y="14.274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4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king it bidirectional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king it bidirectional</text:p>
          </draw:text-box>
        </draw:frame>
        <draw:frame presentation:style-name="pr5" draw:text-style-name="P2" draw:layer="layout" svg:width="23.283cm" svg:height="16.003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The "many" side has to be mapped inverse="true"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Parent/child relationships (with cascading options) are common, however, you need to consider each collection mapping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We wouldn't usually make this bidirectional (why?). You can write all applications with only &lt;many-to-one&gt; (for each FK) and &lt;one-to-one&gt;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Hibernate can't optimize much, subselect/batch collection fetching is not needed for this cas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Write a query when all shipments to a particular address are needed.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g>
          <draw:g>
            <draw:custom-shape draw:style-name="gr3" draw:text-style-name="P2" draw:layer="layout" svg:width="16.535cm" svg:height="3.982cm" svg:x="3.598cm" svg:y="4.022cm">
              <text:p text:style-name="P4"/>
              <draw:enhanced-geometry svg:viewBox="0 0 12252 5806" draw:type="non-primitive" draw:enhanced-path="M 12251 5805  L 0 5805  L 0 369  L 791 0  L 12251 0  L 12251 5805  N"/>
            </draw:custom-shape>
            <draw:custom-shape draw:style-name="gr4" draw:text-style-name="P2" draw:layer="layout" svg:width="1.07cm" svg:height="0.244cm" svg:x="3.598cm" svg:y="4.022cm">
              <text:p text:style-name="P4"/>
              <draw:enhanced-geometry svg:viewBox="0 0 792 358" draw:type="non-primitive" draw:enhanced-path="M 791 0 A L 582 357 A C 385 311 393 334 0 357 A L 791 0 A N"/>
            </draw:custom-shape>
          </draw:g>
          <draw:custom-shape draw:style-name="gr5" draw:text-style-name="P2" draw:layer="layout" svg:width="16.323cm" svg:height="3.915cm" svg:x="3.996cm" svg:y="4.088cm">
            <text:p text:style-name="P11"><text:span text:style-name="T11">&lt;class name="Address" table="</text:span><text:span text:style-name="T19">ADDRESS</text:span><text:span text:style-name="T11">"&gt;</text:span></text:p>
            <text:p text:style-name="P11"><text:span text:style-name="T11"><text:s text:c="4"/></text:span><text:span text:style-name="T11">&lt;set name="shipments" </text:span><text:span text:style-name="T24">inverse="true"</text:span><text:span text:style-name="T11">&gt;</text:span></text:p>
            <text:p text:style-name="P12"><text:span text:style-name="T12"><text:s text:c="8"/></text:span><text:span text:style-name="T12">&lt;key column="ADDRESS_ID" not-null="true"/&gt;</text:span></text:p>
            <text:p text:style-name="P12"><text:span text:style-name="T12"><text:s text:c="8"/></text:span><text:span text:style-name="T12">&lt;one-to-many class="Shipment"/&gt;</text:span></text:p>
            <text:p text:style-name="P12"><text:span text:style-name="T12"><text:s text:c="4"/></text:span><text:span text:style-name="T19">&lt;/set&gt;</text:span></text:p>
            <text:p text:style-name="P12"><text:span text:style-name="T11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5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Natural to add comment about querying for this association instead. Since address.getShipments() is kinda “weird”</text:span></text:p>
              <text:p text:style-name="P9"><text:span text:style-name="T4"/></text:p>
              <text:p text:style-name="P9"><text:span text:style-name="T4">Inverse=“true”</text:span></text:p>
              <text:p text:style-name="P9"><text:span text:style-name="T4">Has to be put on one of the sides of bidirectional sides. </text:span></text:p>
              <text:p text:style-name="P9"><text:span text:style-name="T4"/></text:p>
              <text:p text:style-name="P9"><text:span text:style-name="T4">Insert address before shipment is saved we use inverse to correctly order update/insert.</text:span></text:p>
              <text:p text:style-name="P9"><text:span text:style-name="T4"/></text:p>
              <text:p text:style-name="P9"><text:span text:style-name="T4"/></text:p>
            </draw:text-box>
          </draw:frame>
        </presentation:notes>
      </draw:page>
      <draw:page draw:name="One-to-many with join table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One-to-many with join table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Optional (nullable) associations better use a join table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The ITEM_ID column in the join table has to be unique.</text:span></text:p>
              </text:list-item>
            </text:list>
          </draw:text-box>
        </draw:frame>
        <draw:connector draw:style-name="gr10" draw:text-style-name="P13" draw:layer="layout" svg:x1="12.397cm" svg:y1="14.936cm" svg:x2="15.052cm" svg:y2="9.282cm" draw:start-shape="id14" draw:start-glue-point="2" draw:end-shape="id15" draw:end-glue-point="2">
          <text:p text:style-name="P4"/>
        </draw:connector>
        <draw:g>
          <draw:custom-shape draw:style-name="gr6" draw:text-style-name="P2" draw:layer="layout" svg:width="2.416cm" svg:height="0.992cm" svg:x="5.424cm" svg:y="4.66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416cm" svg:height="0.935cm" svg:x="5.424cm" svg:y="4.689cm">
            <text:p text:style-name="P11"><text:span text:style-name="T5">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2cm" svg:x="1.945cm" svg:y="4.66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1.945cm" svg:y="4.689cm">
            <text:p text:style-name="P11"><text:span text:style-name="T5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.945cm" svg:y1="5.658cm" svg:x2="7.814cm" svg:y2="5.662cm">
          <text:p text:style-name="P4"/>
        </draw:line>
        <draw:line draw:style-name="gr8" draw:text-style-name="P13" draw:layer="layout" svg:x1="1.945cm" svg:y1="6.557cm" svg:x2="7.845cm" svg:y2="6.562cm">
          <text:p text:style-name="P4"/>
        </draw:line>
        <draw:line draw:style-name="gr8" draw:text-style-name="P13" draw:layer="layout" svg:x1="1.945cm" svg:y1="7.514cm" svg:x2="7.814cm" svg:y2="7.519cm">
          <text:p text:style-name="P4"/>
        </draw:line>
        <draw:line draw:style-name="gr8" draw:text-style-name="P13" draw:layer="layout" svg:x1="5.424cm" svg:y1="4.661cm" svg:x2="5.42cm" svg:y2="9.525cm">
          <text:p text:style-name="P4"/>
        </draw:line>
        <draw:line draw:style-name="gr8" draw:text-style-name="P13" draw:layer="layout" svg:x1="7.84cm" svg:y1="4.661cm" svg:x2="7.814cm" svg:y2="9.525cm">
          <text:p text:style-name="P4"/>
        </draw:line>
        <draw:line draw:style-name="gr8" draw:text-style-name="P13" draw:layer="layout" svg:x1="1.945cm" svg:y1="4.661cm" svg:x2="7.845cm" svg:y2="4.657cm">
          <text:p text:style-name="P4"/>
        </draw:line>
        <draw:line draw:style-name="gr8" draw:text-style-name="P13" draw:layer="layout" svg:x1="1.945cm" svg:y1="4.661cm" svg:x2="1.949cm" svg:y2="9.525cm">
          <text:p text:style-name="P4"/>
        </draw:line>
        <draw:g>
          <draw:custom-shape draw:style-name="gr9" draw:text-style-name="P2" draw:layer="layout" svg:width="3.479cm" svg:height="0.996cm" svg:x="1.945cm" svg:y="5.66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.945cm" svg:y="5.69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1.945cm" svg:y="6.56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.945cm" svg:y="6.592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1.945cm" svg:y="7.46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.945cm" svg:y="7.492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446cm" svg:y="6.56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446cm" svg:y="6.592cm">
            <text:p text:style-name="P11"><text:span text:style-name="T14">Foo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5.446cm" svg:y="5.66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446cm" svg:y="5.693cm">
            <text:p text:style-name="P11"><text:span text:style-name="T14">Foo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5.446cm" svg:y="7.46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446cm" svg:y="7.492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88cm" svg:height="0.997cm" svg:x="1.411cm" svg:y="3.8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88cm" svg:height="0.858cm" svg:x="1.411cm" svg:y="3.873cm">
            <text:p text:style-name="P11"><text:span text:style-name="T15">ITEM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6.098cm" svg:height="0.997cm" svg:x="16.545cm" svg:y="6.32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098cm" svg:height="0.858cm" svg:x="16.545cm" svg:y="6.395cm">
            <text:p text:style-name="P11"><text:span text:style-name="T16">LOGIN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4.135cm" svg:height="0.997cm" svg:x="13.56cm" svg:y="6.32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135cm" svg:height="0.858cm" svg:x="13.56cm" svg:y="6.395cm">
            <text:p text:style-name="P11"><text:span text:style-name="T16">USER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3.525cm" svg:y1="7.325cm" svg:x2="22.648cm" svg:y2="7.329cm">
          <text:p text:style-name="P4"/>
        </draw:line>
        <draw:line draw:style-name="gr8" draw:text-style-name="P13" draw:layer="layout" svg:x1="13.525cm" svg:y1="8.224cm" svg:x2="22.644cm" svg:y2="8.229cm">
          <text:p text:style-name="P4"/>
        </draw:line>
        <draw:line draw:style-name="gr8" draw:text-style-name="P13" draw:layer="layout" svg:x1="13.525cm" svg:y1="9.181cm" svg:x2="22.644cm" svg:y2="9.185cm">
          <text:p text:style-name="P4"/>
        </draw:line>
        <draw:line draw:style-name="gr8" draw:text-style-name="P13" draw:layer="layout" svg:x1="17.493cm" svg:y1="6.368cm" svg:x2="17.485cm" svg:y2="9.216cm">
          <text:p text:style-name="P4"/>
        </draw:line>
        <draw:line draw:style-name="gr8" draw:text-style-name="P13" draw:layer="layout" svg:x1="13.525cm" svg:y1="6.328cm" svg:x2="22.648cm" svg:y2="6.332cm">
          <text:p text:style-name="P4"/>
        </draw:line>
        <draw:line draw:style-name="gr8" draw:text-style-name="P13" draw:layer="layout" svg:x1="13.525cm" svg:y1="6.328cm" svg:x2="13.529cm" svg:y2="9.216cm">
          <text:p text:style-name="P4"/>
        </draw:line>
        <draw:line draw:style-name="gr8" draw:text-style-name="P13" draw:layer="layout" svg:x1="22.644cm" svg:y1="6.328cm" svg:x2="22.648cm" svg:y2="9.15cm">
          <text:p text:style-name="P4"/>
        </draw:line>
        <draw:g>
          <draw:custom-shape draw:style-name="gr9" draw:text-style-name="P2" draw:layer="layout" svg:width="2.985cm" svg:height="0.997cm" svg:x="13.56cm" svg:y="7.32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985cm" svg:height="0.935cm" svg:x="13.56cm" svg:y="7.36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985cm" svg:height="0.996cm" svg:x="13.56cm" svg:y="8.31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5" draw:layer="layout" svg:width="2.985cm" svg:height="0.935cm" svg:x="13.56cm" svg:y="8.347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5.087cm" svg:height="0.997cm" svg:x="17.485cm" svg:y="7.32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5.087cm" svg:height="0.935cm" svg:x="17.485cm" svg:y="7.36cm">
            <text:p text:style-name="P11"><text:span text:style-name="T14">john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791cm" svg:height="0.997cm" svg:x="13.115cm" svg:y="5.35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791cm" svg:height="0.858cm" svg:x="13.115cm" svg:y="5.416cm">
            <text:p text:style-name="P11"><text:span text:style-name="T15">USER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5.087cm" svg:height="0.996cm" svg:x="17.485cm" svg:y="8.28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5.087cm" svg:height="0.935cm" svg:x="17.485cm" svg:y="8.316cm">
            <text:p text:style-name="P11"><text:span text:style-name="T20">scott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8.232cm" svg:y1="14.997cm" svg:x2="3.701cm" svg:y2="9.494cm" draw:start-shape="id16" draw:start-glue-point="2" draw:end-shape="id17" draw:end-glue-point="2">
          <text:p text:style-name="P4"/>
        </draw:connector>
        <draw:g>
          <draw:custom-shape draw:style-name="gr6" draw:text-style-name="P2" draw:layer="layout" svg:width="4.409cm" svg:height="0.997cm" svg:x="10.195cm" svg:y="11.01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409cm" svg:height="0.858cm" svg:x="10.195cm" svg:y="11.078cm">
            <text:p text:style-name="P11"><text:span text:style-name="T16">BUYER_I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4.135cm" svg:height="0.997cm" svg:x="6.271cm" svg:y="11.01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135cm" svg:height="0.858cm" svg:x="6.271cm" svg:y="11.078cm">
            <text:p text:style-name="P11"><text:span text:style-name="T16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6.235cm" svg:y1="12.008cm" svg:x2="14.601cm" svg:y2="12.012cm">
          <text:p text:style-name="P4"/>
        </draw:line>
        <draw:line draw:style-name="gr8" draw:text-style-name="P13" draw:layer="layout" svg:x1="6.235cm" svg:y1="12.907cm" svg:x2="14.601cm" svg:y2="12.912cm">
          <text:p text:style-name="P4"/>
        </draw:line>
        <draw:line draw:style-name="gr8" draw:text-style-name="P13" draw:layer="layout" svg:x1="6.235cm" svg:y1="13.864cm" svg:x2="14.601cm" svg:y2="13.869cm">
          <text:p text:style-name="P4"/>
        </draw:line>
        <draw:line draw:style-name="gr8" draw:text-style-name="P13" draw:layer="layout" svg:x1="10.203cm" svg:y1="11.051cm" svg:x2="10.19cm" svg:y2="14.967cm">
          <text:p text:style-name="P4"/>
        </draw:line>
        <draw:line draw:style-name="gr8" draw:text-style-name="P13" draw:layer="layout" svg:x1="6.235cm" svg:y1="11.011cm" svg:x2="14.601cm" svg:y2="11.015cm">
          <text:p text:style-name="P4"/>
        </draw:line>
        <draw:line draw:style-name="gr8" draw:text-style-name="P13" draw:layer="layout" svg:x1="6.235cm" svg:y1="11.011cm" svg:x2="6.24cm" svg:y2="14.962cm">
          <text:p text:style-name="P4"/>
        </draw:line>
        <draw:line draw:style-name="gr8" draw:text-style-name="P13" draw:layer="layout" svg:x1="14.601cm" svg:y1="11.077cm" svg:x2="14.587cm" svg:y2="14.962cm">
          <text:p text:style-name="P4"/>
        </draw:line>
        <draw:g>
          <draw:custom-shape draw:style-name="gr9" draw:text-style-name="P2" draw:layer="layout" svg:width="3.923cm" svg:height="0.997cm" svg:x="6.271cm" svg:y="12.01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923cm" svg:height="0.935cm" svg:x="6.271cm" svg:y="12.04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923cm" svg:height="0.996cm" svg:x="6.271cm" svg:y="1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923cm" svg:height="0.935cm" svg:x="6.271cm" svg:y="13.03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405cm" svg:height="0.997cm" svg:x="10.195cm" svg:y="12.01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405cm" svg:height="0.935cm" svg:x="10.195cm" svg:y="12.04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572cm" svg:height="0.997cm" svg:x="5.715cm" svg:y="9.94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572cm" svg:height="0.858cm" svg:x="5.715cm" svg:y="10.011cm">
            <text:p text:style-name="P11"><text:span text:style-name="T15">ITEM_BUYE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405cm" svg:height="0.997cm" svg:x="10.195cm" svg:y="12.973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405cm" svg:height="0.935cm" svg:x="10.195cm" svg:y="13.004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923cm" svg:height="0.996cm" svg:x="6.271cm" svg:y="14.03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6" draw:layer="layout" svg:width="3.923cm" svg:height="0.935cm" svg:x="6.271cm" svg:y="14.062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405cm" svg:height="0.997cm" svg:x="10.195cm" svg:y="13.97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4" draw:layer="layout" svg:width="4.405cm" svg:height="0.935cm" svg:x="10.195cm" svg:y="14.001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6.222cm" svg:y1="14.962cm" svg:x2="14.587cm" svg:y2="14.967cm">
          <text:p text:style-name="P4"/>
        </draw:line>
        <draw:line draw:style-name="gr8" draw:text-style-name="P13" draw:layer="layout" svg:x1="1.905cm" svg:y1="9.525cm" svg:x2="7.805cm" svg:y2="9.525cm">
          <text:p text:style-name="P4"/>
        </draw:line>
        <draw:g>
          <draw:custom-shape draw:style-name="gr9" draw:text-style-name="P2" draw:layer="layout" svg:width="3.479cm" svg:height="0.997cm" svg:x="1.962cm" svg:y="8.52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17" draw:layer="layout" svg:width="3.479cm" svg:height="0.935cm" svg:x="1.962cm" svg:y="8.559cm">
            <text:p text:style-name="P11"><text:span text:style-name="T14">4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5.464cm" svg:y="8.52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5.464cm" svg:y="8.559cm">
            <text:p text:style-name="P11"><text:span text:style-name="T20">Baz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.931cm" svg:y1="8.467cm" svg:x2="7.832cm" svg:y2="8.467cm">
          <text:p text:style-name="P4"/>
        </draw:line>
        <presentation:notes draw:style-name="dp2">
          <draw:page-thumbnail draw:layer="layout" svg:width="10.116cm" svg:height="7.585cm" svg:x="1.676cm" svg:y="0cm" draw:page-number="16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pping with a link table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pping with a link table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Unidirectional, the "one" side of the Item clas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Bidirectional, the "many" side of the User clas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3">
              <text:list-item>
                <text:p text:style-name="P5">The inverse="true" attribute could also be on the collection...</text:p>
              </text:list-item>
            </text:list>
          </draw:text-box>
        </draw:frame>
        <draw:g>
          <draw:g>
            <draw:custom-shape draw:style-name="gr3" draw:text-style-name="P2" draw:layer="layout" svg:width="19.268cm" svg:height="4.923cm" svg:x="1.782cm" svg:y="4.233cm">
              <text:p text:style-name="P4"/>
              <draw:enhanced-geometry svg:viewBox="0 0 12252 5806" draw:type="non-primitive" draw:enhanced-path="M 12251 5805  L 0 5805  L 0 369  L 791 0  L 12251 0  L 12251 5805  N"/>
            </draw:custom-shape>
            <draw:custom-shape draw:style-name="gr4" draw:text-style-name="P2" draw:layer="layout" svg:width="1.247cm" svg:height="0.302cm" svg:x="1.782cm" svg:y="4.233cm">
              <text:p text:style-name="P4"/>
              <draw:enhanced-geometry svg:viewBox="0 0 792 358" draw:type="non-primitive" draw:enhanced-path="M 791 0 A L 582 357 A C 385 311 393 334 0 357 A L 791 0 A N"/>
            </draw:custom-shape>
          </draw:g>
          <draw:custom-shape draw:style-name="gr5" draw:text-style-name="P2" draw:layer="layout" svg:width="19.021cm" svg:height="4.907cm" svg:x="2.246cm" svg:y="4.315cm">
            <text:p text:style-name="P11"><text:span text:style-name="T9">&lt;class name="Item" table="</text:span><text:span text:style-name="T22">ITEMS</text:span><text:span text:style-name="T9">"&gt;</text:span></text:p>
            <text:p text:style-name="P11"><text:span text:style-name="T17"><text:s text:c="4"/></text:span><text:span text:style-name="T17">&lt;join table="ITEM_BUYER“ optional="true" inverse="true"&gt;</text:span></text:p>
            <text:p text:style-name="P11"><text:span text:style-name="T17"><text:s text:c="8"/></text:span><text:span text:style-name="T22">&lt;key column="</text:span><text:span text:style-name="T17">ITEM_ID</text:span><text:span text:style-name="T22">"/&gt;</text:span></text:p>
            <text:p text:style-name="P11"><text:span text:style-name="T22"><text:s text:c="8"/></text:span><text:span text:style-name="T22">&lt;many-to-one name</text:span><text:span text:style-name="T25">="buyer" </text:span><text:span text:style-name="T22">class="User"</text:span></text:p>
            <text:p text:style-name="P11"><text:span text:style-name="T22"><text:s text:c="21"/></text:span><text:span text:style-name="T22">column="</text:span><text:span text:style-name="T17">BUYER_ID</text:span><text:span text:style-name="T22">“</text:span></text:p>
            <text:p text:style-name="P11"><text:span text:style-name="T22"><text:s text:c="21"/></text:span><text:span text:style-name="T22">not-null="true"/&gt;</text:span><text:span text:style-name="T17"> <text:s/></text:span></text:p>
            <text:p text:style-name="P12"><text:span text:style-name="T17"><text:s text:c="4"/></text:span><text:span text:style-name="T17">&lt;/join&gt;</text:span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21.139cm" svg:height="4.445cm" svg:x="1.27cm" svg:y="11.218cm">
              <text:p text:style-name="P4"/>
              <draw:enhanced-geometry svg:viewBox="0 0 12252 5806" draw:type="non-primitive" draw:enhanced-path="M 12251 5805  L 0 5805  L 0 369  L 791 0  L 12251 0  L 12251 5805  N"/>
            </draw:custom-shape>
            <draw:custom-shape draw:style-name="gr4" draw:text-style-name="P2" draw:layer="layout" svg:width="1.368cm" svg:height="0.273cm" svg:x="1.27cm" svg:y="11.218cm">
              <text:p text:style-name="P4"/>
              <draw:enhanced-geometry svg:viewBox="0 0 792 358" draw:type="non-primitive" draw:enhanced-path="M 791 0 A L 582 357 A C 385 311 393 334 0 357 A L 791 0 A N"/>
            </draw:custom-shape>
          </draw:g>
          <draw:custom-shape draw:style-name="gr5" draw:text-style-name="P2" draw:layer="layout" svg:width="20.867cm" svg:height="3.795cm" svg:x="1.779cm" svg:y="11.292cm">
            <text:p text:style-name="P11"><text:span text:style-name="T26">&lt;class name="User" table="USERS"&gt;</text:span></text:p>
            <text:p text:style-name="P11"><text:span text:style-name="T26"><text:s text:c="2"/></text:span><text:span text:style-name="T26">&lt;set name="boughtItems" </text:span><text:span text:style-name="T27">table="ITEM_BUYER"</text:span><text:span text:style-name="T26">&gt;</text:span></text:p>
            <text:p text:style-name="P11"><text:span text:style-name="T26"><text:s text:c="4"/></text:span><text:span text:style-name="T26">&lt;key column="</text:span><text:span text:style-name="T27">BUYER_ID</text:span><text:span text:style-name="T26">"/&gt;</text:span></text:p>
            <text:p text:style-name="P11"><text:span text:style-name="T26"><text:s text:c="4"/></text:span><text:span text:style-name="T26">&lt;many-to-many column="</text:span><text:span text:style-name="T27">ITEM_ID</text:span><text:span text:style-name="T26">" </text:span><text:span text:style-name="T27">unique="true"</text:span><text:span text:style-name="T26"> class="Item"/&gt;</text:span></text:p>
            <text:p text:style-name="P11"><text:span text:style-name="T26"><text:s text:c="2"/></text:span><text:span text:style-name="T26">&lt;/set&gt;</text:span></text:p>
            <text:p text:style-name="P11"><text:span text:style-name="T26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7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One-to-One association mapping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One-to-One association mapping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One-to-one multiplicity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can map a one-to-one using two different techniques:</text:p>
              </text:list-item>
            </text:list>
            <text:list text:style-name="L3">
              <text:list-item>
                <text:list>
                  <text:list-item>
                    <text:p text:style-name="P6">a shared primary key, the problem is generation of 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a foreign key, we need a unique constraint</text:p>
                  </text:list-item>
                </text:list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can also map it using a link table, but this is exotic...</text:p>
              </text:list-item>
            </text:list>
          </draw:text-box>
        </draw:frame>
        <draw:custom-shape draw:style-name="gr2" draw:text-style-name="P2" draw:id="id18" draw:layer="layout" svg:width="5.027cm" svg:height="0.679cm" svg:x="3.695cm" svg:y="4.771cm">
          <text:p text:style-name="P11"><text:span text:style-name="T5">User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9" draw:layer="layout" svg:width="5.027cm" svg:height="0.679cm" svg:x="14.336cm" svg:y="4.771cm">
          <text:p text:style-name="P11"><text:span text:style-name="T5">Address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svg:x1="8.722cm" svg:y1="5.11cm" svg:x2="14.336cm" svg:y2="5.11cm" draw:start-shape="id18" draw:start-glue-point="1" draw:end-shape="id19" draw:end-glue-point="3">
          <text:p text:style-name="P4"/>
        </draw:connector>
        <presentation:notes draw:style-name="dp2">
          <draw:page-thumbnail draw:layer="layout" svg:width="10.116cm" svg:height="7.585cm" svg:x="1.676cm" svg:y="0cm" draw:page-number="18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One-to-one: Using a primary key association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One-to-one: Using a primary key association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Two rows have the same PK values, both ends are &lt;one-to-one&gt;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Has to be bidirectional if we want shared PK generation.</text:p>
              </text:list-item>
            </text:list>
            <text:list text:style-name="L3">
              <text:list-item>
                <text:p text:style-name="P5">Cascading helps us to make one of the two "more important".</text:p>
              </text:list-item>
            </text:list>
          </draw:text-box>
        </draw:frame>
        <draw:g>
          <draw:g>
            <draw:custom-shape draw:style-name="gr3" draw:text-style-name="P2" draw:layer="layout" svg:width="12.908cm" svg:height="3.435cm" svg:x="5.256cm" svg:y="4.022cm">
              <text:p text:style-name="P4"/>
              <draw:enhanced-geometry svg:viewBox="0 0 12913 3904" draw:type="non-primitive" draw:enhanced-path="M 12912 3903  L 0 3903  L 0 248  L 833 0  L 12912 0  L 12912 3903  N"/>
            </draw:custom-shape>
            <draw:custom-shape draw:style-name="gr4" draw:text-style-name="P2" draw:layer="layout" svg:width="0.833cm" svg:height="0.213cm" svg:x="5.256cm" svg:y="4.022cm">
              <text:p text:style-name="P4"/>
              <draw:enhanced-geometry svg:viewBox="0 0 834 242" draw:type="non-primitive" draw:enhanced-path="M 833 0 A L 614 241 A C 406 209 414 224 0 241 A L 833 0 A N"/>
            </draw:custom-shape>
          </draw:g>
          <draw:custom-shape draw:style-name="gr5" draw:text-style-name="P2" draw:layer="layout" svg:width="12.74cm" svg:height="3.389cm" svg:x="5.565cm" svg:y="4.068cm">
            <text:p text:style-name="P11"><text:span text:style-name="T11">&lt;class name="User" table="USERS"&gt;</text:span></text:p>
            <text:p text:style-name="P12"><text:span text:style-name="T24"><text:s text:c="4"/></text:span><text:span text:style-name="T24">&lt;one-to-one name="address" </text:span></text:p>
            <text:p text:style-name="P12"><text:span text:style-name="T24"><text:s text:c="16"/></text:span><text:span text:style-name="T24">class="Address"</text:span></text:p>
            <text:p text:style-name="P12"><text:span text:style-name="T24"><text:s text:c="16"/></text:span><text:span text:style-name="T24">cascade="save-update"/&gt;</text:span></text:p>
            <text:p text:style-name="P12"><text:span text:style-name="T11">&lt;/class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17.796cm" svg:height="6.634cm" svg:x="2.963cm" svg:y="7.832cm">
              <text:p text:style-name="P4"/>
              <draw:enhanced-geometry svg:viewBox="0 0 12913 3904" draw:type="non-primitive" draw:enhanced-path="M 12912 3903  L 0 3903  L 0 248  L 833 0  L 12912 0  L 12912 3903  N"/>
            </draw:custom-shape>
            <draw:custom-shape draw:style-name="gr4" draw:text-style-name="P2" draw:layer="layout" svg:width="1.148cm" svg:height="0.411cm" svg:x="2.963cm" svg:y="7.832cm">
              <text:p text:style-name="P4"/>
              <draw:enhanced-geometry svg:viewBox="0 0 834 242" draw:type="non-primitive" draw:enhanced-path="M 833 0 A L 614 241 A C 406 209 414 224 0 241 A L 833 0 A N"/>
            </draw:custom-shape>
          </draw:g>
          <draw:custom-shape draw:style-name="gr5" draw:text-style-name="P2" draw:layer="layout" svg:width="17.566cm" svg:height="6.545cm" svg:x="3.387cm" svg:y="7.922cm">
            <text:p text:style-name="P11"><text:span text:style-name="T9">&lt;class name="Address" table="ADDRESS"&gt;</text:span></text:p>
            <text:p text:style-name="P11"><text:span text:style-name="T26"><text:s text:c="2"/></text:span><text:span text:style-name="T26">&lt;id name="id" column="ADDRESS_ID"&gt;</text:span></text:p>
            <text:p text:style-name="P11"><text:span text:style-name="T26"><text:s text:c="4"/></text:span><text:span text:style-name="T26">&lt;generator class="</text:span><text:span text:style-name="T27">foreign</text:span><text:span text:style-name="T26">"&gt;</text:span></text:p>
            <text:p text:style-name="P11"><text:span text:style-name="T26"><text:s text:c="8"/></text:span><text:span text:style-name="T26">&lt;param name="</text:span><text:span text:style-name="T27">property</text:span><text:span text:style-name="T26">"&gt;</text:span><text:span text:style-name="T27">user</text:span><text:span text:style-name="T26">&lt;/param&gt;</text:span></text:p>
            <text:p text:style-name="P11"><text:span text:style-name="T26"><text:s text:c="4"/></text:span><text:span text:style-name="T26">&lt;/generator&gt;</text:span></text:p>
            <text:p text:style-name="P11"><text:span text:style-name="T26"><text:s text:c="2"/></text:span><text:span text:style-name="T26">&lt;/id&gt;</text:span></text:p>
            <text:p text:style-name="P11"><text:span text:style-name="T9"/></text:p>
            <text:p text:style-name="P12"><text:span text:style-name="T9"><text:s text:c="4"/></text:span><text:span text:style-name="T10">&lt;one-to-one name="user" </text:span></text:p>
            <text:p text:style-name="P12"><text:span text:style-name="T10"><text:s text:c="16"/></text:span><text:span text:style-name="T10">class="User"</text:span></text:p>
            <text:p text:style-name="P12"><text:span text:style-name="T10"><text:s text:c="16"/></text:span><text:span text:style-name="T17">constrained="true"/&gt;</text:span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19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constrained= cannot be address without an user</text:span></text:p>
            </draw:text-box>
          </draw:frame>
        </presentation:notes>
      </draw:page>
      <draw:page draw:name="One-to-one: Using a foreign key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One-to-one: Using a foreign key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We can use a (unique) foreign key column in USERS to the ADDRES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<text:s text:c="6"/></text:p>
              </text:list-item>
            </text:list>
            <text:list text:style-name="L3">
              <text:list-item>
                <text:p text:style-name="P5"><text:s text:c="3"/></text:p>
              </text:list-item>
            </text:list>
            <text:list text:style-name="L3">
              <text:list-item>
                <text:p text:style-name="P5">Making this association bidirectional (makes sense?):</text:p>
              </text:list-item>
            </text:list>
          </draw:text-box>
        </draw:frame>
        <draw:g>
          <draw:g>
            <draw:custom-shape draw:style-name="gr3" draw:text-style-name="P2" draw:layer="layout" svg:width="17.167cm" svg:height="4.877cm" svg:x="3.387cm" svg:y="4.56cm">
              <text:p text:style-name="P4"/>
              <draw:enhanced-geometry svg:viewBox="0 0 12913 4883" draw:type="non-primitive" draw:enhanced-path="M 12912 4882  L 0 4882  L 0 310  L 833 0  L 12912 0  L 12912 4882  N"/>
            </draw:custom-shape>
            <draw:custom-shape draw:style-name="gr4" draw:text-style-name="P2" draw:layer="layout" svg:width="1.108cm" svg:height="0.299cm" svg:x="3.387cm" svg:y="4.56cm">
              <text:p text:style-name="P4"/>
              <draw:enhanced-geometry svg:viewBox="0 0 834 302" draw:type="non-primitive" draw:enhanced-path="M 833 0 A L 614 301 A C 406 262 414 280 0 301 A L 833 0 A N"/>
            </draw:custom-shape>
          </draw:g>
          <draw:custom-shape draw:style-name="gr5" draw:text-style-name="P2" draw:layer="layout" svg:width="16.944cm" svg:height="4.501cm" svg:x="3.797cm" svg:y="4.63cm">
            <text:p text:style-name="P11"><text:span text:style-name="T9">&lt;class name="User" table="USERS"&gt;</text:span></text:p>
            <text:p text:style-name="P12"><text:span text:style-name="T9"><text:s text:c="4"/></text:span><text:span text:style-name="T22">&lt;many-to-one name="shippingAddress" </text:span></text:p>
            <text:p text:style-name="P12"><text:span text:style-name="T22"><text:s text:c="17"/></text:span><text:span text:style-name="T22">class="Address"</text:span></text:p>
            <text:p text:style-name="P12"><text:span text:style-name="T22"><text:s text:c="17"/></text:span><text:span text:style-name="T22">column="</text:span><text:span text:style-name="T17">SHIPPING_ADDRESS_ID</text:span><text:span text:style-name="T22">"</text:span></text:p>
            <text:p text:style-name="P12"><text:span text:style-name="T22"><text:s text:c="17"/></text:span><text:span text:style-name="T17">unique="true"</text:span></text:p>
            <text:p text:style-name="P12"><text:span text:style-name="T22"><text:s text:c="17"/></text:span><text:span text:style-name="T22">cascade="save-update"/&gt;</text:span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12.908cm" svg:height="3.572cm" svg:x="5.256cm" svg:y="11.884cm">
              <text:p text:style-name="P4"/>
              <draw:enhanced-geometry svg:viewBox="0 0 12913 3576" draw:type="non-primitive" draw:enhanced-path="M 12912 3575  L 0 3575  L 0 227  L 833 0  L 12912 0  L 12912 3575  N"/>
            </draw:custom-shape>
            <draw:custom-shape draw:style-name="gr4" draw:text-style-name="P2" draw:layer="layout" svg:width="0.833cm" svg:height="0.219cm" svg:x="5.256cm" svg:y="11.884cm">
              <text:p text:style-name="P4"/>
              <draw:enhanced-geometry svg:viewBox="0 0 834 221" draw:type="non-primitive" draw:enhanced-path="M 833 0 A L 614 220 A C 406 192 414 205 0 220 A L 833 0 A N"/>
            </draw:custom-shape>
          </draw:g>
          <draw:custom-shape draw:style-name="gr5" draw:text-style-name="P2" draw:layer="layout" svg:width="12.74cm" svg:height="3.945cm" svg:x="5.565cm" svg:y="11.937cm">
            <text:p text:style-name="P11"><text:span text:style-name="T11">&lt;class name="Address" table="ADDRESS"&gt;</text:span></text:p>
            <text:p text:style-name="P12"><text:span text:style-name="T11"><text:s text:c="4"/></text:span><text:span text:style-name="T11">&lt;one-to-one name="user" </text:span></text:p>
            <text:p text:style-name="P12"><text:span text:style-name="T11"><text:s text:c="16"/></text:span><text:span text:style-name="T11">class="User"</text:span></text:p>
            <text:p text:style-name="P12"><text:span text:style-name="T11"><text:s text:c="16"/></text:span><text:span text:style-name="T12">property-ref="address"/&gt;</text:span></text:p>
            <text:p text:style-name="P12"><text:span text:style-name="T11">&lt;/class&gt;</text:span></text:p>
            <text:p text:style-name="P12"><text:span text:style-name="T11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0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Property-ref, “go to the other side”</text:span></text:p>
              <text:p text:style-name="P9"><text:span text:style-name="T4"/></text:p>
              <text:p text:style-name="P9"><text:span text:style-name="T4">Avoid duplicate problems with unique=true</text:span></text:p>
            </draw:text-box>
          </draw:frame>
        </presentation:notes>
      </draw:page>
      <draw:page draw:name="Exotic: Optional one-to-one with a join table" draw:style-name="dp3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<text:span text:style-name="T4">Exotic: Optional one-to-one with a join table</text:span>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4">This is somewhat rare, but possible:</text:span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5"><text:span text:style-name="T4">A shipment is part of our escrow services but is not necessarily always or only used for auctioned items.</text:span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7"><text:span text:style-name="T4"/></text:p>
              </text:list-item>
            </text:list>
            <text:list text:style-name="L3">
              <text:list-item>
                <text:p text:style-name="P5"><text:span text:style-name="T4">Instead of a nullable ITEM_ID column in SHIPMENTS, we'd prefer a join table to represent this relationship.</text:span></text:p>
              </text:list-item>
            </text:list>
          </draw:text-box>
        </draw:frame>
        <draw:custom-shape draw:style-name="gr2" draw:text-style-name="P2" draw:id="id21" draw:layer="layout" svg:width="5.027cm" svg:height="0.679cm" svg:x="4.286cm" svg:y="4.793cm">
          <text:p text:style-name="P11"><text:span text:style-name="T5">Item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0" draw:layer="layout" svg:width="5.027cm" svg:height="0.679cm" svg:x="13.811cm" svg:y="4.793cm">
          <text:p text:style-name="P11"><text:span text:style-name="T5">Shipment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svg:x1="13.811cm" svg:y1="5.132cm" svg:x2="9.313cm" svg:y2="5.132cm" draw:start-shape="id20" draw:start-glue-point="3" draw:end-shape="id21" draw:end-glue-point="1">
          <text:p text:style-name="P4"/>
        </draw:connector>
        <draw:custom-shape draw:style-name="gr12" draw:text-style-name="P2" draw:layer="layout" svg:width="1.272cm" svg:height="0.565cm" svg:x="10.16cm" svg:y="4.48cm">
          <text:p text:style-name="P11"><text:span text:style-name="T21">0..1</text:span></text:p>
          <draw:enhanced-geometry svg:viewBox="0 0 21600 21600" draw:type="mso-spt202" draw:enhanced-path="M 0 0 L 21600 0 21600 21600 0 21600 0 0 Z N"/>
        </draw:custom-shape>
        <draw:connector draw:style-name="gr10" draw:text-style-name="P13" draw:layer="layout" svg:x1="13.879cm" svg:y1="14.759cm" svg:x2="18.461cm" svg:y2="14.261cm" draw:start-shape="id22" draw:start-glue-point="2" draw:end-shape="id23" draw:end-glue-point="2">
          <text:p text:style-name="P4"/>
        </draw:connector>
        <draw:g>
          <draw:custom-shape draw:style-name="gr6" draw:text-style-name="P2" draw:layer="layout" svg:width="2.417cm" svg:height="0.992cm" svg:x="4.352cm" svg:y="10.13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417cm" svg:height="0.935cm" svg:x="4.352cm" svg:y="10.166cm">
            <text:p text:style-name="P11"><text:span text:style-name="T5">NAM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2cm" svg:x="0.873cm" svg:y="10.13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0.873cm" svg:y="10.166cm">
            <text:p text:style-name="P11"><text:span text:style-name="T5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0.873cm" svg:y1="11.135cm" svg:x2="6.742cm" svg:y2="11.139cm">
          <text:p text:style-name="P4"/>
        </draw:line>
        <draw:line draw:style-name="gr8" draw:text-style-name="P13" draw:layer="layout" svg:x1="0.873cm" svg:y1="12.034cm" svg:x2="6.773cm" svg:y2="12.039cm">
          <text:p text:style-name="P4"/>
        </draw:line>
        <draw:line draw:style-name="gr8" draw:text-style-name="P13" draw:layer="layout" svg:x1="0.873cm" svg:y1="12.991cm" svg:x2="6.742cm" svg:y2="12.995cm">
          <text:p text:style-name="P4"/>
        </draw:line>
        <draw:line draw:style-name="gr8" draw:text-style-name="P13" draw:layer="layout" svg:x1="4.352cm" svg:y1="10.138cm" svg:x2="4.352cm" svg:y2="13.904cm">
          <text:p text:style-name="P4"/>
        </draw:line>
        <draw:line draw:style-name="gr8" draw:text-style-name="P13" draw:layer="layout" svg:x1="6.768cm" svg:y1="10.138cm" svg:x2="6.741cm" svg:y2="13.944cm">
          <text:p text:style-name="P4"/>
        </draw:line>
        <draw:line draw:style-name="gr8" draw:text-style-name="P13" draw:layer="layout" svg:x1="0.873cm" svg:y1="10.138cm" svg:x2="6.773cm" svg:y2="10.134cm">
          <text:p text:style-name="P4"/>
        </draw:line>
        <draw:line draw:style-name="gr8" draw:text-style-name="P13" draw:layer="layout" svg:x1="0.873cm" svg:y1="10.138cm" svg:x2="0.878cm" svg:y2="13.944cm">
          <text:p text:style-name="P4"/>
        </draw:line>
        <draw:g>
          <draw:custom-shape draw:style-name="gr9" draw:text-style-name="P2" draw:layer="layout" svg:width="3.479cm" svg:height="0.996cm" svg:x="0.873cm" svg:y="11.1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0.873cm" svg:y="11.17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0.873cm" svg:y="12.0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0.873cm" svg:y="12.069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0.873cm" svg:y="12.93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25" draw:layer="layout" svg:width="3.479cm" svg:height="0.935cm" svg:x="0.873cm" svg:y="12.969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4.374cm" svg:y="12.0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4.374cm" svg:y="12.069cm">
            <text:p text:style-name="P11"><text:span text:style-name="T14">Foo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4.374cm" svg:y="11.13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4.374cm" svg:y="11.17cm">
            <text:p text:style-name="P11"><text:span text:style-name="T14">Foo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4.374cm" svg:y="12.938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4.374cm" svg:y="12.969cm">
            <text:p text:style-name="P11"><text:span text:style-name="T14">Ba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879cm" svg:height="0.997cm" svg:x="0.34cm" svg:y="9.07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879cm" svg:height="0.858cm" svg:x="0.34cm" svg:y="9.138cm">
            <text:p text:style-name="P11"><text:span text:style-name="T15">ITEMS</text:span></text:p>
            <draw:enhanced-geometry svg:viewBox="0 0 21600 21600" draw:type="mso-spt202" draw:enhanced-path="M 0 0 L 21600 0 21600 21600 0 21600 0 0 Z N"/>
          </draw:custom-shape>
        </draw:g>
        <draw:connector draw:style-name="gr10" draw:text-style-name="P13" draw:layer="layout" svg:x1="9.714cm" svg:y1="14.785cm" svg:x2="2.612cm" svg:y2="13.904cm" draw:start-shape="id24" draw:start-glue-point="2" draw:end-shape="id25" draw:end-glue-point="2">
          <text:p text:style-name="P4"/>
        </draw:connector>
        <draw:g>
          <draw:custom-shape draw:style-name="gr6" draw:text-style-name="P2" draw:layer="layout" svg:width="4.409cm" svg:height="0.997cm" svg:x="11.677cm" svg:y="11.83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409cm" svg:height="0.858cm" svg:x="11.677cm" svg:y="11.898cm">
            <text:p text:style-name="P11"><text:span text:style-name="T16">SHIP_ID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4.136cm" svg:height="0.997cm" svg:x="7.752cm" svg:y="11.831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136cm" svg:height="0.858cm" svg:x="7.752cm" svg:y="11.898cm">
            <text:p text:style-name="P11"><text:span text:style-name="T16">ITEM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7.717cm" svg:y1="12.828cm" svg:x2="16.082cm" svg:y2="12.832cm">
          <text:p text:style-name="P4"/>
        </draw:line>
        <draw:line draw:style-name="gr8" draw:text-style-name="P13" draw:layer="layout" svg:x1="7.717cm" svg:y1="13.727cm" svg:x2="16.082cm" svg:y2="13.732cm">
          <text:p text:style-name="P4"/>
        </draw:line>
        <draw:line draw:style-name="gr8" draw:text-style-name="P13" draw:layer="layout" svg:x1="7.717cm" svg:y1="14.684cm" svg:x2="16.082cm" svg:y2="14.689cm">
          <text:p text:style-name="P4"/>
        </draw:line>
        <draw:line draw:style-name="gr8" draw:text-style-name="P13" draw:layer="layout" svg:x1="11.685cm" svg:y1="11.871cm" svg:x2="11.676cm" svg:y2="14.689cm">
          <text:p text:style-name="P4"/>
        </draw:line>
        <draw:line draw:style-name="gr8" draw:text-style-name="P13" draw:layer="layout" svg:x1="7.717cm" svg:y1="11.831cm" svg:x2="16.082cm" svg:y2="11.836cm">
          <text:p text:style-name="P4"/>
        </draw:line>
        <draw:line draw:style-name="gr8" draw:text-style-name="P13" draw:layer="layout" svg:x1="7.717cm" svg:y1="11.831cm" svg:x2="7.721cm" svg:y2="14.684cm">
          <text:p text:style-name="P4"/>
        </draw:line>
        <draw:line draw:style-name="gr8" draw:text-style-name="P13" draw:layer="layout" svg:x1="16.081cm" svg:y1="11.897cm" svg:x2="16.072cm" svg:y2="14.684cm">
          <text:p text:style-name="P4"/>
        </draw:line>
        <draw:g>
          <draw:custom-shape draw:style-name="gr9" draw:text-style-name="P2" draw:layer="layout" svg:width="3.924cm" svg:height="0.997cm" svg:x="7.752cm" svg:y="12.83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924cm" svg:height="0.935cm" svg:x="7.752cm" svg:y="12.86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924cm" svg:height="0.996cm" svg:x="7.752cm" svg:y="13.8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24" draw:layer="layout" svg:width="3.924cm" svg:height="0.935cm" svg:x="7.752cm" svg:y="13.85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404cm" svg:height="0.997cm" svg:x="11.677cm" svg:y="12.832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4.404cm" svg:height="0.935cm" svg:x="11.677cm" svg:y="12.863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6.572cm" svg:height="0.996cm" svg:x="7.197cm" svg:y="10.76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6.572cm" svg:height="0.858cm" svg:x="7.197cm" svg:y="10.83cm">
            <text:p text:style-name="P11"><text:span text:style-name="T15">ITEM_SHIPMENT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4.404cm" svg:height="0.996cm" svg:x="11.677cm" svg:y="13.794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22" draw:layer="layout" svg:width="4.404cm" svg:height="0.935cm" svg:x="11.677cm" svg:y="13.824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0.86cm" svg:y1="13.944cm" svg:x2="6.76cm" svg:y2="13.944cm">
          <text:p text:style-name="P4"/>
        </draw:line>
        <draw:g>
          <draw:custom-shape draw:style-name="gr6" draw:text-style-name="P2" draw:layer="layout" svg:width="2.417cm" svg:height="0.992cm" svg:x="20.28cm" svg:y="10.49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417cm" svg:height="1.613cm" svg:x="20.28cm" svg:y="10.184cm">
            <text:p text:style-name="P11"><text:span text:style-name="T5">STAT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" draw:layer="layout" svg:width="3.475cm" svg:height="0.992cm" svg:x="16.801cm" svg:y="10.49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5cm" svg:height="0.935cm" svg:x="16.801cm" svg:y="10.523cm">
            <text:p text:style-name="P11"><text:span text:style-name="T5">SHIP_ID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6.801cm" svg:y1="11.492cm" svg:x2="22.697cm" svg:y2="11.496cm">
          <text:p text:style-name="P4"/>
        </draw:line>
        <draw:line draw:style-name="gr8" draw:text-style-name="P13" draw:layer="layout" svg:x1="16.801cm" svg:y1="12.391cm" svg:x2="22.67cm" svg:y2="12.396cm">
          <text:p text:style-name="P4"/>
        </draw:line>
        <draw:line draw:style-name="gr8" draw:text-style-name="P13" draw:layer="layout" svg:x1="16.801cm" svg:y1="13.348cm" svg:x2="22.67cm" svg:y2="13.353cm">
          <text:p text:style-name="P4"/>
        </draw:line>
        <draw:line draw:style-name="gr8" draw:text-style-name="P13" draw:layer="layout" svg:x1="20.201cm" svg:y1="10.495cm" svg:x2="20.205cm" svg:y2="14.274cm">
          <text:p text:style-name="P4"/>
        </draw:line>
        <draw:line draw:style-name="gr8" draw:text-style-name="P13" draw:layer="layout" svg:x1="22.723cm" svg:y1="10.495cm" svg:x2="22.728cm" svg:y2="14.274cm">
          <text:p text:style-name="P4"/>
        </draw:line>
        <draw:line draw:style-name="gr8" draw:text-style-name="P13" draw:layer="layout" svg:x1="16.801cm" svg:y1="10.495cm" svg:x2="22.697cm" svg:y2="10.491cm">
          <text:p text:style-name="P4"/>
        </draw:line>
        <draw:line draw:style-name="gr8" draw:text-style-name="P13" draw:layer="layout" svg:x1="16.797cm" svg:y1="10.495cm" svg:x2="16.801cm" svg:y2="14.274cm">
          <text:p text:style-name="P4"/>
        </draw:line>
        <draw:g>
          <draw:custom-shape draw:style-name="gr9" draw:text-style-name="P2" draw:layer="layout" svg:width="3.479cm" svg:height="0.996cm" svg:x="16.801cm" svg:y="11.49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6.801cm" svg:y="11.527cm">
            <text:p text:style-name="P11"><text:span text:style-name="T14">1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6cm" svg:x="16.801cm" svg:y="12.39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479cm" svg:height="0.935cm" svg:x="16.801cm" svg:y="12.426cm">
            <text:p text:style-name="P11"><text:span text:style-name="T14">2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479cm" svg:height="0.997cm" svg:x="16.722cm" svg:y="13.29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id="id23" draw:layer="layout" svg:width="3.479cm" svg:height="0.935cm" svg:x="16.722cm" svg:y="13.326cm">
            <text:p text:style-name="P11"><text:span text:style-name="T14">3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20.302cm" svg:y="12.39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20.302cm" svg:y="12.426cm">
            <text:p text:style-name="P11"><text:span text:style-name="T14">DEL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6cm" svg:x="20.302cm" svg:y="11.496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20.302cm" svg:y="11.527cm">
            <text:p text:style-name="P11"><text:span text:style-name="T14">AGR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2.368cm" svg:height="0.997cm" svg:x="20.223cm" svg:y="13.295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2.368cm" svg:height="0.935cm" svg:x="20.223cm" svg:y="13.326cm">
            <text:p text:style-name="P11"><text:span text:style-name="T14">PAY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2" draw:layer="layout" svg:width="3.87cm" svg:height="0.996cm" svg:x="16.722cm" svg:y="9.499cm">
            <text:p text:style-name="P4"/>
            <draw:enhanced-geometry svg:viewBox="0 0 21600 21600" draw:path-stretchpoint-x="10800" draw:path-stretchpoint-y="10800" draw:text-areas="?f3 ?f4 ?f5 ?f6" draw:type="round-rectangle" draw:modifiers="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3.87cm" svg:height="0.858cm" svg:x="16.722cm" svg:y="9.56cm">
            <text:p text:style-name="P11"><text:span text:style-name="T15">SHIPMENTS</text:span></text:p>
            <draw:enhanced-geometry svg:viewBox="0 0 21600 21600" draw:type="mso-spt202" draw:enhanced-path="M 0 0 L 21600 0 21600 21600 0 21600 0 0 Z N"/>
          </draw:custom-shape>
        </draw:g>
        <draw:line draw:style-name="gr8" draw:text-style-name="P13" draw:layer="layout" svg:x1="16.801cm" svg:y1="14.292cm" svg:x2="22.697cm" svg:y2="14.288cm">
          <text:p text:style-name="P4"/>
        </draw:line>
        <presentation:notes draw:style-name="dp4">
          <draw:page-thumbnail draw:style-name="gr15" draw:layer="layout" svg:width="10.112cm" svg:height="7.586cm" svg:x="1.68cm" svg:y="-0.001cm" draw:page-number="21" presentation:class="page"/>
          <draw:frame presentation:style-name="pr8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pping one-to-one with a join table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pping one-to-one with a join table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Both foreign key columns in the link table are unique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<text:s text:c="6"/></text:p>
              </text:list-item>
            </text:list>
            <text:list text:style-name="L3">
              <text:list-item>
                <text:p text:style-name="P5"><text:s text:c="3"/>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Both sides are mapped with a &lt;join&gt;:</text:p>
              </text:list-item>
            </text:list>
          </draw:text-box>
        </draw:frame>
        <draw:g>
          <draw:g>
            <draw:custom-shape draw:style-name="gr3" draw:text-style-name="P2" draw:layer="layout" svg:width="18.214cm" svg:height="5.567cm" svg:x="2.54cm" svg:y="3.96cm">
              <text:p text:style-name="P4"/>
              <draw:enhanced-geometry svg:viewBox="0 0 12913 4883" draw:type="non-primitive" draw:enhanced-path="M 12912 4882  L 0 4882  L 0 310  L 833 0  L 12912 0  L 12912 4882  N"/>
            </draw:custom-shape>
            <draw:custom-shape draw:style-name="gr4" draw:text-style-name="P2" draw:layer="layout" svg:width="1.176cm" svg:height="0.342cm" svg:x="2.54cm" svg:y="3.96cm">
              <text:p text:style-name="P4"/>
              <draw:enhanced-geometry svg:viewBox="0 0 834 302" draw:type="non-primitive" draw:enhanced-path="M 833 0 A L 614 301 A C 406 262 414 280 0 301 A L 833 0 A N"/>
            </draw:custom-shape>
          </draw:g>
          <draw:custom-shape draw:style-name="gr5" draw:text-style-name="P2" draw:layer="layout" svg:width="17.978cm" svg:height="5.373cm" svg:x="2.976cm" svg:y="4.039cm">
            <text:p text:style-name="P11"><text:span text:style-name="T26">&lt;class name="Shipment" table="Shipments"&gt;</text:span></text:p>
            <text:p text:style-name="P11"><text:span text:style-name="T26"><text:s text:c="4"/></text:span><text:span text:style-name="T26">&lt;join table="</text:span><text:span text:style-name="T27">ITEM_SHIPMENT</text:span><text:span text:style-name="T26">" optional="true"&gt;</text:span></text:p>
            <text:p text:style-name="P11"><text:span text:style-name="T26"><text:s text:c="8"/></text:span><text:span text:style-name="T26">&lt;key column="</text:span><text:span text:style-name="T27">SHIP_ID</text:span><text:span text:style-name="T26">" </text:span><text:span text:style-name="T27">unique="true"</text:span><text:span text:style-name="T26">/&gt;</text:span></text:p>
            <text:p text:style-name="P11"><text:span text:style-name="T26"><text:s text:c="8"/></text:span><text:span text:style-name="T26">&lt;many-to-one class="Item"</text:span></text:p>
            <text:p text:style-name="P11"><text:span text:style-name="T26"><text:s text:c="21"/></text:span><text:span text:style-name="T26">column="</text:span><text:span text:style-name="T27">ITEM_ID</text:span><text:span text:style-name="T26">"</text:span></text:p>
            <text:p text:style-name="P11"><text:span text:style-name="T26"><text:s text:c="21"/></text:span><text:span text:style-name="T27">unique="true"</text:span></text:p>
            <text:p text:style-name="P16"><text:span text:style-name="T26"><text:tab/></text:span><text:span text:style-name="T26"><text:tab/></text:span><text:span text:style-name="T26"> <text:s text:c="3"/></text:span><text:span text:style-name="T26">not-null="true"/&gt; <text:s/></text:span></text:p>
            <text:p text:style-name="P11"><text:span text:style-name="T26"><text:s text:c="4"/></text:span><text:span text:style-name="T26">&lt;/join&gt;</text:span></text:p>
            <text:p text:style-name="P11"><text:span text:style-name="T26">&lt;/class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19.47cm" svg:height="5.514cm" svg:x="1.905cm" svg:y="12.277cm">
              <text:p text:style-name="P4"/>
              <draw:enhanced-geometry svg:viewBox="0 0 12913 4883" draw:type="non-primitive" draw:enhanced-path="M 12912 4882  L 0 4882  L 0 310  L 833 0  L 12912 0  L 12912 4882  N"/>
            </draw:custom-shape>
            <draw:custom-shape draw:style-name="gr4" draw:text-style-name="P2" draw:layer="layout" svg:width="1.257cm" svg:height="0.338cm" svg:x="1.905cm" svg:y="12.277cm">
              <text:p text:style-name="P4"/>
              <draw:enhanced-geometry svg:viewBox="0 0 834 302" draw:type="non-primitive" draw:enhanced-path="M 833 0 A L 614 301 A C 406 262 414 280 0 301 A L 833 0 A N"/>
            </draw:custom-shape>
          </draw:g>
          <draw:custom-shape draw:style-name="gr5" draw:text-style-name="P2" draw:layer="layout" svg:width="19.218cm" svg:height="5.373cm" svg:x="2.371cm" svg:y="12.356cm">
            <text:p text:style-name="P11"><text:span text:style-name="T26">&lt;class name="Item" table="ITEMS"&gt;</text:span></text:p>
            <text:p text:style-name="P11"><text:span text:style-name="T26"><text:s text:c="4"/></text:span><text:span text:style-name="T26">&lt;join table="ITEM_SHIPMENT" optional="true" </text:span><text:span text:style-name="T27">inverse="true"</text:span><text:span text:style-name="T26">&gt;</text:span></text:p>
            <text:p text:style-name="P11"><text:span text:style-name="T26"><text:s text:c="8"/></text:span><text:span text:style-name="T26">&lt;key column="ITEM_ID" unique="true"/&gt;</text:span></text:p>
            <text:p text:style-name="P11"><text:span text:style-name="T26"><text:s text:c="8"/></text:span><text:span text:style-name="T26">&lt;many-to-one class="Shipment"</text:span></text:p>
            <text:p text:style-name="P11"><text:span text:style-name="T26"><text:s text:c="21"/></text:span><text:span text:style-name="T26">column="SHIP_ID"</text:span></text:p>
            <text:p text:style-name="P11"><text:span text:style-name="T26"><text:s text:c="21"/></text:span><text:span text:style-name="T26">unique="true"</text:span></text:p>
            <text:p text:style-name="P11"><text:span text:style-name="T26"><text:s text:c="21"/></text:span><text:span text:style-name="T26">not-null="true"/&gt; <text:s/></text:span></text:p>
            <text:p text:style-name="P11"><text:span text:style-name="T26"><text:s text:c="4"/></text:span><text:span text:style-name="T26">&lt;/join&gt;</text:span></text:p>
            <text:p text:style-name="P11"><text:span text:style-name="T26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2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ny-to-Many entity association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ny-to-Many entity association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 many-to-many association between Category and Item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Many-to-many associations are also rare,</text:p>
              </text:list-item>
            </text:list>
            <text:list text:style-name="L3">
              <text:list-item>
                <text:p text:style-name="P5">we almost always need some more information on the "link",</text:p>
              </text:list-item>
            </text:list>
            <text:list text:style-name="L3">
              <text:list-item>
                <text:p text:style-name="P5">e.g. "who added this item to this category and when?"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But we'll first map a real many-to-many, we hide the join table in the Java domain model.</text:p>
              </text:list-item>
            </text:list>
          </draw:text-box>
        </draw:frame>
        <draw:g>
          <draw:custom-shape draw:style-name="gr2" draw:text-style-name="P2" draw:layer="layout" svg:width="5.221cm" svg:height="0.679cm" svg:x="3.55cm" svg:y="6.416cm">
            <text:p text:style-name="P11"><text:span text:style-name="T5">Category</text:span></text:p>
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id="id26" draw:layer="layout" svg:width="5.027cm" svg:height="0.679cm" svg:x="14.848cm" svg:y="6.416cm">
          <text:p text:style-name="P11"><text:span text:style-name="T5">Item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3" draw:layer="layout" svg:x1="8.736cm" svg:y1="6.751cm" svg:x2="14.848cm" svg:y2="6.755cm" draw:end-shape="id26" draw:end-glue-point="3">
          <text:p text:style-name="P4"/>
        </draw:connector>
        <draw:custom-shape draw:style-name="gr12" draw:text-style-name="P2" draw:layer="layout" svg:width="1.357cm" svg:height="0.602cm" svg:x="13.269cm" svg:y="5.825cm">
          <text:p text:style-name="P11"><text:span text:style-name="T16">0..*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357cm" svg:height="0.602cm" svg:x="8.987cm" svg:y="5.821cm">
          <text:p text:style-name="P11"><text:span text:style-name="T16">0..*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0.116cm" svg:height="7.585cm" svg:x="1.676cm" svg:y="0cm" draw:page-number="23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Many-to-Many: A unidirectional association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ny-to-Many: A unidirectional association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A unidirectional many-to-many association is trivial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The association table CATEGORY_ITEM has two columns, CATEGORY_ID and ITEM_ID, both form the primary key.</text:p>
              </text:list-item>
            </text:list>
          </draw:text-box>
        </draw:frame>
        <draw:g>
          <draw:g>
            <draw:custom-shape draw:style-name="gr3" draw:text-style-name="P2" draw:layer="layout" svg:width="18.344cm" svg:height="7.426cm" svg:x="2.783cm" svg:y="4.132cm">
              <text:p text:style-name="P4"/>
              <draw:enhanced-geometry svg:viewBox="0 0 18348 7430" draw:type="non-primitive" draw:enhanced-path="M 18347 7429  L 0 7429  L 0 473  L 1184 0  L 18347 0  L 18347 7429  N"/>
            </draw:custom-shape>
            <draw:custom-shape draw:style-name="gr4" draw:text-style-name="P2" draw:layer="layout" svg:width="1.185cm" svg:height="0.458cm" svg:x="2.783cm" svg:y="4.132cm">
              <text:p text:style-name="P4"/>
              <draw:enhanced-geometry svg:viewBox="0 0 1185 460" draw:type="non-primitive" draw:enhanced-path="M 1184 0 A L 872 459 A C 576 398 588 427 0 459 A L 1184 0 A N"/>
            </draw:custom-shape>
          </draw:g>
          <draw:custom-shape draw:style-name="gr5" draw:text-style-name="P2" draw:layer="layout" svg:width="16.752cm" svg:height="6.169cm" svg:x="3.881cm" svg:y="4.22cm">
            <text:p text:style-name="P11"><text:span text:style-name="T11">&lt;class name="Category" table="CATEGORY"&gt;</text:span></text:p>
            <text:p text:style-name="P12"><text:span text:style-name="T11"/></text:p>
            <text:p text:style-name="P12"><text:span text:style-name="T11"><text:s text:c="4"/></text:span><text:span text:style-name="T11">&lt;set name="items" </text:span></text:p>
            <text:p text:style-name="P12"><text:span text:style-name="T11"><text:s text:c="8"/></text:span><text:span text:style-name="T11">table="</text:span><text:span text:style-name="T12">CATEGORY_ITEM</text:span><text:span text:style-name="T11">"</text:span></text:p>
            <text:p text:style-name="P12"><text:span text:style-name="T11"><text:s text:c="8"/></text:span><text:span text:style-name="T11">cascade="save-update"&gt; </text:span></text:p>
            <text:p text:style-name="P12"><text:span text:style-name="T11"><text:s text:c="8"/></text:span><text:span text:style-name="T11">&lt;key column="</text:span><text:span text:style-name="T12">CATEGORY_ID</text:span><text:span text:style-name="T11">"/&gt;</text:span></text:p>
            <text:p text:style-name="P12"><text:span text:style-name="T11"><text:s text:c="8"/></text:span><text:span text:style-name="T11">&lt;many-to-many class="Item" column="</text:span><text:span text:style-name="T12">ITEM_ID</text:span><text:span text:style-name="T11">"/&gt;</text:span></text:p>
            <text:p text:style-name="P12"><text:span text:style-name="T11"><text:s text:c="4"/></text:span><text:span text:style-name="T11">&lt;/set&gt;</text:span></text:p>
            <text:p text:style-name="P12"><text:span text:style-name="T11"/></text:p>
            <text:p text:style-name="P12"><text:span text:style-name="T11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4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king it bidirectional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We have to map one end as inverse="true", as always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We are free to set either end to inverse.</text:p>
              </text:list-item>
            </text:list>
            <text:list text:style-name="L3">
              <text:list-item>
                <text:p text:style-name="P5">Remember that indexed collections can't be inverse.</text:p>
              </text:list-item>
            </text:list>
            <text:list text:style-name="L3">
              <text:list-item>
                <text:p text:style-name="P5">Be careful with the cascading semantics!</text:p>
              </text:list-item>
            </text:list>
          </draw:text-box>
        </draw:frame>
        <draw:g>
          <draw:g>
            <draw:custom-shape draw:style-name="gr3" draw:text-style-name="P2" draw:layer="layout" svg:width="20.659cm" svg:height="8.039cm" svg:x="1.773cm" svg:y="4.242cm">
              <text:p text:style-name="P4"/>
              <draw:enhanced-geometry svg:viewBox="0 0 20666 8045" draw:type="non-primitive" draw:enhanced-path="M 20665 8044  L 0 8044  L 0 512  L 1334 0  L 20665 0  L 20665 8044  N"/>
            </draw:custom-shape>
            <draw:custom-shape draw:style-name="gr4" draw:text-style-name="P2" draw:layer="layout" svg:width="1.335cm" svg:height="0.497cm" svg:x="1.773cm" svg:y="4.242cm">
              <text:p text:style-name="P4"/>
              <draw:enhanced-geometry svg:viewBox="0 0 1335 498" draw:type="non-primitive" draw:enhanced-path="M 1334 0 A L 981 497 A C 649 430 662 462 0 497 A L 1334 0 A N"/>
            </draw:custom-shape>
          </draw:g>
          <draw:custom-shape draw:style-name="gr5" draw:text-style-name="P2" draw:layer="layout" svg:width="18.87cm" svg:height="6.725cm" svg:x="3.007cm" svg:y="4.322cm">
            <text:p text:style-name="P11"><text:span text:style-name="T11">&lt;class name="Item" table="ITEM"&gt;</text:span></text:p>
            <text:p text:style-name="P12"><text:span text:style-name="T11"/></text:p>
            <text:p text:style-name="P12"><text:span text:style-name="T11"><text:s text:c="4"/></text:span><text:span text:style-name="T11">&lt;set name="categories" </text:span></text:p>
            <text:p text:style-name="P12"><text:span text:style-name="T11"><text:s text:c="8"/></text:span><text:span text:style-name="T11">table="CATEGORY_ITEM"</text:span></text:p>
            <text:p text:style-name="P12"><text:span text:style-name="T11"><text:s text:c="8"/></text:span><text:span text:style-name="T11">cascade="save-update"</text:span></text:p>
            <text:p text:style-name="P12"><text:span text:style-name="T11"><text:s text:c="8"/></text:span><text:span text:style-name="T12">inverse="true"</text:span><text:span text:style-name="T11">&gt; </text:span></text:p>
            <text:p text:style-name="P12"><text:span text:style-name="T11"><text:s text:c="8"/></text:span><text:span text:style-name="T11">&lt;key column="ITEM_ID"/&gt;</text:span></text:p>
            <text:p text:style-name="P12"><text:span text:style-name="T11"><text:s text:c="8"/></text:span><text:span text:style-name="T11">&lt;many-to-many class="Category" column="CATEGORY_ID"/&gt;</text:span></text:p>
            <text:p text:style-name="P12"><text:span text:style-name="T11"><text:s text:c="4"/></text:span><text:span text:style-name="T11">&lt;/set&gt;</text:span></text:p>
            <text:p text:style-name="P12"><text:span text:style-name="T11"/></text:p>
            <text:p text:style-name="P12"><text:span text:style-name="T11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5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Carefull about cascade: save-update often makes, but does delete? No, Delete cat A, delete all items, but cat B that still points to it wont be deleted…foreign key constraint breaks.</text:span></text:p>
            </draw:text-box>
          </draw:frame>
        </presentation:notes>
      </draw:page>
      <draw:page draw:name="Extra columns on the link table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Extra columns on the link table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Suppose we need to store extra information about the link: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5">A class that represents the join table with the extra information: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g>
          <draw:g>
            <draw:custom-shape draw:style-name="gr3" draw:text-style-name="P2" draw:layer="layout" svg:width="15.222cm" svg:height="4.798cm" svg:x="4.251cm" svg:y="11.43cm">
              <text:p text:style-name="P4"/>
              <draw:enhanced-geometry svg:viewBox="0 0 15227 4804" draw:type="non-primitive" draw:enhanced-path="M 15226 4803  L 0 4803  L 0 306  L 983 0  L 15226 0  L 15226 4803  N"/>
            </draw:custom-shape>
            <draw:custom-shape draw:style-name="gr4" draw:text-style-name="P2" draw:layer="layout" svg:width="0.982cm" svg:height="0.299cm" svg:x="4.251cm" svg:y="11.43cm">
              <text:p text:style-name="P4"/>
              <draw:enhanced-geometry svg:viewBox="0 0 984 298" draw:type="non-primitive" draw:enhanced-path="M 983 0 A L 722 297 A C 477 256 488 276 0 297 A L 983 0 A N"/>
            </draw:custom-shape>
          </draw:g>
          <draw:custom-shape draw:style-name="gr5" draw:text-style-name="P2" draw:layer="layout" svg:width="13.904cm" svg:height="4.501cm" svg:x="5.164cm" svg:y="11.47cm">
            <text:p text:style-name="P11"><text:span text:style-name="T9">public class CategorizedItem {</text:span></text:p>
            <text:p text:style-name="P12"><text:span text:style-name="T9"><text:s text:c="4"/></text:span><text:span text:style-name="T10">private Category category;</text:span></text:p>
            <text:p text:style-name="P12"><text:span text:style-name="T10"><text:s text:c="4"/></text:span><text:span text:style-name="T10">private Item item;</text:span></text:p>
            <text:p text:style-name="P12"><text:span text:style-name="T9"><text:s text:c="4"/></text:span><text:span text:style-name="T9">private String username;</text:span></text:p>
            <text:p text:style-name="P12"><text:span text:style-name="T9"><text:s text:c="4"/></text:span><text:span text:style-name="T9">private Date dateAdded;</text:span></text:p>
            <text:p text:style-name="P12"><text:span text:style-name="T9"><text:s text:c="4"/></text:span><text:span text:style-name="T9">// don't forget equals() and hashCode()!</text:span></text:p>
            <text:p text:style-name="P12"><text:span text:style-name="T9">}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" draw:text-style-name="P2" draw:id="id29" draw:layer="layout" svg:width="5.221cm" svg:height="0.679cm" svg:x="1.27cm" svg:y="5.53cm">
            <text:p text:style-name="P11"><text:span text:style-name="T5">Category</text:span></text:p>
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id="id28" draw:layer="layout" svg:width="5.027cm" svg:height="0.679cm" svg:x="16.087cm" svg:y="5.578cm">
          <text:p text:style-name="P11"><text:span text:style-name="T5">Item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3" draw:layer="layout" svg:x1="14.604cm" svg:y1="8.202cm" svg:x2="18.6cm" svg:y2="6.257cm" draw:start-shape="id27" draw:start-glue-point="1" draw:end-shape="id28" draw:end-glue-point="2">
          <text:p text:style-name="P4"/>
        </draw:connector>
        <draw:custom-shape draw:style-name="gr12" draw:text-style-name="P2" draw:layer="layout" svg:width="1.357cm" svg:height="0.602cm" svg:x="14.728cm" svg:y="7.532cm">
          <text:p text:style-name="P11"><text:span text:style-name="T16">0..*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.357cm" svg:height="0.602cm" svg:x="6.028cm" svg:y="7.532cm">
          <text:p text:style-name="P11"><text:span text:style-name="T16">0..*</text:span></text:p>
          <draw:enhanced-geometry svg:viewBox="0 0 21600 21600" draw:type="mso-spt202" draw:enhanced-path="M 0 0 L 21600 0 21600 21600 0 21600 0 0 Z N"/>
        </draw:custom-shape>
        <draw:g>
          <draw:custom-shape draw:style-name="gr2" draw:text-style-name="P2" draw:id="id27" draw:layer="layout" svg:width="6.984cm" svg:height="0.679cm" svg:x="7.62cm" svg:y="7.863cm">
            <text:p text:style-name="P11"><text:span text:style-name="T28">CategorizedItem</text:span></text:p>
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7" draw:text-style-name="P13" draw:layer="layout" svg:x1="3.88cm" svg:y1="6.209cm" svg:x2="7.62cm" svg:y2="8.202cm" draw:start-shape="id29" draw:start-glue-point="2" draw:end-shape="id27" draw:end-glue-point="3">
          <text:p text:style-name="P4"/>
        </draw:connector>
        <presentation:notes draw:style-name="dp2">
          <draw:page-thumbnail draw:layer="layout" svg:width="10.116cm" svg:height="7.585cm" svg:x="1.676cm" svg:y="0cm" draw:page-number="26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Item cannot share the reference to CItem when it’s a value (no shared references)</text:span></text:p>
            </draw:text-box>
          </draw:frame>
        </presentation:notes>
      </draw:page>
      <draw:page draw:name="Using a composite element mapping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Using a composite element mapping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A composite element is perfect in this situation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Creating a many-to-many link is very easy, only instantiate a CategorizedItem. Dito for all other lifecycle changes, e.g. dereferencing for removal, etc...</text:span></text:p>
              </text:list-item>
            </text:list>
          </draw:text-box>
        </draw:frame>
        <draw:g>
          <draw:g>
            <draw:custom-shape draw:style-name="gr3" draw:text-style-name="P2" draw:layer="layout" svg:width="22.536cm" svg:height="8.33cm" svg:x="0.635cm" svg:y="4.233cm">
              <text:p text:style-name="P4"/>
              <draw:enhanced-geometry svg:viewBox="0 0 22439 8336" draw:type="non-primitive" draw:enhanced-path="M 22438 8335  L 0 8335  L 0 531  L 1446 0  L 22438 0  L 22438 8335  N"/>
            </draw:custom-shape>
            <draw:custom-shape draw:style-name="gr4" draw:text-style-name="P2" draw:layer="layout" svg:width="1.453cm" svg:height="0.515cm" svg:x="0.635cm" svg:y="4.233cm">
              <text:p text:style-name="P4"/>
              <draw:enhanced-geometry svg:viewBox="0 0 1447 516" draw:type="non-primitive" draw:enhanced-path="M 1446 0 A L 1065 515 A C 704 446 720 479 0 515 A L 1446 0 A N"/>
            </draw:custom-shape>
          </draw:g>
          <draw:custom-shape draw:style-name="gr5" draw:text-style-name="P2" draw:layer="layout" svg:width="22.434cm" svg:height="8.393cm" svg:x="0.954cm" svg:y="4.321cm">
            <text:p text:style-name="P11"><text:span text:style-name="T9">&lt;class name="Category" table="CATEGORY"&gt;</text:span></text:p>
            <text:p text:style-name="P12"><text:span text:style-name="T9"/></text:p>
            <text:p text:style-name="P12"><text:span text:style-name="T9"><text:s text:c="4"/></text:span><text:span text:style-name="T9">&lt;set name="items" table="CATEGORY_ITEMS"&gt;</text:span></text:p>
            <text:p text:style-name="P12"><text:span text:style-name="T9"><text:s text:c="6"/></text:span><text:span text:style-name="T9">&lt;key column="CATEGORY_ID"/&gt;</text:span></text:p>
            <text:p text:style-name="P12"><text:span text:style-name="T9"><text:s text:c="6"/></text:span><text:span text:style-name="T17">&lt;composite-element class="CategorizedItem"&gt;</text:span></text:p>
            <text:p text:style-name="P12"><text:span text:style-name="T9"><text:s text:c="10"/></text:span><text:span text:style-name="T22">&lt;parent name="</text:span><text:span text:style-name="T23">category</text:span><text:span text:style-name="T22">"/&gt;</text:span></text:p>
            <text:p text:style-name="P12"><text:span text:style-name="T9"><text:s text:c="10"/></text:span><text:span text:style-name="T9">&lt;many-to-one name="</text:span><text:span text:style-name="T23">item</text:span><text:span text:style-name="T9">" class="Item"</text:span></text:p>
            <text:p text:style-name="P12"><text:span text:style-name="T9"><text:s text:c="23"/></text:span><text:span text:style-name="T9">column="ITEM_ID" not-null="true"/&gt;</text:span></text:p>
            <text:p text:style-name="P12"><text:span text:style-name="T9"><text:s text:c="10"/></text:span><text:span text:style-name="T9">&lt;property name="</text:span><text:span text:style-name="T23">username</text:span><text:span text:style-name="T9">" column="USERNAME" not-null="true"/&gt;</text:span></text:p>
            <text:p text:style-name="P12"><text:span text:style-name="T9"><text:s text:c="10"/></text:span><text:span text:style-name="T9">&lt;property name="</text:span><text:span text:style-name="T23">dateAdded</text:span><text:span text:style-name="T9">" column="DATE_ADDED" not-null="true"/&gt;</text:span></text:p>
            <text:p text:style-name="P12"><text:span text:style-name="T9"><text:s text:c="8"/></text:span><text:span text:style-name="T10">&lt;/composite-element&gt;</text:span></text:p>
            <text:p text:style-name="P12"><text:span text:style-name="T9"><text:s text:c="4"/></text:span><text:span text:style-name="T9">&lt;/set&gt;</text:span></text:p>
            <text:p text:style-name="P12"><text:span text:style-name="T9"/></text:p>
            <text:p text:style-name="P12"><text:span text:style-name="T9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7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Advantage compared to have 2 one-to-many is that cascades is easier. Only one set.</text:span></text:p>
            </draw:text-box>
          </draw:frame>
        </presentation:notes>
      </draw:page>
      <draw:page draw:name="Many-to-Many: Creating a ternary association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Many-to-Many: Creating a ternary association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5"><text:span text:style-name="T2">This is exotic! Mapping CategorizedItem as a normal entity and using many-to-one and one-to-many associations might be easier!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g>
          <draw:g>
            <draw:custom-shape draw:style-name="gr3" draw:text-style-name="P2" draw:layer="layout" svg:width="22.645cm" svg:height="8.33cm" svg:x="0.423cm" svg:y="3.475cm">
              <text:p text:style-name="P4"/>
              <draw:enhanced-geometry svg:viewBox="0 0 22395 8336" draw:type="non-primitive" draw:enhanced-path="M 22394 8335  L 0 8335  L 0 531  L 1443 0  L 22394 0  L 22394 8335  N"/>
            </draw:custom-shape>
            <draw:custom-shape draw:style-name="gr4" draw:text-style-name="P2" draw:layer="layout" svg:width="1.458cm" svg:height="0.515cm" svg:x="0.423cm" svg:y="3.475cm">
              <text:p text:style-name="P4"/>
              <draw:enhanced-geometry svg:viewBox="0 0 1444 516" draw:type="non-primitive" draw:enhanced-path="M 1443 0 A L 1063 515 A C 703 446 719 479 0 515 A L 1443 0 A N"/>
            </draw:custom-shape>
          </draw:g>
          <draw:custom-shape draw:style-name="gr5" draw:text-style-name="P2" draw:layer="layout" svg:width="22.543cm" svg:height="7.477cm" svg:x="0.744cm" svg:y="3.559cm">
            <text:p text:style-name="P11"><text:span text:style-name="T26">&lt;class name="Category" table="CATEGORY"&gt;</text:span></text:p>
            <text:p text:style-name="P11"><text:span text:style-name="T26"/></text:p>
            <text:p text:style-name="P11"><text:span text:style-name="T26"><text:s text:c="4"/></text:span><text:span text:style-name="T26">&lt;set name="items" table="CATEGORY_ITEMS"&gt;</text:span></text:p>
            <text:p text:style-name="P11"><text:span text:style-name="T26"><text:s text:c="8"/></text:span><text:span text:style-name="T26">&lt;key column="CATEGORY_ID"/&gt;</text:span></text:p>
            <text:p text:style-name="P11"><text:span text:style-name="T26"><text:s text:c="8"/></text:span><text:span text:style-name="T26">&lt;composite-element class="CategorizedItem"&gt;</text:span></text:p>
            <text:p text:style-name="P11"><text:span text:style-name="T26"><text:s text:c="10"/></text:span><text:span text:style-name="T26">&lt;parent name="category"/&gt;</text:span></text:p>
            <text:p text:style-name="P11"><text:span text:style-name="T26"><text:s text:c="10"/></text:span><text:span text:style-name="T26">&lt;many-to-one name="item" class="Item" column="ITEM_ID"/&gt;</text:span></text:p>
            <text:p text:style-name="P11"><text:span text:style-name="T26"><text:s text:c="10"/></text:span><text:span text:style-name="T27">&lt;many-to-one name="user" class="User" column="USER_ID"/&gt;</text:span></text:p>
            <text:p text:style-name="P11"><text:span text:style-name="T26"><text:s text:c="10"/></text:span><text:span text:style-name="T26">&lt;property name="dateAdded" column="DATE_ADDED" not-null="true"/&gt;</text:span></text:p>
            <text:p text:style-name="P11"><text:span text:style-name="T26"><text:s text:c="8"/></text:span><text:span text:style-name="T26">&lt;/composite-element&gt;</text:span></text:p>
            <text:p text:style-name="P11"><text:span text:style-name="T26"><text:s text:c="4"/></text:span><text:span text:style-name="T26">&lt;/set&gt;</text:span></text:p>
            <text:p text:style-name="P11"><text:span text:style-name="T26"/></text:p>
            <text:p text:style-name="P11"><text:span text:style-name="T26">&lt;/class&gt;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28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Replaces String userName with User</text:span></text:p>
              <text:p text:style-name="P9"><text:span text:style-name="T4"/></text:p>
              <text:p text:style-name="P9"><text:span text:style-name="T4">Show the er diagram….</text:span></text:p>
              <text:p text:style-name="P9"><text:span text:style-name="T4"/></text:p>
              <text:p text:style-name="P9"><text:span text:style-name="T4">Use idbag we get an id, which is the exact schema if we had entities.</text:span></text:p>
            </draw:text-box>
          </draw:frame>
        </presentation:notes>
      </draw:page>
      <draw:page draw:name="Polymorphic association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Polymorphic association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A polymorphic association, User to a single BillingDetails:</text:span></text:p>
              </text:list-item>
            </text:list>
          </draw:text-box>
        </draw:frame>
        <draw:custom-shape draw:style-name="gr2" draw:text-style-name="P2" draw:id="id33" draw:layer="layout" svg:width="5.027cm" svg:height="0.679cm" svg:x="3.387cm" svg:y="5.415cm">
          <text:p text:style-name="P11"><text:span text:style-name="T5">User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1" draw:layer="layout" svg:width="5.636cm" svg:height="0.679cm" svg:x="12.647cm" svg:y="5.415cm">
          <text:p text:style-name="P11"><text:span text:style-name="T29">BillingDetails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2" draw:layer="layout" svg:width="4.736cm" svg:height="0.679cm" svg:x="10.345cm" svg:y="8.815cm">
          <text:p text:style-name="P11"><text:span text:style-name="T28">CreditCard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0" draw:layer="layout" svg:width="4.736cm" svg:height="0.679cm" svg:x="15.646cm" svg:y="8.815cm">
          <text:p text:style-name="P11"><text:span text:style-name="T28">BankAccount</text:span></text:p>
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3" draw:layer="layout" svg:x1="18.014cm" svg:y1="8.815cm" svg:x2="15.465cm" svg:y2="6.094cm" draw:start-shape="id30" draw:start-glue-point="0" draw:end-shape="id31" draw:end-glue-point="2">
          <text:p text:style-name="P4"/>
        </draw:connector>
        <draw:connector draw:style-name="gr18" draw:text-style-name="P13" draw:layer="layout" svg:x1="12.713cm" svg:y1="8.815cm" svg:x2="15.465cm" svg:y2="6.094cm" draw:start-shape="id32" draw:start-glue-point="0" draw:end-shape="id31" draw:end-glue-point="2">
          <text:p text:style-name="P4"/>
        </draw:connector>
        <draw:connector draw:style-name="gr19" draw:text-style-name="P13" draw:layer="layout" svg:x1="8.414cm" svg:y1="5.754cm" svg:x2="12.647cm" svg:y2="5.754cm" draw:start-shape="id33" draw:start-glue-point="1" draw:end-shape="id31" draw:end-glue-point="3">
          <text:p text:style-name="P4"/>
        </draw:connector>
        <draw:g>
          <draw:g>
            <draw:custom-shape draw:style-name="gr3" draw:text-style-name="P2" draw:layer="layout" svg:width="17.804cm" svg:height="6.454cm" svg:x="2.765cm" svg:y="10.689cm">
              <text:p text:style-name="P4"/>
              <draw:enhanced-geometry svg:viewBox="0 0 15087 5841" draw:type="non-primitive" draw:enhanced-path="M 15086 5840  L 0 5840  L 0 372  L 972 0  L 15086 0  L 15086 5840  N"/>
            </draw:custom-shape>
            <draw:custom-shape draw:style-name="gr4" draw:text-style-name="P2" draw:layer="layout" svg:width="1.149cm" svg:height="0.398cm" svg:x="2.765cm" svg:y="10.689cm">
              <text:p text:style-name="P4"/>
              <draw:enhanced-geometry svg:viewBox="0 0 973 362" draw:type="non-primitive" draw:enhanced-path="M 972 0 A L 716 361 A C 474 313 484 335 0 361 A L 972 0 A N"/>
            </draw:custom-shape>
          </draw:g>
          <draw:custom-shape draw:style-name="gr5" draw:text-style-name="P2" draw:layer="layout" svg:width="17.727cm" svg:height="5.963cm" svg:x="3.015cm" svg:y="10.757cm">
            <text:p text:style-name="P11"><text:span text:style-name="T30">&lt;class name="User" table="USERS"&gt;</text:span></text:p>
            <text:p text:style-name="P12"><text:span text:style-name="T30"/></text:p>
            <text:p text:style-name="P12"><text:span text:style-name="T30"><text:s text:c="4"/></text:span><text:span text:style-name="T30">&lt;many-to-one name="defaultBillingDetails"</text:span></text:p>
            <text:p text:style-name="P12"><text:span text:style-name="T30"><text:s text:c="17"/></text:span><text:span text:style-name="T30">class="BillingDetails"</text:span></text:p>
            <text:p text:style-name="P12"><text:span text:style-name="T30"><text:s text:c="17"/></text:span><text:span text:style-name="T31">column="DEF_BILLING_DETAILS_ID"</text:span></text:p>
            <text:p text:style-name="P12"><text:span text:style-name="T30"><text:s text:c="17"/></text:span><text:span text:style-name="T30">cascade="save-update"/&gt;</text:span></text:p>
            <text:p text:style-name="P12"><text:span text:style-name="T30"/></text:p>
            <text:p text:style-name="P12"><text:span text:style-name="T30"><text:s text:c="4"/></text:span><text:span text:style-name="T30">&lt;set name="allBillingDetails"&gt;...</text:span></text:p>
            <text:p text:style-name="P12"><text:span text:style-name="T30">&lt;/class&gt;</text:span></text:p>
            <draw:enhanced-geometry svg:viewBox="0 0 21600 21600" draw:type="mso-spt202" draw:enhanced-path="M 0 0 L 21600 0 21600 21600 0 21600 0 0 Z N"/>
          </draw:custom-shape>
        </draw:g>
        <draw:connector draw:style-name="gr19" draw:text-style-name="P13" draw:layer="layout" svg:x1="5.9cm" svg:y1="5.415cm" svg:x2="15.465cm" svg:y2="5.415cm" draw:start-shape="id33" draw:start-glue-point="0" draw:end-shape="id31" draw:end-glue-point="0">
          <text:p text:style-name="P4"/>
        </draw:connector>
        <draw:custom-shape draw:style-name="gr12" draw:text-style-name="P2" draw:layer="layout" svg:width="1.357cm" svg:height="0.602cm" svg:x="14.049cm" svg:y="4.022cm">
          <text:p text:style-name="P11"><text:span text:style-name="T16">0..*</text:span></text:p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373cm" svg:height="0.602cm" svg:x="9.265cm" svg:y="5.111cm">
          <text:p text:style-name="P11"><text:span text:style-name="T16">defaul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0.116cm" svg:height="7.585cm" svg:x="1.676cm" svg:y="0cm" draw:page-number="29"/>
          <draw:frame presentation:style-name="pr7" draw:text-style-name="P4" draw:layer="layout" svg:width="21.907cm" svg:height="8.553cm" svg:x="1.882cm" svg:y="9.087cm" presentation:class="notes" presentation:placeholder="true">
            <draw:text-box/>
          </draw:frame>
        </presentation:notes>
      </draw:page>
      <draw:page draw:name="Polymorphic associations in collections" draw:style-name="dp1" draw:master-page-name="Default" presentation:presentation-page-layout-name="AL2T1">
        <draw:frame presentation:style-name="pr4" draw:text-style-name="P2" draw:layer="layout" svg:width="21.59cm" svg:height="1.065cm" svg:x="1.27cm" svg:y="0.355cm" presentation:class="title" presentation:user-transformed="true">
          <draw:text-box>
            <text:p text:style-name="P1">Polymorphic associations in collections</text:p>
          </draw:text-box>
        </draw:frame>
        <draw:frame presentation:style-name="pr5" draw:text-style-name="P2" draw:layer="layout" svg:width="23.283cm" svg:height="15.241cm" svg:x="0.211cm" svg:y="2.752cm" presentation:class="outline" presentation:user-transformed="true">
          <draw:text-box>
            <text:list text:style-name="L3">
              <text:list-item>
                <text:p text:style-name="P5"><text:span text:style-name="T2">A User also has many BillingDetails: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g>
          <draw:g>
            <draw:custom-shape draw:style-name="gr3" draw:text-style-name="P2" draw:layer="layout" svg:width="14.429cm" svg:height="6.908cm" svg:x="4.705cm" svg:y="10.16cm">
              <text:p text:style-name="P4"/>
              <draw:enhanced-geometry svg:viewBox="0 0 14435 5659" draw:type="non-primitive" draw:enhanced-path="M 14434 5658  L 0 5658  L 0 361  L 930 0  L 14434 0  L 14434 5658  N"/>
            </draw:custom-shape>
            <draw:custom-shape draw:style-name="gr4" draw:text-style-name="P2" draw:layer="layout" svg:width="0.93cm" svg:height="0.425cm" svg:x="4.705cm" svg:y="10.16cm">
              <text:p text:style-name="P4"/>
              <draw:enhanced-geometry svg:viewBox="0 0 931 350" draw:type="non-primitive" draw:enhanced-path="M 930 0 A L 685 349 A C 453 303 464 324 0 349 A L 930 0 A N"/>
            </draw:custom-shape>
          </draw:g>
          <draw:custom-shape draw:style-name="gr5" draw:text-style-name="P2" draw:layer="layout" svg:width="14.063cm" svg:height="6.558cm" svg:x="5.146cm" svg:y="10.186cm">
            <text:p text:style-name="P11"><text:span text:style-name="T30">&lt;class name="BillingDetails" </text:span></text:p>
            <text:p text:style-name="P12"><text:span text:style-name="T30"><text:s text:c="7"/></text:span><text:span text:style-name="T30">table="BILLING_DETAILS"&gt;</text:span></text:p>
            <text:p text:style-name="P12"><text:span text:style-name="T30"/></text:p>
            <text:p text:style-name="P12"><text:span text:style-name="T30"><text:s text:c="4"/></text:span><text:span text:style-name="T30">&lt;many-to-one name="user" </text:span></text:p>
            <text:p text:style-name="P12"><text:span text:style-name="T30"><text:s text:c="17"/></text:span><text:span text:style-name="T30">class="User"</text:span></text:p>
            <text:p text:style-name="P12"><text:span text:style-name="T30"><text:s text:c="17"/></text:span><text:span text:style-name="T31">column="USER_ID"</text:span><text:span text:style-name="T30">/&gt;</text:span></text:p>
            <text:p text:style-name="P12"><text:span text:style-name="T30"/></text:p>
            <text:p text:style-name="P12"><text:span text:style-name="T30"><text:s text:c="4"/></text:span><text:span text:style-name="T31">&lt;union-subclass&gt;</text:span><text:span text:style-name="T30"> </text:span><text:span text:style-name="T31">or</text:span></text:p>
            <text:p text:style-name="P12"><text:span text:style-name="T31"><text:s text:c="4"/></text:span><text:span text:style-name="T31">&lt;subclass...&gt; or</text:span></text:p>
            <text:p text:style-name="P12"><text:span text:style-name="T31"><text:s text:c="4"/></text:span><text:span text:style-name="T31">&lt;joined-subclass...&gt;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" draw:text-style-name="P2" draw:layer="layout" svg:width="17.608cm" svg:height="4.916cm" svg:x="3.175cm" svg:y="4.185cm">
              <text:p text:style-name="P4"/>
              <draw:enhanced-geometry svg:viewBox="0 0 15087 6191" draw:type="non-primitive" draw:enhanced-path="M 15086 6190  L 0 6190  L 0 395  L 972 0  L 15086 0  L 15086 6190  N"/>
            </draw:custom-shape>
            <draw:custom-shape draw:style-name="gr4" draw:text-style-name="P2" draw:layer="layout" svg:width="1.136cm" svg:height="0.304cm" svg:x="3.175cm" svg:y="4.185cm">
              <text:p text:style-name="P4"/>
              <draw:enhanced-geometry svg:viewBox="0 0 973 384" draw:type="non-primitive" draw:enhanced-path="M 972 0 A L 716 383 A C 474 331 484 355 0 383 A L 972 0 A N"/>
            </draw:custom-shape>
          </draw:g>
          <draw:custom-shape draw:style-name="gr5" draw:text-style-name="P2" draw:layer="layout" svg:width="17.532cm" svg:height="5.368cm" svg:x="3.422cm" svg:y="4.231cm">
            <text:p text:style-name="P11"><text:span text:style-name="T30">&lt;class name="User" table="USER"&gt;</text:span></text:p>
            <text:p text:style-name="P12"><text:span text:style-name="T30"/></text:p>
            <text:p text:style-name="P12"><text:span text:style-name="T30"><text:s text:c="4"/></text:span><text:span text:style-name="T30">&lt;set name="allBillingDetails" inverse="true"&gt;</text:span></text:p>
            <text:p text:style-name="P12"><text:span text:style-name="T30"><text:s text:c="8"/></text:span><text:span text:style-name="T31">&lt;key column="USER_ID"/&gt;</text:span></text:p>
            <text:p text:style-name="P12"><text:span text:style-name="T30"><text:s text:c="8"/></text:span><text:span text:style-name="T30">&lt;one-to-many class="BillingDetails"/&gt;</text:span></text:p>
            <text:p text:style-name="P12"><text:span text:style-name="T30"><text:s text:c="4"/></text:span><text:span text:style-name="T30">&lt;/set&gt;</text:span></text:p>
            <text:p text:style-name="P12"><text:span text:style-name="T30">...</text:span></text:p>
            <text:p text:style-name="P12"><text:span text:style-name="T30"/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0.116cm" svg:height="7.585cm" svg:x="1.676cm" svg:y="0cm" draw:page-number="30"/>
          <draw:frame presentation:style-name="pr6" draw:text-style-name="P2" draw:layer="layout" svg:width="21.907cm" svg:height="8.552cm" svg:x="1.882cm" svg:y="9.087cm" presentation:class="notes" presentation:user-transformed="true">
            <draw:text-box>
              <text:p text:style-name="P9"><text:span text:style-name="T4">Not work when you have a &lt;class&gt; for everything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DiamondEnd_20_9" draw:display-name="msArrowDiamondEnd 9" svg:viewBox="0 0 350 350" svg:d="m175 0 175 175-175 175-175-175z"/>
    <draw:marker draw:name="msArrowEnd_20_5" draw:display-name="msArrowEnd 5" svg:viewBox="0 0 210 210" svg:d="m105 0 105 210h-210z"/>
    <draw:marker draw:name="msArrowOpenEnd_20_5" draw:display-name="msArrowOpenEnd 5" svg:viewBox="0 0 315 315" svg:d="m157 0 158 286-48 29-110-202-110 202-47-29z"/>
    <draw:marker draw:name="msArrowOpenEnd_20_9" draw:display-name="msArrowOpenEnd 9" svg:viewBox="0 0 420 420" svg:d="m210 0 210 382-63 38-147-269-147 269-63-38z"/>
    <draw:stroke-dash draw:name="Dash_20_2" draw:display-name="Dash 2" draw:style="rect" draw:dots2="1" draw:dots2-length="0.072cm" draw:distance="0.054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bold" style:font-family-asian="'MS Gothic'" style:font-pitch-asian="variable" style:font-size-asian="19pt" style:font-style-asian="normal" style:font-weight-asian="normal" style:font-family-complex="Tahoma" style:font-pitch-complex="variable" style:font-size-complex="19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">
            <style:text-properties fo:font-family="Wingdings" style:font-pitch="variable" style:font-charset="x-symbol" fo:color="#4d4d4d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">
            <style:list-level-properties text:min-label-width="0.952cm"/>
            <style:text-properties fo:font-family="Wingdings" style:font-pitch="variable" style:font-charset="x-symbol" fo:color="#1d488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4888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bold" style:font-family-asian="'MS Gothic'" style:font-pitch-asian="variable" style:font-size-asian="19pt" style:font-style-asian="normal" style:font-weight-asian="normal" style:font-family-complex="Tahoma" style:font-pitch-complex="variable" style:font-size-complex="19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">
            <style:text-properties fo:font-family="Wingdings" style:font-pitch="variable" style:font-charset="x-symbol" fo:color="#4d4d4d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">
            <style:list-level-properties text:min-label-width="0.952cm"/>
            <style:text-properties fo:font-family="Wingdings" style:font-pitch="variable" style:font-charset="x-symbol" fo:color="#1d488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4888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65cm" fo:page-height="19.26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0.96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0.963cm"/>
    </style:style>
    <style:style style:name="gr3" style:family="graphic" style:parent-style-name="standard">
      <style:graphic-properties draw:stroke="solid" svg:stroke-width="0.026cm" svg:stroke-color="#1d4888" draw:stroke-linejoin="miter" draw:fill="solid" draw:fill-color="#1d488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649fdc" draw:stroke-linejoin="miter" draw:fill="solid" draw:fill-color="#649fd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dash" draw:stroke-dash="Dash_20_2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18cm" svg:stroke-color="#1d488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f87824" draw:stroke-linejoin="miter" draw:fill="solid" draw:fill-color="#f878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6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86%" text:enable-numbering="false" fo:text-indent="0cm" style:punctuation-wrap="hanging" style:line-break="strict"/>
    </style:style>
    <style:style style:name="P8" style:family="paragraph">
      <style:paragraph-properties fo:text-align="center"/>
    </style:style>
    <style:style style:name="T1" style:family="text">
      <style:text-properties fo:color="#ffffff" fo:font-family="Arial" style:font-family-generic="swiss" style:font-pitch="variable" fo:font-size="8pt" style:font-size-asian="8pt" style:font-size-complex="8pt"/>
    </style:style>
    <style:style style:name="T2" style:family="text">
      <style:text-properties fo:color="#0066cc" fo:font-family="Arial" style:font-family-generic="swiss" style:font-pitch="variable" fo:font-size="20pt" fo:font-weight="bold" style:font-size-asian="20pt" style:font-size-complex="20pt"/>
    </style:style>
    <style:style style:name="T3" style:family="text">
      <style:text-properties fo:color="#1d4888" fo:font-size="10pt" fo:font-weight="bold" style:font-size-asian="10pt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129cm" svg:height="3.846cm" svg:x="2.565cm" svg:y="3.806cm" draw:page-number="1"/>
      <draw:page-thumbnail draw:layer="backgroundobjects" svg:width="5.129cm" svg:height="3.846cm" svg:x="10.26cm" svg:y="3.806cm" draw:page-number="2"/>
      <draw:page-thumbnail draw:layer="backgroundobjects" svg:width="5.129cm" svg:height="3.846cm" svg:x="17.955cm" svg:y="3.806cm" draw:page-number="3"/>
      <draw:page-thumbnail draw:layer="backgroundobjects" svg:width="5.129cm" svg:height="3.846cm" svg:x="2.565cm" svg:y="11.606cm" draw:page-number="4"/>
      <draw:page-thumbnail draw:layer="backgroundobjects" svg:width="5.129cm" svg:height="3.846cm" svg:x="10.26cm" svg:y="11.606cm" draw:page-number="5"/>
      <draw:page-thumbnail draw:layer="backgroundobjects" svg:width="5.129cm" svg:height="3.846cm" svg:x="17.955cm" svg:y="11.606cm" draw:page-number="6"/>
      <draw:frame draw:style-name="gr1" draw:text-style-name="P1" draw:layer="backgroundobjects" svg:width="11.131cm" svg:height="0.96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1.131cm" svg:height="0.962cm" svg:x="14.518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1.131cm" svg:height="0.962cm" svg:x="0cm" svg:y="18.29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1.131cm" svg:height="0.962cm" svg:x="14.518cm" svg:y="18.297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4.192cm" svg:height="0.432cm" svg:x="0.013cm" svg:y="1.385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24.192cm" svg:height="0.428cm" svg:x="0.013cm" svg:y="1.865cm">
        <text:p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24.157cm" svg:height="0.427cm" svg:x="0.013cm" svg:y="18.111cm">
        <text:p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3" draw:layer="backgroundobjects" svg:width="24.161cm" svg:height="0.433cm" svg:x="0.013cm" svg:y="18.591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4" draw:layer="backgroundobjects" svg:x1="23.702cm" svg:y1="18.093cm" svg:x2="23.707cm" svg:y2="19.019cm">
        <text:p/>
      </draw:line>
      <draw:g>
        <draw:custom-shape draw:style-name="gr6" draw:text-style-name="P3" draw:layer="backgroundobjects" svg:width="5.398cm" svg:height="0.423cm" svg:x="0cm" svg:y="18.565cm">
          <text:p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5.398cm" svg:height="0.544cm" svg:x="0cm" svg:y="18.565cm">
          <text:p text:style-name="P5"><text:span text:style-name="T1">© JBoss, Inc.</text:span></text:p>
          <draw:enhanced-geometry svg:viewBox="0 0 21600 21600" draw:type="mso-spt202" draw:enhanced-path="M 0 0 L 21600 0 21600 21600 0 21600 0 0 Z N"/>
        </draw:custom-shape>
      </draw:g>
      <draw:line draw:style-name="gr5" draw:text-style-name="P4" draw:layer="backgroundobjects" svg:x1="23.702cm" svg:y1="1.31cm" svg:x2="23.707cm" svg:y2="2.311cm">
        <text:p/>
      </draw:line>
      <draw:line draw:style-name="gr8" draw:text-style-name="P4" draw:layer="backgroundobjects" svg:x1="23.702cm" svg:y1="2.311cm" svg:x2="23.707cm" svg:y2="18.111cm">
        <text:p/>
      </draw:line>
      <draw:custom-shape draw:style-name="gr9" draw:text-style-name="P3" draw:layer="backgroundobjects" svg:width="17.864cm" svg:height="0.432cm" svg:x="6.301cm" svg:y="0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4" draw:layer="backgroundobjects" svg:x1="23.702cm" svg:y1="0.004cm" svg:x2="23.707cm" svg:y2="0.441cm">
        <text:p/>
      </draw:line>
      <draw:line draw:style-name="gr8" draw:text-style-name="P4" draw:layer="backgroundobjects" svg:x1="23.702cm" svg:y1="0.512cm" svg:x2="23.707cm" svg:y2="1.31cm">
        <text:p/>
      </draw:line>
      <draw:custom-shape draw:style-name="gr10" draw:text-style-name="P3" draw:layer="backgroundobjects" svg:width="1.217cm" svg:height="0.788cm" svg:x="24.183cm" svg:y="18.177cm">
        <text:p text:style-name="P6"><text:span text:style-name="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7" draw:text-style-name="P3" draw:layer="backgroundobjects" svg:width="5.08cm" svg:height="0.624cm" svg:x="18.838cm" svg:y="1.786cm">
        <text:p text:style-name="P7"><text:span text:style-name="T3">Professional Open Source™</text:span></text:p>
        <draw:enhanced-geometry svg:viewBox="0 0 21600 21600" draw:type="mso-spt202" draw:enhanced-path="M 0 0 L 21600 0 21600 21600 0 21600 0 0 Z N"/>
      </draw:custom-shape>
      <draw:frame presentation:style-name="Default-outline1" draw:layer="backgroundobjects" svg:width="23.283cm" svg:height="15.241cm" svg:x="0.211cm" svg:y="2.752cm" presentation:class="outline" presentation:placeholder="true">
        <draw:text-box/>
      </draw:frame>
      <draw:frame presentation:style-name="Default-title" draw:layer="backgroundobjects" svg:width="21.59cm" svg:height="1.065cm" svg:x="1.27cm" svg:y="0.355cm" presentation:class="title" presentation:placeholder="true">
        <draw:text-box/>
      </draw:frame>
      <draw:frame draw:style-name="gr11" draw:text-style-name="P4" draw:layer="backgroundobjects" svg:width="3.387cm" svg:height="1.87cm" svg:x="0.423cm" svg:y="0.035cm">
        <draw:image xlink:href="Pictures/2000001D000047EF00004F604E33635D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12" draw:text-style-name="P8" draw:layer="backgroundobjects" svg:width="25.65cm" svg:height="19.26cm" svg:x="0cm" svg:y="0cm">
          <text:p/>
        </draw:rect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draw:layer="backgroundobjects" svg:width="10.112cm" svg:height="7.586cm" svg:x="1.68cm" svg:y="-0.001cm" presentation:class="page"/>
        <draw:frame presentation:style-name="Default-notes" draw:layer="backgroundobjects" svg:width="21.907cm" svg:height="8.552cm" svg:x="1.882cm" svg:y="9.087cm" presentation:class="notes" presentation:placeholder="true">
          <draw:text-box/>
        </draw:frame>
      </presentation:notes>
    </style:master-page>
    <style:master-page style:name="Title1" style:page-layout-name="PM1" draw:style-name="dp1">
      <draw:custom-shape draw:style-name="gr3" draw:text-style-name="P3" draw:layer="backgroundobjects" svg:width="24.192cm" svg:height="0.432cm" svg:x="0.013cm" svg:y="1.385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24.192cm" svg:height="0.428cm" svg:x="0.013cm" svg:y="1.865cm">
        <text:p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3" draw:layer="backgroundobjects" svg:width="24.157cm" svg:height="0.427cm" svg:x="0.013cm" svg:y="18.111cm">
        <text:p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3" draw:layer="backgroundobjects" svg:width="24.161cm" svg:height="0.433cm" svg:x="0.013cm" svg:y="18.591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4" draw:layer="backgroundobjects" svg:x1="23.702cm" svg:y1="18.093cm" svg:x2="23.707cm" svg:y2="19.019cm">
        <text:p/>
      </draw:line>
      <draw:g>
        <draw:custom-shape draw:style-name="gr6" draw:text-style-name="P3" draw:layer="backgroundobjects" svg:width="5.398cm" svg:height="0.423cm" svg:x="0cm" svg:y="18.565cm">
          <text:p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backgroundobjects" svg:width="5.398cm" svg:height="0.544cm" svg:x="0cm" svg:y="18.565cm">
          <text:p text:style-name="P5"><text:span text:style-name="T1">© JBoss, Inc.</text:span></text:p>
          <draw:enhanced-geometry svg:viewBox="0 0 21600 21600" draw:type="mso-spt202" draw:enhanced-path="M 0 0 L 21600 0 21600 21600 0 21600 0 0 Z N"/>
        </draw:custom-shape>
      </draw:g>
      <draw:line draw:style-name="gr5" draw:text-style-name="P4" draw:layer="backgroundobjects" svg:x1="23.702cm" svg:y1="1.31cm" svg:x2="23.707cm" svg:y2="2.311cm">
        <text:p/>
      </draw:line>
      <draw:line draw:style-name="gr8" draw:text-style-name="P4" draw:layer="backgroundobjects" svg:x1="23.702cm" svg:y1="2.311cm" svg:x2="23.707cm" svg:y2="18.111cm">
        <text:p/>
      </draw:line>
      <draw:custom-shape draw:style-name="gr9" draw:text-style-name="P3" draw:layer="backgroundobjects" svg:width="17.864cm" svg:height="0.432cm" svg:x="6.301cm" svg:y="0cm">
        <text:p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4" draw:layer="backgroundobjects" svg:x1="23.702cm" svg:y1="0.004cm" svg:x2="23.707cm" svg:y2="0.441cm">
        <text:p/>
      </draw:line>
      <draw:line draw:style-name="gr8" draw:text-style-name="P4" draw:layer="backgroundobjects" svg:x1="23.702cm" svg:y1="0.512cm" svg:x2="23.707cm" svg:y2="1.31cm">
        <text:p/>
      </draw:line>
      <draw:custom-shape draw:style-name="gr10" draw:text-style-name="P3" draw:layer="backgroundobjects" svg:width="1.217cm" svg:height="0.788cm" svg:x="24.183cm" svg:y="18.177cm">
        <text:p text:style-name="P6"><text:span text:style-name="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7" draw:text-style-name="P3" draw:layer="backgroundobjects" svg:width="5.08cm" svg:height="0.624cm" svg:x="18.838cm" svg:y="1.786cm">
        <text:p text:style-name="P7"><text:span text:style-name="T3">Professional Open Source™</text:span></text:p>
        <draw:enhanced-geometry svg:viewBox="0 0 21600 21600" draw:type="mso-spt202" draw:enhanced-path="M 0 0 L 21600 0 21600 21600 0 21600 0 0 Z N"/>
      </draw:custom-shape>
      <draw:frame draw:style-name="gr11" draw:text-style-name="P4" draw:layer="backgroundobjects" svg:width="3.387cm" svg:height="1.87cm" svg:x="0.423cm" svg:y="0.035cm">
        <draw:image xlink:href="Pictures/2000002A0000480900004F603B955615.wmf" xlink:type="simple" xlink:show="embed" xlink:actuate="onLoad">
          <text:p/>
        </draw:image>
      </draw:frame>
      <draw:frame presentation:style-name="Title1-title" draw:layer="backgroundobjects" svg:width="21.801cm" svg:height="2.805cm" svg:x="0.846cm" svg:y="7.197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12" draw:text-style-name="P8" draw:layer="backgroundobjects" svg:width="25.65cm" svg:height="19.26cm" svg:x="0cm" svg:y="0cm">
          <text:p/>
        </draw:rect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backgroundobjects" svg:width="25.651cm" svg:height="19.26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0.112cm" svg:height="7.586cm" svg:x="1.68cm" svg:y="-0.001cm" presentation:class="page"/>
        <draw:frame presentation:style-name="Title1-notes" draw:layer="backgroundobjects" svg:width="21.907cm" svg:height="8.552cm" svg:x="1.882cm" svg:y="9.08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Advanced O/R Mapping</dc:title>
    <meta:creation-date>2006-05-25T10:50:38</meta:creation-date>
    <dc:creator>.</dc:creator>
    <dc:date>2005-12-15T02:14:28</dc:date>
    <meta:print-date>2004-07-17T20:26:04</meta:print-date>
    <dc:language>en-US</dc:language>
    <meta:editing-cycles>74</meta:editing-cycles>
    <meta:editing-duration>PT15H59M23S</meta:editing-duration>
    <meta:user-defined meta:name="Info 1"/>
    <meta:user-defined meta:name="Info 2"/>
    <meta:user-defined meta:name="Info 3"/>
    <meta:user-defined meta:name="Info 4"/>
    <meta:document-statistic meta:object-count="914"/>
  </office:meta>
</office:document-meta>
</file>